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46"/>
    <style:style style:name="ce2" style:family="table-cell" style:parent-style-name="Default" style:data-style-name="N61"/>
    <style:style style:name="ce3" style:family="table-cell" style:parent-style-name="Default">
      <style:text-properties style:font-name="Liberation Sans" style:font-name-asian="Tahoma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weep Template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T</text:p>
          </table:table-cell>
          <table:table-cell table:formula="of:=22.8+273" office:value-type="float" office:value="295.8" calcext:value-type="float">
            <text:p>295.8</text:p>
          </table:table-cell>
          <table:table-cell table:style-name="Default" office:value-type="string" calcext:value-type="string">
            <text:p>K</text:p>
          </table:table-cell>
          <table:table-cell office:value-type="string" calcext:value-type="string">
            <text:p>Tr</text:p>
          </table:table-cell>
          <table:table-cell table:formula="of:=21+273" office:value-type="float" office:value="294" calcext:value-type="float">
            <text:p>29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Eg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kb</text:p>
          </table:table-cell>
          <table:table-cell table:style-name="ce2" office:value-type="float" office:value="0.000086173303" calcext:value-type="float">
            <text:p>8.62E-05</text:p>
          </table:table-cell>
          <table:table-cell office:value-type="string" calcext:value-type="string">
            <text:p>eV/K</text:p>
          </table:table-cell>
          <table:table-cell office:value-type="string" calcext:value-type="string">
            <text:p>R(T)</text:p>
          </table:table-cell>
          <table:table-cell table:style-name="ce3" table:formula="of:=(([.$E$1]/[.$B$1])^2)*EXP(-([.$H$1]/(2*[.$K$1]))*((1/[.$E$1])-(1/[.$B$1])))" office:value-type="float" office:value="0.854257766764987" calcext:value-type="float">
            <text:p>0.854257766764987</text:p>
          </table:table-cell>
        </table:table-row>
        <table:table-row table:style-name="ro1">
          <table:table-cell table:style-name="Default" office:value-type="string" calcext:value-type="string">
            <text:p>Error</text:p>
          </table:table-cell>
          <table:table-cell office:value-type="float" office:value="0.1" calcext:value-type="float">
            <text:p>0.1</text:p>
          </table:table-cell>
          <table:table-cell table:style-name="Default"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Error</text:p>
          </table:table-cell>
          <table:table-cell table:formula="of:=(([.$E$1]^2)/([.$B$1]^3))*EXP(-(([.$H$1])/(2*[.$K$1]))*((1/[.$E$1])-(1/[.$B$1])))*(2+([.$H$1]/(2*[.$K$1]*[.$B$1])))*[.$B$2]" office:value-type="float" office:value="0.00743208279221601" calcext:value-type="float">
            <text:p>0.007432082792216</text:p>
          </table:table-cell>
        </table:table-row>
        <table:table-row table:style-name="ro1">
          <table:table-cell table:style-name="Default"/>
          <table:table-cell office:value-type="string" calcext:value-type="string">
            <text:p>V (v)</text:p>
          </table:table-cell>
          <table:table-cell table:style-name="Default" office:value-type="string" calcext:value-type="string">
            <text:p>I (A)</text:p>
          </table:table-cell>
          <table:table-cell office:value-type="string" calcext:value-type="string">
            <text:p>I(T) (nA)</text:p>
          </table:table-cell>
          <table:table-cell office:value-type="string" calcext:value-type="string">
            <text:p>I(Tr) (nA)</text:p>
          </table:table-cell>
          <table:table-cell table:number-columns-repeated="9"/>
        </table:table-row>
        <table:table-row table:style-name="ro1">
          <table:table-cell office:value-type="time" office:time-value="PT17H53M29.078S" calcext:value-type="time">
            <text:p>17:53:29.08</text:p>
          </table:table-cell>
          <table:table-cell office:value-type="float" office:value="0" calcext:value-type="float">
            <text:p>0</text:p>
          </table:table-cell>
          <table:table-cell office:value-type="float" office:value="0.00000001133128" calcext:value-type="float">
            <text:p>1.13E-08</text:p>
          </table:table-cell>
          <table:table-cell table:formula="of:=[.C4]*10^9" office:value-type="float" office:value="11.33128" calcext:value-type="float">
            <text:p>11.33128</text:p>
          </table:table-cell>
          <table:table-cell table:formula="of:=[.$N$1]*[.D4]" office:value-type="float" office:value="9.67983394738877" calcext:value-type="float">
            <text:p>9.67983394738877</text:p>
          </table:table-cell>
          <table:table-cell/>
          <table:table-cell office:value-type="string" calcext:value-type="string">
            <text:p>Vav</text:p>
          </table:table-cell>
          <table:table-cell office:value-type="string" calcext:value-type="string">
            <text:p>Iav(Tr)</text:p>
          </table:table-cell>
          <table:table-cell office:value-type="string" calcext:value-type="string">
            <text:p>eVav</text:p>
          </table:table-cell>
          <table:table-cell office:value-type="string" calcext:value-type="string">
            <text:p>eIav(Tr)</text:p>
          </table:table-cell>
          <table:table-cell/>
          <table:table-cell office:value-type="string" calcext:value-type="string">
            <text:p>eIav(T)</text:p>
          </table:table-cell>
          <table:table-cell table:number-columns-repeated="2"/>
        </table:table-row>
        <table:table-row table:style-name="ro1">
          <table:table-cell office:value-type="time" office:time-value="PT17H53M29.45S" calcext:value-type="time">
            <text:p>17:53:29.45</text:p>
          </table:table-cell>
          <table:table-cell office:value-type="float" office:value="0" calcext:value-type="float">
            <text:p>0</text:p>
          </table:table-cell>
          <table:table-cell office:value-type="float" office:value="0.00000001355008" calcext:value-type="float">
            <text:p>1.36E-08</text:p>
          </table:table-cell>
          <table:table-cell table:formula="of:=[.C5]*10^9" office:value-type="float" office:value="13.55008" calcext:value-type="float">
            <text:p>13.55008</text:p>
          </table:table-cell>
          <table:table-cell table:formula="of:=[.$N$1]*[.D5]" office:value-type="float" office:value="11.5752610802869" calcext:value-type="float">
            <text:p>11.5752610802869</text:p>
          </table:table-cell>
          <table:table-cell/>
          <table:table-cell office:value-type="float" office:value="0" calcext:value-type="float">
            <text:p>0</text:p>
          </table:table-cell>
          <table:table-cell table:formula="of:=AVERAGE([.E4:.E8])" office:value-type="float" office:value="11.1999155942102" calcext:value-type="float">
            <text:p>11.1999155942102</text:p>
          </table:table-cell>
          <table:table-cell office:value-type="float" office:value="0.05" calcext:value-type="float">
            <text:p>0.05</text:p>
          </table:table-cell>
          <table:table-cell table:formula="of:=SQRT(([.H5]*[.$N$2])^2+([.$N$1]*[.L5])^2)" office:value-type="float" office:value="1.29295340739445" calcext:value-type="float">
            <text:p>1.29295340739445</text:p>
          </table:table-cell>
          <table:table-cell/>
          <table:table-cell table:formula="of:=(MAX([.E4:.E8])-MIN([.E4:.E8]))/2" office:value-type="float" office:value="1.51040034355067" calcext:value-type="float">
            <text:p>1.51040034355067</text:p>
          </table:table-cell>
          <table:table-cell table:number-columns-repeated="2"/>
        </table:table-row>
        <table:table-row table:style-name="ro1">
          <table:table-cell office:value-type="time" office:time-value="PT17H53M29.818S" calcext:value-type="time">
            <text:p>17:53:29.82</text:p>
          </table:table-cell>
          <table:table-cell office:value-type="float" office:value="0" calcext:value-type="float">
            <text:p>0</text:p>
          </table:table-cell>
          <table:table-cell office:value-type="float" office:value="0.00000001164537" calcext:value-type="float">
            <text:p>1.16E-08</text:p>
          </table:table-cell>
          <table:table-cell table:formula="of:=[.C6]*10^9" office:value-type="float" office:value="11.64537" calcext:value-type="float">
            <text:p>11.64537</text:p>
          </table:table-cell>
          <table:table-cell table:formula="of:=[.$N$1]*[.D6]" office:value-type="float" office:value="9.94814776935198" calcext:value-type="float">
            <text:p>9.94814776935198</text:p>
          </table:table-cell>
          <table:table-cell table:number-columns-repeated="9"/>
        </table:table-row>
        <table:table-row table:style-name="ro1">
          <table:table-cell office:value-type="time" office:time-value="PT17H53M30.187S" calcext:value-type="time">
            <text:p>17:53:30.19</text:p>
          </table:table-cell>
          <table:table-cell office:value-type="float" office:value="0" calcext:value-type="float">
            <text:p>0</text:p>
          </table:table-cell>
          <table:table-cell office:value-type="float" office:value="0.00000001486745" calcext:value-type="float">
            <text:p>1.49E-08</text:p>
          </table:table-cell>
          <table:table-cell table:formula="of:=[.C7]*10^9" office:value-type="float" office:value="14.86745" calcext:value-type="float">
            <text:p>14.86745</text:p>
          </table:table-cell>
          <table:table-cell table:formula="of:=[.$N$1]*[.D7]" office:value-type="float" office:value="12.7006346344901" calcext:value-type="float">
            <text:p>12.7006346344901</text:p>
          </table:table-cell>
          <table:table-cell table:number-columns-repeated="9"/>
        </table:table-row>
        <table:table-row table:style-name="ro1">
          <table:table-cell office:value-type="time" office:time-value="PT17H53M30.554S" calcext:value-type="time">
            <text:p>17:53:30.55</text:p>
          </table:table-cell>
          <table:table-cell office:value-type="float" office:value="0" calcext:value-type="float">
            <text:p>0</text:p>
          </table:table-cell>
          <table:table-cell office:value-type="float" office:value="0.00000001415931" calcext:value-type="float">
            <text:p>1.42E-08</text:p>
          </table:table-cell>
          <table:table-cell table:formula="of:=[.C8]*10^9" office:value-type="float" office:value="14.15931" calcext:value-type="float">
            <text:p>14.15931</text:p>
          </table:table-cell>
          <table:table-cell table:formula="of:=[.$N$1]*[.D8]" office:value-type="float" office:value="12.0957005395332" calcext:value-type="float">
            <text:p>12.0957005395332</text:p>
          </table:table-cell>
          <table:table-cell table:number-columns-repeated="9"/>
        </table:table-row>
        <table:table-row table:style-name="ro1">
          <table:table-cell office:value-type="time" office:time-value="PT17H53M30.962S" calcext:value-type="time">
            <text:p>17:53:30.96</text:p>
          </table:table-cell>
          <table:table-cell office:value-type="float" office:value="-5" calcext:value-type="float">
            <text:p>-5</text:p>
          </table:table-cell>
          <table:table-cell office:value-type="float" office:value="-0.00001522373" calcext:value-type="float">
            <text:p>-1.52E-05</text:p>
          </table:table-cell>
          <table:table-cell table:formula="of:=[.C9]*10^9" office:value-type="float" office:value="-15223.73" calcext:value-type="float">
            <text:p>-15223.73</text:p>
          </table:table-cell>
          <table:table-cell table:formula="of:=[.$N$1]*[.D9]" office:value-type="float" office:value="-13004.9895916331" calcext:value-type="float">
            <text:p>-13004.9895916331</text:p>
          </table:table-cell>
          <table:table-cell table:number-columns-repeated="9"/>
        </table:table-row>
        <table:table-row table:style-name="ro1">
          <table:table-cell office:value-type="time" office:time-value="PT17H53M31.378S" calcext:value-type="time">
            <text:p>17:53:31.38</text:p>
          </table:table-cell>
          <table:table-cell office:value-type="float" office:value="-5" calcext:value-type="float">
            <text:p>-5</text:p>
          </table:table-cell>
          <table:table-cell office:value-type="float" office:value="-0.00001511231" calcext:value-type="float">
            <text:p>-1.51E-05</text:p>
          </table:table-cell>
          <table:table-cell table:formula="of:=[.C10]*10^9" office:value-type="float" office:value="-15112.31" calcext:value-type="float">
            <text:p>-15112.31</text:p>
          </table:table-cell>
          <table:table-cell table:formula="of:=[.$N$1]*[.D10]" office:value-type="float" office:value="-12909.8081912602" calcext:value-type="float">
            <text:p>-12909.8081912602</text:p>
          </table:table-cell>
          <table:table-cell/>
          <table:table-cell office:value-type="float" office:value="-5" calcext:value-type="float">
            <text:p>-5</text:p>
          </table:table-cell>
          <table:table-cell table:formula="of:=AVERAGE([.E9:.E13])" office:value-type="float" office:value="-12917.9270570755" calcext:value-type="float">
            <text:p>-12917.9270570755</text:p>
          </table:table-cell>
          <table:table-cell office:value-type="float" office:value="0.05" calcext:value-type="float">
            <text:p>0.05</text:p>
          </table:table-cell>
          <table:table-cell table:formula="of:=SQRT(([.H10]*[.$N$2])^2+([.$N$1]*[.L10])^2)" office:value-type="float" office:value="108.507122150817" calcext:value-type="float">
            <text:p>108.507122150817</text:p>
          </table:table-cell>
          <table:table-cell/>
          <table:table-cell table:formula="of:=(MAX([.E9:.E13])-MIN([.E9:.E13]))/2" office:value-type="float" office:value="59.1872493703113" calcext:value-type="float">
            <text:p>59.1872493703113</text:p>
          </table:table-cell>
          <table:table-cell table:number-columns-repeated="2"/>
        </table:table-row>
        <table:table-row table:style-name="ro1">
          <table:table-cell office:value-type="time" office:time-value="PT17H53M31.763S" calcext:value-type="time">
            <text:p>17:53:31.76</text:p>
          </table:table-cell>
          <table:table-cell office:value-type="float" office:value="-5" calcext:value-type="float">
            <text:p>-5</text:p>
          </table:table-cell>
          <table:table-cell office:value-type="float" office:value="-0.00001509814" calcext:value-type="float">
            <text:p>-1.51E-05</text:p>
          </table:table-cell>
          <table:table-cell table:formula="of:=[.C11]*10^9" office:value-type="float" office:value="-15098.14" calcext:value-type="float">
            <text:p>-15098.14</text:p>
          </table:table-cell>
          <table:table-cell table:formula="of:=[.$N$1]*[.D11]" office:value-type="float" office:value="-12897.7033587051" calcext:value-type="float">
            <text:p>-12897.7033587051</text:p>
          </table:table-cell>
          <table:table-cell table:number-columns-repeated="9"/>
        </table:table-row>
        <table:table-row table:style-name="ro1">
          <table:table-cell office:value-type="time" office:time-value="PT17H53M32.147S" calcext:value-type="time">
            <text:p>17:53:32.15</text:p>
          </table:table-cell>
          <table:table-cell office:value-type="float" office:value="-5" calcext:value-type="float">
            <text:p>-5</text:p>
          </table:table-cell>
          <table:table-cell office:value-type="float" office:value="-0.00001508973" calcext:value-type="float">
            <text:p>-1.51E-05</text:p>
          </table:table-cell>
          <table:table-cell table:formula="of:=[.C12]*10^9" office:value-type="float" office:value="-15089.73" calcext:value-type="float">
            <text:p>-15089.73</text:p>
          </table:table-cell>
          <table:table-cell table:formula="of:=[.$N$1]*[.D12]" office:value-type="float" office:value="-12890.5190508866" calcext:value-type="float">
            <text:p>-12890.5190508866</text:p>
          </table:table-cell>
          <table:table-cell table:number-columns-repeated="9"/>
        </table:table-row>
        <table:table-row table:style-name="ro1">
          <table:table-cell office:value-type="time" office:time-value="PT17H53M32.531S" calcext:value-type="time">
            <text:p>17:53:32.53</text:p>
          </table:table-cell>
          <table:table-cell office:value-type="float" office:value="-5" calcext:value-type="float">
            <text:p>-5</text:p>
          </table:table-cell>
          <table:table-cell office:value-type="float" office:value="-0.00001508516" calcext:value-type="float">
            <text:p>-1.51E-05</text:p>
          </table:table-cell>
          <table:table-cell table:formula="of:=[.C13]*10^9" office:value-type="float" office:value="-15085.16" calcext:value-type="float">
            <text:p>-15085.16</text:p>
          </table:table-cell>
          <table:table-cell table:formula="of:=[.$N$1]*[.D13]" office:value-type="float" office:value="-12886.6150928925" calcext:value-type="float">
            <text:p>-12886.6150928925</text:p>
          </table:table-cell>
          <table:table-cell table:number-columns-repeated="9"/>
        </table:table-row>
        <table:table-row table:style-name="ro1">
          <table:table-cell office:value-type="time" office:time-value="PT17H53M32.915S" calcext:value-type="time">
            <text:p>17:53:32.92</text:p>
          </table:table-cell>
          <table:table-cell office:value-type="float" office:value="-10" calcext:value-type="float">
            <text:p>-10</text:p>
          </table:table-cell>
          <table:table-cell office:value-type="float" office:value="-0.00002199478" calcext:value-type="float">
            <text:p>-2.20E-05</text:p>
          </table:table-cell>
          <table:table-cell table:formula="of:=[.C14]*10^9" office:value-type="float" office:value="-21994.78" calcext:value-type="float">
            <text:p>-21994.78</text:p>
          </table:table-cell>
          <table:table-cell table:formula="of:=[.$N$1]*[.D14]" office:value-type="float" office:value="-18789.2116432872" calcext:value-type="float">
            <text:p>-18789.2116432872</text:p>
          </table:table-cell>
          <table:table-cell table:number-columns-repeated="9"/>
        </table:table-row>
        <table:table-row table:style-name="ro1">
          <table:table-cell office:value-type="time" office:time-value="PT17H53M33.298S" calcext:value-type="time">
            <text:p>17:53:33.30</text:p>
          </table:table-cell>
          <table:table-cell office:value-type="float" office:value="-10" calcext:value-type="float">
            <text:p>-10</text:p>
          </table:table-cell>
          <table:table-cell office:value-type="float" office:value="-0.00002198907" calcext:value-type="float">
            <text:p>-2.20E-05</text:p>
          </table:table-cell>
          <table:table-cell table:formula="of:=[.C15]*10^9" office:value-type="float" office:value="-21989.07" calcext:value-type="float">
            <text:p>-21989.07</text:p>
          </table:table-cell>
          <table:table-cell table:formula="of:=[.$N$1]*[.D15]" office:value-type="float" office:value="-18784.333831439" calcext:value-type="float">
            <text:p>-18784.333831439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AVERAGE([.E14:.E18])" office:value-type="float" office:value="-18781.7198026727" calcext:value-type="float">
            <text:p>-18781.7198026727</text:p>
          </table:table-cell>
          <table:table-cell office:value-type="float" office:value="0.05" calcext:value-type="float">
            <text:p>0.05</text:p>
          </table:table-cell>
          <table:table-cell table:formula="of:=SQRT(([.H15]*[.$N$2])^2+([.$N$1]*[.L15])^2)" office:value-type="float" office:value="139.709327514774" calcext:value-type="float">
            <text:p>139.709327514774</text:p>
          </table:table-cell>
          <table:table-cell/>
          <table:table-cell table:formula="of:=(MAX([.E14:.E18])-MIN([.E14:.E18]))/2" office:value-type="float" office:value="6.83406213411945" calcext:value-type="float">
            <text:p>6.83406213411945</text:p>
          </table:table-cell>
          <table:table-cell table:number-columns-repeated="2"/>
        </table:table-row>
        <table:table-row table:style-name="ro1">
          <table:table-cell office:value-type="time" office:time-value="PT17H53M33.682S" calcext:value-type="time">
            <text:p>17:53:33.68</text:p>
          </table:table-cell>
          <table:table-cell office:value-type="float" office:value="-10" calcext:value-type="float">
            <text:p>-10</text:p>
          </table:table-cell>
          <table:table-cell office:value-type="float" office:value="-0.00002198512" calcext:value-type="float">
            <text:p>-2.20E-05</text:p>
          </table:table-cell>
          <table:table-cell table:formula="of:=[.C16]*10^9" office:value-type="float" office:value="-21985.12" calcext:value-type="float">
            <text:p>-21985.12</text:p>
          </table:table-cell>
          <table:table-cell table:formula="of:=[.$N$1]*[.D16]" office:value-type="float" office:value="-18780.9595132603" calcext:value-type="float">
            <text:p>-18780.9595132603</text:p>
          </table:table-cell>
          <table:table-cell table:number-columns-repeated="9"/>
        </table:table-row>
        <table:table-row table:style-name="ro1">
          <table:table-cell office:value-type="time" office:time-value="PT17H53M34.066S" calcext:value-type="time">
            <text:p>17:53:34.07</text:p>
          </table:table-cell>
          <table:table-cell office:value-type="float" office:value="-10" calcext:value-type="float">
            <text:p>-10</text:p>
          </table:table-cell>
          <table:table-cell office:value-type="float" office:value="-0.0000219823" calcext:value-type="float">
            <text:p>-2.20E-05</text:p>
          </table:table-cell>
          <table:table-cell table:formula="of:=[.C17]*10^9" office:value-type="float" office:value="-21982.3" calcext:value-type="float">
            <text:p>-21982.3</text:p>
          </table:table-cell>
          <table:table-cell table:formula="of:=[.$N$1]*[.D17]" office:value-type="float" office:value="-18778.550506358" calcext:value-type="float">
            <text:p>-18778.550506358</text:p>
          </table:table-cell>
          <table:table-cell table:number-columns-repeated="9"/>
        </table:table-row>
        <table:table-row table:style-name="ro1">
          <table:table-cell office:value-type="time" office:time-value="PT17H53M34.45S" calcext:value-type="time">
            <text:p>17:53:34.45</text:p>
          </table:table-cell>
          <table:table-cell office:value-type="float" office:value="-10" calcext:value-type="float">
            <text:p>-10</text:p>
          </table:table-cell>
          <table:table-cell office:value-type="float" office:value="-0.00002197878" calcext:value-type="float">
            <text:p>-2.20E-05</text:p>
          </table:table-cell>
          <table:table-cell table:formula="of:=[.C18]*10^9" office:value-type="float" office:value="-21978.78" calcext:value-type="float">
            <text:p>-21978.78</text:p>
          </table:table-cell>
          <table:table-cell table:formula="of:=[.$N$1]*[.D18]" office:value-type="float" office:value="-18775.543519019" calcext:value-type="float">
            <text:p>-18775.543519019</text:p>
          </table:table-cell>
          <table:table-cell table:number-columns-repeated="9"/>
        </table:table-row>
        <table:table-row table:style-name="ro1">
          <table:table-cell office:value-type="time" office:time-value="PT17H53M34.835S" calcext:value-type="time">
            <text:p>17:53:34.84</text:p>
          </table:table-cell>
          <table:table-cell office:value-type="float" office:value="-15" calcext:value-type="float">
            <text:p>-15</text:p>
          </table:table-cell>
          <table:table-cell office:value-type="float" office:value="-0.00002738375" calcext:value-type="float">
            <text:p>-2.74E-05</text:p>
          </table:table-cell>
          <table:table-cell table:formula="of:=[.C19]*10^9" office:value-type="float" office:value="-27383.75" calcext:value-type="float">
            <text:p>-27383.75</text:p>
          </table:table-cell>
          <table:table-cell table:formula="of:=[.$N$1]*[.D19]" office:value-type="float" office:value="-23392.7811206507" calcext:value-type="float">
            <text:p>-23392.7811206507</text:p>
          </table:table-cell>
          <table:table-cell table:number-columns-repeated="9"/>
        </table:table-row>
        <table:table-row table:style-name="ro1">
          <table:table-cell office:value-type="time" office:time-value="PT17H53M35.219S" calcext:value-type="time">
            <text:p>17:53:35.22</text:p>
          </table:table-cell>
          <table:table-cell office:value-type="float" office:value="-15" calcext:value-type="float">
            <text:p>-15</text:p>
          </table:table-cell>
          <table:table-cell office:value-type="float" office:value="-0.00002738526" calcext:value-type="float">
            <text:p>-2.74E-05</text:p>
          </table:table-cell>
          <table:table-cell table:formula="of:=[.C20]*10^9" office:value-type="float" office:value="-27385.26" calcext:value-type="float">
            <text:p>-27385.26</text:p>
          </table:table-cell>
          <table:table-cell table:formula="of:=[.$N$1]*[.D20]" office:value-type="float" office:value="-23394.0710498785" calcext:value-type="float">
            <text:p>-23394.0710498785</text:p>
          </table:table-cell>
          <table:table-cell/>
          <table:table-cell office:value-type="float" office:value="-15" calcext:value-type="float">
            <text:p>-15</text:p>
          </table:table-cell>
          <table:table-cell table:formula="of:=AVERAGE([.E19:.E23])" office:value-type="float" office:value="-23394.0351710523" calcext:value-type="float">
            <text:p>-23394.0351710523</text:p>
          </table:table-cell>
          <table:table-cell office:value-type="float" office:value="0.05" calcext:value-type="float">
            <text:p>0.05</text:p>
          </table:table-cell>
          <table:table-cell table:formula="of:=SQRT(([.H20]*[.$N$2])^2+([.$N$1]*[.L20])^2)" office:value-type="float" office:value="173.870806147176" calcext:value-type="float">
            <text:p>173.870806147176</text:p>
          </table:table-cell>
          <table:table-cell/>
          <table:table-cell table:formula="of:=(MAX([.E19:.E23])-MIN([.E19:.E23]))/2" office:value-type="float" office:value="1.44796691466399" calcext:value-type="float">
            <text:p>1.44796691466399</text:p>
          </table:table-cell>
          <table:table-cell table:number-columns-repeated="2"/>
        </table:table-row>
        <table:table-row table:style-name="ro1">
          <table:table-cell office:value-type="time" office:time-value="PT17H53M35.602S" calcext:value-type="time">
            <text:p>17:53:35.60</text:p>
          </table:table-cell>
          <table:table-cell office:value-type="float" office:value="-15" calcext:value-type="float">
            <text:p>-15</text:p>
          </table:table-cell>
          <table:table-cell office:value-type="float" office:value="-0.00002738528" calcext:value-type="float">
            <text:p>-2.74E-05</text:p>
          </table:table-cell>
          <table:table-cell table:formula="of:=[.C21]*10^9" office:value-type="float" office:value="-27385.28" calcext:value-type="float">
            <text:p>-27385.28</text:p>
          </table:table-cell>
          <table:table-cell table:formula="of:=[.$N$1]*[.D21]" office:value-type="float" office:value="-23394.0881350339" calcext:value-type="float">
            <text:p>-23394.0881350339</text:p>
          </table:table-cell>
          <table:table-cell table:number-columns-repeated="9"/>
        </table:table-row>
        <table:table-row table:style-name="ro1">
          <table:table-cell office:value-type="time" office:time-value="PT17H53M35.986S" calcext:value-type="time">
            <text:p>17:53:35.99</text:p>
          </table:table-cell>
          <table:table-cell office:value-type="float" office:value="-15" calcext:value-type="float">
            <text:p>-15</text:p>
          </table:table-cell>
          <table:table-cell office:value-type="float" office:value="-0.00002738714" calcext:value-type="float">
            <text:p>-2.74E-05</text:p>
          </table:table-cell>
          <table:table-cell table:formula="of:=[.C22]*10^9" office:value-type="float" office:value="-27387.14" calcext:value-type="float">
            <text:p>-27387.14</text:p>
          </table:table-cell>
          <table:table-cell table:formula="of:=[.$N$1]*[.D22]" office:value-type="float" office:value="-23395.6770544801" calcext:value-type="float">
            <text:p>-23395.6770544801</text:p>
          </table:table-cell>
          <table:table-cell table:number-columns-repeated="9"/>
        </table:table-row>
        <table:table-row table:style-name="ro1">
          <table:table-cell office:value-type="time" office:time-value="PT17H53M36.37S" calcext:value-type="time">
            <text:p>17:53:36.37</text:p>
          </table:table-cell>
          <table:table-cell office:value-type="float" office:value="-15" calcext:value-type="float">
            <text:p>-15</text:p>
          </table:table-cell>
          <table:table-cell office:value-type="float" office:value="-0.00002738466" calcext:value-type="float">
            <text:p>-2.74E-05</text:p>
          </table:table-cell>
          <table:table-cell table:formula="of:=[.C23]*10^9" office:value-type="float" office:value="-27384.66" calcext:value-type="float">
            <text:p>-27384.66</text:p>
          </table:table-cell>
          <table:table-cell table:formula="of:=[.$N$1]*[.D23]" office:value-type="float" office:value="-23393.5584952185" calcext:value-type="float">
            <text:p>-23393.5584952185</text:p>
          </table:table-cell>
          <table:table-cell table:number-columns-repeated="9"/>
        </table:table-row>
        <table:table-row table:style-name="ro1">
          <table:table-cell office:value-type="time" office:time-value="PT17H53M36.755S" calcext:value-type="time">
            <text:p>17:53:36.76</text:p>
          </table:table-cell>
          <table:table-cell office:value-type="float" office:value="-20" calcext:value-type="float">
            <text:p>-20</text:p>
          </table:table-cell>
          <table:table-cell office:value-type="float" office:value="-0.00003193209" calcext:value-type="float">
            <text:p>-3.19E-05</text:p>
          </table:table-cell>
          <table:table-cell table:formula="of:=[.C24]*10^9" office:value-type="float" office:value="-31932.09" calcext:value-type="float">
            <text:p>-31932.09</text:p>
          </table:table-cell>
          <table:table-cell table:formula="of:=[.$N$1]*[.D24]" office:value-type="float" office:value="-27278.2358915386" calcext:value-type="float">
            <text:p>-27278.2358915386</text:p>
          </table:table-cell>
          <table:table-cell table:number-columns-repeated="9"/>
        </table:table-row>
        <table:table-row table:style-name="ro1">
          <table:table-cell office:value-type="time" office:time-value="PT17H53M37.138S" calcext:value-type="time">
            <text:p>17:53:37.14</text:p>
          </table:table-cell>
          <table:table-cell office:value-type="float" office:value="-20" calcext:value-type="float">
            <text:p>-20</text:p>
          </table:table-cell>
          <table:table-cell office:value-type="float" office:value="-0.00003193874" calcext:value-type="float">
            <text:p>-3.19E-05</text:p>
          </table:table-cell>
          <table:table-cell table:formula="of:=[.C25]*10^9" office:value-type="float" office:value="-31938.74" calcext:value-type="float">
            <text:p>-31938.74</text:p>
          </table:table-cell>
          <table:table-cell table:formula="of:=[.$N$1]*[.D25]" office:value-type="float" office:value="-27283.9167056876" calcext:value-type="float">
            <text:p>-27283.9167056876</text:p>
          </table:table-cell>
          <table:table-cell/>
          <table:table-cell office:value-type="float" office:value="-20" calcext:value-type="float">
            <text:p>-20</text:p>
          </table:table-cell>
          <table:table-cell table:formula="of:=AVERAGE([.E24:.E28])" office:value-type="float" office:value="-27286.8604779518" calcext:value-type="float">
            <text:p>-27286.8604779518</text:p>
          </table:table-cell>
          <table:table-cell office:value-type="float" office:value="0.05" calcext:value-type="float">
            <text:p>0.05</text:p>
          </table:table-cell>
          <table:table-cell table:formula="of:=SQRT(([.H25]*[.$N$2])^2+([.$N$1]*[.L25])^2)" office:value-type="float" office:value="202.894728266277" calcext:value-type="float">
            <text:p>202.894728266277</text:p>
          </table:table-cell>
          <table:table-cell/>
          <table:table-cell table:formula="of:=(MAX([.E24:.E28])-MIN([.E24:.E28]))/2" office:value-type="float" office:value="7.32526035000592" calcext:value-type="float">
            <text:p>7.32526035000592</text:p>
          </table:table-cell>
          <table:table-cell table:number-columns-repeated="2"/>
        </table:table-row>
        <table:table-row table:style-name="ro1">
          <table:table-cell office:value-type="time" office:time-value="PT17H53M37.522S" calcext:value-type="time">
            <text:p>17:53:37.52</text:p>
          </table:table-cell>
          <table:table-cell office:value-type="float" office:value="-20" calcext:value-type="float">
            <text:p>-20</text:p>
          </table:table-cell>
          <table:table-cell office:value-type="float" office:value="-0.00003194344" calcext:value-type="float">
            <text:p>-3.19E-05</text:p>
          </table:table-cell>
          <table:table-cell table:formula="of:=[.C26]*10^9" office:value-type="float" office:value="-31943.44" calcext:value-type="float">
            <text:p>-31943.44</text:p>
          </table:table-cell>
          <table:table-cell table:formula="of:=[.$N$1]*[.D26]" office:value-type="float" office:value="-27287.9317171914" calcext:value-type="float">
            <text:p>-27287.9317171914</text:p>
          </table:table-cell>
          <table:table-cell table:number-columns-repeated="9"/>
        </table:table-row>
        <table:table-row table:style-name="ro1">
          <table:table-cell office:value-type="time" office:time-value="PT17H53M37.899S" calcext:value-type="time">
            <text:p>17:53:37.90</text:p>
          </table:table-cell>
          <table:table-cell office:value-type="float" office:value="-20" calcext:value-type="float">
            <text:p>-20</text:p>
          </table:table-cell>
          <table:table-cell office:value-type="float" office:value="-0.00003194742" calcext:value-type="float">
            <text:p>-3.19E-05</text:p>
          </table:table-cell>
          <table:table-cell table:formula="of:=[.C27]*10^9" office:value-type="float" office:value="-31947.42" calcext:value-type="float">
            <text:p>-31947.42</text:p>
          </table:table-cell>
          <table:table-cell table:formula="of:=[.$N$1]*[.D27]" office:value-type="float" office:value="-27291.3316631031" calcext:value-type="float">
            <text:p>-27291.3316631031</text:p>
          </table:table-cell>
          <table:table-cell table:number-columns-repeated="9"/>
        </table:table-row>
        <table:table-row table:style-name="ro1">
          <table:table-cell office:value-type="time" office:time-value="PT17H53M38.275S" calcext:value-type="time">
            <text:p>17:53:38.28</text:p>
          </table:table-cell>
          <table:table-cell office:value-type="float" office:value="-20" calcext:value-type="float">
            <text:p>-20</text:p>
          </table:table-cell>
          <table:table-cell office:value-type="float" office:value="-0.00003194924" calcext:value-type="float">
            <text:p>-3.19E-05</text:p>
          </table:table-cell>
          <table:table-cell table:formula="of:=[.C28]*10^9" office:value-type="float" office:value="-31949.24" calcext:value-type="float">
            <text:p>-31949.24</text:p>
          </table:table-cell>
          <table:table-cell table:formula="of:=[.$N$1]*[.D28]" office:value-type="float" office:value="-27292.8864122386" calcext:value-type="float">
            <text:p>-27292.8864122386</text:p>
          </table:table-cell>
          <table:table-cell table:number-columns-repeated="9"/>
        </table:table-row>
        <table:table-row table:style-name="ro1">
          <table:table-cell office:value-type="time" office:time-value="PT17H53M38.659S" calcext:value-type="time">
            <text:p>17:53:38.66</text:p>
          </table:table-cell>
          <table:table-cell office:value-type="float" office:value="-25" calcext:value-type="float">
            <text:p>-25</text:p>
          </table:table-cell>
          <table:table-cell office:value-type="float" office:value="-0.00003589975" calcext:value-type="float">
            <text:p>-3.59E-05</text:p>
          </table:table-cell>
          <table:table-cell table:formula="of:=[.C29]*10^9" office:value-type="float" office:value="-35899.75" calcext:value-type="float">
            <text:p>-35899.75</text:p>
          </table:table-cell>
          <table:table-cell table:formula="of:=[.$N$1]*[.D29]" office:value-type="float" office:value="-30667.6402624214" calcext:value-type="float">
            <text:p>-30667.6402624214</text:p>
          </table:table-cell>
          <table:table-cell table:number-columns-repeated="9"/>
        </table:table-row>
        <table:table-row table:style-name="ro1">
          <table:table-cell office:value-type="time" office:time-value="PT17H53M39.042S" calcext:value-type="time">
            <text:p>17:53:39.04</text:p>
          </table:table-cell>
          <table:table-cell office:value-type="float" office:value="-25" calcext:value-type="float">
            <text:p>-25</text:p>
          </table:table-cell>
          <table:table-cell office:value-type="float" office:value="-0.00003591291" calcext:value-type="float">
            <text:p>-3.59E-05</text:p>
          </table:table-cell>
          <table:table-cell table:formula="of:=[.C30]*10^9" office:value-type="float" office:value="-35912.91" calcext:value-type="float">
            <text:p>-35912.91</text:p>
          </table:table-cell>
          <table:table-cell table:formula="of:=[.$N$1]*[.D30]" office:value-type="float" office:value="-30678.882294632" calcext:value-type="float">
            <text:p>-30678.882294632</text:p>
          </table:table-cell>
          <table:table-cell/>
          <table:table-cell office:value-type="float" office:value="-25" calcext:value-type="float">
            <text:p>-25</text:p>
          </table:table-cell>
          <table:table-cell table:formula="of:=AVERAGE([.E29:.E33])" office:value-type="float" office:value="-30683.4252374357" calcext:value-type="float">
            <text:p>-30683.4252374357</text:p>
          </table:table-cell>
          <table:table-cell office:value-type="float" office:value="0.05" calcext:value-type="float">
            <text:p>0.05</text:p>
          </table:table-cell>
          <table:table-cell table:formula="of:=SQRT(([.H30]*[.$N$2])^2+([.$N$1]*[.L30])^2)" office:value-type="float" office:value="228.333430540267" calcext:value-type="float">
            <text:p>228.333430540267</text:p>
          </table:table-cell>
          <table:table-cell/>
          <table:table-cell table:formula="of:=(MAX([.E29:.E33])-MIN([.E29:.E33]))/2" office:value-type="float" office:value="13.5058152925558" calcext:value-type="float">
            <text:p>13.5058152925558</text:p>
          </table:table-cell>
          <table:table-cell table:number-columns-repeated="2"/>
        </table:table-row>
        <table:table-row table:style-name="ro1">
          <table:table-cell office:value-type="time" office:time-value="PT17H53M39.426S" calcext:value-type="time">
            <text:p>17:53:39.43</text:p>
          </table:table-cell>
          <table:table-cell office:value-type="float" office:value="-25" calcext:value-type="float">
            <text:p>-25</text:p>
          </table:table-cell>
          <table:table-cell office:value-type="float" office:value="-0.00003592017" calcext:value-type="float">
            <text:p>-3.59E-05</text:p>
          </table:table-cell>
          <table:table-cell table:formula="of:=[.C31]*10^9" office:value-type="float" office:value="-35920.17" calcext:value-type="float">
            <text:p>-35920.17</text:p>
          </table:table-cell>
          <table:table-cell table:formula="of:=[.$N$1]*[.D31]" office:value-type="float" office:value="-30685.0842060187" calcext:value-type="float">
            <text:p>-30685.0842060187</text:p>
          </table:table-cell>
          <table:table-cell table:number-columns-repeated="9"/>
        </table:table-row>
        <table:table-row table:style-name="ro1">
          <table:table-cell office:value-type="time" office:time-value="PT17H53M39.81S" calcext:value-type="time">
            <text:p>17:53:39.81</text:p>
          </table:table-cell>
          <table:table-cell office:value-type="float" office:value="-25" calcext:value-type="float">
            <text:p>-25</text:p>
          </table:table-cell>
          <table:table-cell office:value-type="float" office:value="-0.00003592694" calcext:value-type="float">
            <text:p>-3.59E-05</text:p>
          </table:table-cell>
          <table:table-cell table:formula="of:=[.C32]*10^9" office:value-type="float" office:value="-35926.94" calcext:value-type="float">
            <text:p>-35926.94</text:p>
          </table:table-cell>
          <table:table-cell table:formula="of:=[.$N$1]*[.D32]" office:value-type="float" office:value="-30690.8675310997" calcext:value-type="float">
            <text:p>-30690.8675310997</text:p>
          </table:table-cell>
          <table:table-cell table:number-columns-repeated="9"/>
        </table:table-row>
        <table:table-row table:style-name="ro1">
          <table:table-cell office:value-type="time" office:time-value="PT17H53M40.195S" calcext:value-type="time">
            <text:p>17:53:40.20</text:p>
          </table:table-cell>
          <table:table-cell office:value-type="float" office:value="-25" calcext:value-type="float">
            <text:p>-25</text:p>
          </table:table-cell>
          <table:table-cell office:value-type="float" office:value="-0.00003593137" calcext:value-type="float">
            <text:p>-3.59E-05</text:p>
          </table:table-cell>
          <table:table-cell table:formula="of:=[.C33]*10^9" office:value-type="float" office:value="-35931.37" calcext:value-type="float">
            <text:p>-35931.37</text:p>
          </table:table-cell>
          <table:table-cell table:formula="of:=[.$N$1]*[.D33]" office:value-type="float" office:value="-30694.6518930065" calcext:value-type="float">
            <text:p>-30694.6518930065</text:p>
          </table:table-cell>
          <table:table-cell table:number-columns-repeated="9"/>
        </table:table-row>
        <table:table-row table:style-name="ro1">
          <table:table-cell office:value-type="time" office:time-value="PT17H53M40.579S" calcext:value-type="time">
            <text:p>17:53:40.58</text:p>
          </table:table-cell>
          <table:table-cell office:value-type="float" office:value="-30" calcext:value-type="float">
            <text:p>-30</text:p>
          </table:table-cell>
          <table:table-cell office:value-type="float" office:value="-0.00003947815" calcext:value-type="float">
            <text:p>-3.95E-05</text:p>
          </table:table-cell>
          <table:table-cell table:formula="of:=[.C34]*10^9" office:value-type="float" office:value="-39478.15" calcext:value-type="float">
            <text:p>-39478.15</text:p>
          </table:table-cell>
          <table:table-cell table:formula="of:=[.$N$1]*[.D34]" office:value-type="float" office:value="-33724.5162550132" calcext:value-type="float">
            <text:p>-33724.5162550132</text:p>
          </table:table-cell>
          <table:table-cell table:number-columns-repeated="9"/>
        </table:table-row>
        <table:table-row table:style-name="ro1">
          <table:table-cell office:value-type="time" office:time-value="PT17H53M40.954S" calcext:value-type="time">
            <text:p>17:53:40.95</text:p>
          </table:table-cell>
          <table:table-cell office:value-type="float" office:value="-30" calcext:value-type="float">
            <text:p>-30</text:p>
          </table:table-cell>
          <table:table-cell office:value-type="float" office:value="-0.00003949327" calcext:value-type="float">
            <text:p>-3.95E-05</text:p>
          </table:table-cell>
          <table:table-cell table:formula="of:=[.C35]*10^9" office:value-type="float" office:value="-39493.27" calcext:value-type="float">
            <text:p>-39493.27</text:p>
          </table:table-cell>
          <table:table-cell table:formula="of:=[.$N$1]*[.D35]" office:value-type="float" office:value="-33737.4326324467" calcext:value-type="float">
            <text:p>-33737.4326324467</text:p>
          </table:table-cell>
          <table:table-cell/>
          <table:table-cell office:value-type="float" office:value="-30" calcext:value-type="float">
            <text:p>-30</text:p>
          </table:table-cell>
          <table:table-cell table:formula="of:=AVERAGE([.E34:.E38])" office:value-type="float" office:value="-33747.9895499284" calcext:value-type="float">
            <text:p>-33747.9895499284</text:p>
          </table:table-cell>
          <table:table-cell office:value-type="float" office:value="0.05" calcext:value-type="float">
            <text:p>0.05</text:p>
          </table:table-cell>
          <table:table-cell table:formula="of:=SQRT(([.H35]*[.$N$2])^2+([.$N$1]*[.L35])^2)" office:value-type="float" office:value="251.574377237328" calcext:value-type="float">
            <text:p>251.574377237328</text:p>
          </table:table-cell>
          <table:table-cell/>
          <table:table-cell table:formula="of:=(MAX([.E34:.E38])-MIN([.E34:.E38]))/2" office:value-type="float" office:value="22.8214962391285" calcext:value-type="float">
            <text:p>22.8214962391285</text:p>
          </table:table-cell>
          <table:table-cell table:number-columns-repeated="2"/>
        </table:table-row>
        <table:table-row table:style-name="ro1">
          <table:table-cell office:value-type="time" office:time-value="PT17H53M41.33S" calcext:value-type="time">
            <text:p>17:53:41.33</text:p>
          </table:table-cell>
          <table:table-cell office:value-type="float" office:value="-30" calcext:value-type="float">
            <text:p>-30</text:p>
          </table:table-cell>
          <table:table-cell office:value-type="float" office:value="-0.00003950586" calcext:value-type="float">
            <text:p>-3.95E-05</text:p>
          </table:table-cell>
          <table:table-cell table:formula="of:=[.C36]*10^9" office:value-type="float" office:value="-39505.86" calcext:value-type="float">
            <text:p>-39505.86</text:p>
          </table:table-cell>
          <table:table-cell table:formula="of:=[.$N$1]*[.D36]" office:value-type="float" office:value="-33748.1877377302" calcext:value-type="float">
            <text:p>-33748.1877377302</text:p>
          </table:table-cell>
          <table:table-cell table:number-columns-repeated="9"/>
        </table:table-row>
        <table:table-row table:style-name="ro1">
          <table:table-cell office:value-type="time" office:time-value="PT17H53M41.714S" calcext:value-type="time">
            <text:p>17:53:41.71</text:p>
          </table:table-cell>
          <table:table-cell office:value-type="float" office:value="-30" calcext:value-type="float">
            <text:p>-30</text:p>
          </table:table-cell>
          <table:table-cell office:value-type="float" office:value="-0.00003951928" calcext:value-type="float">
            <text:p>-3.95E-05</text:p>
          </table:table-cell>
          <table:table-cell table:formula="of:=[.C37]*10^9" office:value-type="float" office:value="-39519.28" calcext:value-type="float">
            <text:p>-39519.28</text:p>
          </table:table-cell>
          <table:table-cell table:formula="of:=[.$N$1]*[.D37]" office:value-type="float" office:value="-33759.6518769602" calcext:value-type="float">
            <text:p>-33759.6518769602</text:p>
          </table:table-cell>
          <table:table-cell table:number-columns-repeated="9"/>
        </table:table-row>
        <table:table-row table:style-name="ro1">
          <table:table-cell office:value-type="time" office:time-value="PT17H53M42.098S" calcext:value-type="time">
            <text:p>17:53:42.10</text:p>
          </table:table-cell>
          <table:table-cell office:value-type="float" office:value="-30" calcext:value-type="float">
            <text:p>-30</text:p>
          </table:table-cell>
          <table:table-cell office:value-type="float" office:value="-0.00003953158" calcext:value-type="float">
            <text:p>-3.95E-05</text:p>
          </table:table-cell>
          <table:table-cell table:formula="of:=[.C38]*10^9" office:value-type="float" office:value="-39531.58" calcext:value-type="float">
            <text:p>-39531.58</text:p>
          </table:table-cell>
          <table:table-cell table:formula="of:=[.$N$1]*[.D38]" office:value-type="float" office:value="-33770.1592474914" calcext:value-type="float">
            <text:p>-33770.1592474914</text:p>
          </table:table-cell>
          <table:table-cell table:number-columns-repeated="9"/>
        </table:table-row>
        <table:table-row table:style-name="ro1">
          <table:table-cell office:value-type="time" office:time-value="PT17H53M42.483S" calcext:value-type="time">
            <text:p>17:53:42.48</text:p>
          </table:table-cell>
          <table:table-cell office:value-type="float" office:value="-35" calcext:value-type="float">
            <text:p>-35</text:p>
          </table:table-cell>
          <table:table-cell office:value-type="float" office:value="-0.00004275094" calcext:value-type="float">
            <text:p>-4.28E-05</text:p>
          </table:table-cell>
          <table:table-cell table:formula="of:=[.C39]*10^9" office:value-type="float" office:value="-42750.94" calcext:value-type="float">
            <text:p>-42750.94</text:p>
          </table:table-cell>
          <table:table-cell table:formula="of:=[.$N$1]*[.D39]" office:value-type="float" office:value="-36520.322531504" calcext:value-type="float">
            <text:p>-36520.322531504</text:p>
          </table:table-cell>
          <table:table-cell table:number-columns-repeated="9"/>
        </table:table-row>
        <table:table-row table:style-name="ro1">
          <table:table-cell office:value-type="time" office:time-value="PT17H53M42.867S" calcext:value-type="time">
            <text:p>17:53:42.87</text:p>
          </table:table-cell>
          <table:table-cell office:value-type="float" office:value="-35" calcext:value-type="float">
            <text:p>-35</text:p>
          </table:table-cell>
          <table:table-cell office:value-type="float" office:value="-0.00004277163" calcext:value-type="float">
            <text:p>-4.28E-05</text:p>
          </table:table-cell>
          <table:table-cell table:formula="of:=[.C40]*10^9" office:value-type="float" office:value="-42771.63" calcext:value-type="float">
            <text:p>-42771.63</text:p>
          </table:table-cell>
          <table:table-cell table:formula="of:=[.$N$1]*[.D40]" office:value-type="float" office:value="-36537.9971246983" calcext:value-type="float">
            <text:p>-36537.9971246983</text:p>
          </table:table-cell>
          <table:table-cell/>
          <table:table-cell office:value-type="float" office:value="-35" calcext:value-type="float">
            <text:p>-35</text:p>
          </table:table-cell>
          <table:table-cell table:formula="of:=AVERAGE([.E39:.E43])" office:value-type="float" office:value="-36551.2603307851" calcext:value-type="float">
            <text:p>-36551.2603307851</text:p>
          </table:table-cell>
          <table:table-cell office:value-type="float" office:value="0.05" calcext:value-type="float">
            <text:p>0.05</text:p>
          </table:table-cell>
          <table:table-cell table:formula="of:=SQRT(([.H40]*[.$N$2])^2+([.$N$1]*[.L40])^2)" office:value-type="float" office:value="272.762919965603" calcext:value-type="float">
            <text:p>272.762919965603</text:p>
          </table:table-cell>
          <table:table-cell/>
          <table:table-cell table:formula="of:=(MAX([.E39:.E43])-MIN([.E39:.E43]))/2" office:value-type="float" office:value="28.7884867399807" calcext:value-type="float">
            <text:p>28.7884867399807</text:p>
          </table:table-cell>
          <table:table-cell table:number-columns-repeated="2"/>
        </table:table-row>
        <table:table-row table:style-name="ro1">
          <table:table-cell office:value-type="time" office:time-value="PT17H53M43.251S" calcext:value-type="time">
            <text:p>17:53:43.25</text:p>
          </table:table-cell>
          <table:table-cell office:value-type="float" office:value="-35" calcext:value-type="float">
            <text:p>-35</text:p>
          </table:table-cell>
          <table:table-cell office:value-type="float" office:value="-0.00004278852" calcext:value-type="float">
            <text:p>-4.28E-05</text:p>
          </table:table-cell>
          <table:table-cell table:formula="of:=[.C41]*10^9" office:value-type="float" office:value="-42788.52" calcext:value-type="float">
            <text:p>-42788.52</text:p>
          </table:table-cell>
          <table:table-cell table:formula="of:=[.$N$1]*[.D41]" office:value-type="float" office:value="-36552.425538379" calcext:value-type="float">
            <text:p>-36552.425538379</text:p>
          </table:table-cell>
          <table:table-cell table:number-columns-repeated="9"/>
        </table:table-row>
        <table:table-row table:style-name="ro1">
          <table:table-cell office:value-type="time" office:time-value="PT17H53M43.635S" calcext:value-type="time">
            <text:p>17:53:43.64</text:p>
          </table:table-cell>
          <table:table-cell office:value-type="float" office:value="-35" calcext:value-type="float">
            <text:p>-35</text:p>
          </table:table-cell>
          <table:table-cell office:value-type="float" office:value="-0.00004280635" calcext:value-type="float">
            <text:p>-4.28E-05</text:p>
          </table:table-cell>
          <table:table-cell table:formula="of:=[.C42]*10^9" office:value-type="float" office:value="-42806.35" calcext:value-type="float">
            <text:p>-42806.35</text:p>
          </table:table-cell>
          <table:table-cell table:formula="of:=[.$N$1]*[.D42]" office:value-type="float" office:value="-36567.6569543604" calcext:value-type="float">
            <text:p>-36567.6569543604</text:p>
          </table:table-cell>
          <table:table-cell table:number-columns-repeated="9"/>
        </table:table-row>
        <table:table-row table:style-name="ro1">
          <table:table-cell office:value-type="time" office:time-value="PT17H53M44.019S" calcext:value-type="time">
            <text:p>17:53:44.02</text:p>
          </table:table-cell>
          <table:table-cell office:value-type="float" office:value="-35" calcext:value-type="float">
            <text:p>-35</text:p>
          </table:table-cell>
          <table:table-cell office:value-type="float" office:value="-0.00004281834" calcext:value-type="float">
            <text:p>-4.28E-05</text:p>
          </table:table-cell>
          <table:table-cell table:formula="of:=[.C43]*10^9" office:value-type="float" office:value="-42818.34" calcext:value-type="float">
            <text:p>-42818.34</text:p>
          </table:table-cell>
          <table:table-cell table:formula="of:=[.$N$1]*[.D43]" office:value-type="float" office:value="-36577.8995049839" calcext:value-type="float">
            <text:p>-36577.8995049839</text:p>
          </table:table-cell>
          <table:table-cell table:number-columns-repeated="9"/>
        </table:table-row>
        <table:table-row table:style-name="ro1">
          <table:table-cell office:value-type="time" office:time-value="PT17H53M44.403S" calcext:value-type="time">
            <text:p>17:53:44.40</text:p>
          </table:table-cell>
          <table:table-cell office:value-type="float" office:value="-40" calcext:value-type="float">
            <text:p>-40</text:p>
          </table:table-cell>
          <table:table-cell office:value-type="float" office:value="-0.00004580688" calcext:value-type="float">
            <text:p>-4.58E-05</text:p>
          </table:table-cell>
          <table:table-cell table:formula="of:=[.C44]*10^9" office:value-type="float" office:value="-45806.88" calcext:value-type="float">
            <text:p>-45806.88</text:p>
          </table:table-cell>
          <table:table-cell table:formula="of:=[.$N$1]*[.D44]" office:value-type="float" office:value="-39130.8830112718" calcext:value-type="float">
            <text:p>-39130.8830112718</text:p>
          </table:table-cell>
          <table:table-cell table:number-columns-repeated="9"/>
        </table:table-row>
        <table:table-row table:style-name="ro1">
          <table:table-cell office:value-type="time" office:time-value="PT17H53M44.787S" calcext:value-type="time">
            <text:p>17:53:44.79</text:p>
          </table:table-cell>
          <table:table-cell office:value-type="float" office:value="-40" calcext:value-type="float">
            <text:p>-40</text:p>
          </table:table-cell>
          <table:table-cell office:value-type="float" office:value="-0.0000458406" calcext:value-type="float">
            <text:p>-4.58E-05</text:p>
          </table:table-cell>
          <table:table-cell table:formula="of:=[.C45]*10^9" office:value-type="float" office:value="-45840.6" calcext:value-type="float">
            <text:p>-45840.6</text:p>
          </table:table-cell>
          <table:table-cell table:formula="of:=[.$N$1]*[.D45]" office:value-type="float" office:value="-39159.6885831671" calcext:value-type="float">
            <text:p>-39159.6885831671</text:p>
          </table:table-cell>
          <table:table-cell/>
          <table:table-cell office:value-type="float" office:value="-40" calcext:value-type="float">
            <text:p>-40</text:p>
          </table:table-cell>
          <table:table-cell table:formula="of:=AVERAGE([.E44:.E48])" office:value-type="float" office:value="-39171.7951242377" calcext:value-type="float">
            <text:p>-39171.7951242377</text:p>
          </table:table-cell>
          <table:table-cell office:value-type="float" office:value="0.05" calcext:value-type="float">
            <text:p>0.05</text:p>
          </table:table-cell>
          <table:table-cell table:formula="of:=SQRT(([.H45]*[.$N$2])^2+([.$N$1]*[.L45])^2)" office:value-type="float" office:value="292.611884054368" calcext:value-type="float">
            <text:p>292.611884054368</text:p>
          </table:table-cell>
          <table:table-cell/>
          <table:table-cell table:formula="of:=(MAX([.E44:.E48])-MIN([.E44:.E48]))/2" office:value-type="float" office:value="34.4522157336251" calcext:value-type="float">
            <text:p>34.4522157336251</text:p>
          </table:table-cell>
          <table:table-cell table:number-columns-repeated="2"/>
        </table:table-row>
        <table:table-row table:style-name="ro1">
          <table:table-cell office:value-type="time" office:time-value="PT17H53M45.171S" calcext:value-type="time">
            <text:p>17:53:45.17</text:p>
          </table:table-cell>
          <table:table-cell office:value-type="float" office:value="-40" calcext:value-type="float">
            <text:p>-40</text:p>
          </table:table-cell>
          <table:table-cell office:value-type="float" office:value="-0.00004585535" calcext:value-type="float">
            <text:p>-4.59E-05</text:p>
          </table:table-cell>
          <table:table-cell table:formula="of:=[.C46]*10^9" office:value-type="float" office:value="-45855.35" calcext:value-type="float">
            <text:p>-45855.35</text:p>
          </table:table-cell>
          <table:table-cell table:formula="of:=[.$N$1]*[.D46]" office:value-type="float" office:value="-39172.2888852269" calcext:value-type="float">
            <text:p>-39172.2888852269</text:p>
          </table:table-cell>
          <table:table-cell table:number-columns-repeated="9"/>
        </table:table-row>
        <table:table-row table:style-name="ro1">
          <table:table-cell office:value-type="time" office:time-value="PT17H53M45.554S" calcext:value-type="time">
            <text:p>17:53:45.55</text:p>
          </table:table-cell>
          <table:table-cell office:value-type="float" office:value="-40" calcext:value-type="float">
            <text:p>-40</text:p>
          </table:table-cell>
          <table:table-cell office:value-type="float" office:value="-0.00004588349" calcext:value-type="float">
            <text:p>-4.59E-05</text:p>
          </table:table-cell>
          <table:table-cell table:formula="of:=[.C47]*10^9" office:value-type="float" office:value="-45883.49" calcext:value-type="float">
            <text:p>-45883.49</text:p>
          </table:table-cell>
          <table:table-cell table:formula="of:=[.$N$1]*[.D47]" office:value-type="float" office:value="-39196.3276987836" calcext:value-type="float">
            <text:p>-39196.3276987836</text:p>
          </table:table-cell>
          <table:table-cell table:number-columns-repeated="9"/>
        </table:table-row>
        <table:table-row table:style-name="ro1">
          <table:table-cell office:value-type="time" office:time-value="PT17H53M45.938S" calcext:value-type="time">
            <text:p>17:53:45.94</text:p>
          </table:table-cell>
          <table:table-cell office:value-type="float" office:value="-40" calcext:value-type="float">
            <text:p>-40</text:p>
          </table:table-cell>
          <table:table-cell office:value-type="float" office:value="-0.00004588754" calcext:value-type="float">
            <text:p>-4.59E-05</text:p>
          </table:table-cell>
          <table:table-cell table:formula="of:=[.C48]*10^9" office:value-type="float" office:value="-45887.54" calcext:value-type="float">
            <text:p>-45887.54</text:p>
          </table:table-cell>
          <table:table-cell table:formula="of:=[.$N$1]*[.D48]" office:value-type="float" office:value="-39199.787442739" calcext:value-type="float">
            <text:p>-39199.787442739</text:p>
          </table:table-cell>
          <table:table-cell table:number-columns-repeated="9"/>
        </table:table-row>
        <table:table-row table:style-name="ro1">
          <table:table-cell office:value-type="time" office:time-value="PT17H53M46.322S" calcext:value-type="time">
            <text:p>17:53:46.32</text:p>
          </table:table-cell>
          <table:table-cell office:value-type="float" office:value="-45" calcext:value-type="float">
            <text:p>-45</text:p>
          </table:table-cell>
          <table:table-cell office:value-type="float" office:value="-0.00004866582" calcext:value-type="float">
            <text:p>-4.87E-05</text:p>
          </table:table-cell>
          <table:table-cell table:formula="of:=[.C49]*10^9" office:value-type="float" office:value="-48665.82" calcext:value-type="float">
            <text:p>-48665.82</text:p>
          </table:table-cell>
          <table:table-cell table:formula="of:=[.$N$1]*[.D49]" office:value-type="float" office:value="-41573.1547109869" calcext:value-type="float">
            <text:p>-41573.1547109869</text:p>
          </table:table-cell>
          <table:table-cell table:number-columns-repeated="9"/>
        </table:table-row>
        <table:table-row table:style-name="ro1">
          <table:table-cell office:value-type="time" office:time-value="PT17H53M46.706S" calcext:value-type="time">
            <text:p>17:53:46.71</text:p>
          </table:table-cell>
          <table:table-cell office:value-type="float" office:value="-45" calcext:value-type="float">
            <text:p>-45</text:p>
          </table:table-cell>
          <table:table-cell office:value-type="float" office:value="-0.00004869693" calcext:value-type="float">
            <text:p>-4.87E-05</text:p>
          </table:table-cell>
          <table:table-cell table:formula="of:=[.C50]*10^9" office:value-type="float" office:value="-48696.93" calcext:value-type="float">
            <text:p>-48696.93</text:p>
          </table:table-cell>
          <table:table-cell table:formula="of:=[.$N$1]*[.D50]" office:value-type="float" office:value="-41599.7306701109" calcext:value-type="float">
            <text:p>-41599.7306701109</text:p>
          </table:table-cell>
          <table:table-cell/>
          <table:table-cell office:value-type="float" office:value="-45" calcext:value-type="float">
            <text:p>-45</text:p>
          </table:table-cell>
          <table:table-cell table:formula="of:=AVERAGE([.E49:.E53])" office:value-type="float" office:value="-41620.1013008172" calcext:value-type="float">
            <text:p>-41620.1013008172</text:p>
          </table:table-cell>
          <table:table-cell table:style-name="ce3" office:value-type="float" office:value="0.05" calcext:value-type="float">
            <text:p>0.05</text:p>
          </table:table-cell>
          <table:table-cell table:formula="of:=SQRT(([.H50]*[.$N$2])^2+([.$N$1]*[.L50])^2)" office:value-type="float" office:value="311.478495201882" calcext:value-type="float">
            <text:p>311.478495201882</text:p>
          </table:table-cell>
          <table:table-cell/>
          <table:table-cell table:formula="of:=(MAX([.E49:.E53])-MIN([.E49:.E53]))/2" office:value-type="float" office:value="42.811127981422" calcext:value-type="float">
            <text:p>42.811127981422</text:p>
          </table:table-cell>
          <table:table-cell table:number-columns-repeated="2"/>
        </table:table-row>
        <table:table-row table:style-name="ro1">
          <table:table-cell office:value-type="time" office:time-value="PT17H53M47.09S" calcext:value-type="time">
            <text:p>17:53:47.09</text:p>
          </table:table-cell>
          <table:table-cell office:value-type="float" office:value="-45" calcext:value-type="float">
            <text:p>-45</text:p>
          </table:table-cell>
          <table:table-cell office:value-type="float" office:value="-0.00004872731" calcext:value-type="float">
            <text:p>-4.87E-05</text:p>
          </table:table-cell>
          <table:table-cell table:formula="of:=[.C51]*10^9" office:value-type="float" office:value="-48727.31" calcext:value-type="float">
            <text:p>-48727.31</text:p>
          </table:table-cell>
          <table:table-cell table:formula="of:=[.$N$1]*[.D51]" office:value-type="float" office:value="-41625.6830210653" calcext:value-type="float">
            <text:p>-41625.6830210653</text:p>
          </table:table-cell>
          <table:table-cell table:number-columns-repeated="9"/>
        </table:table-row>
        <table:table-row table:style-name="ro1">
          <table:table-cell office:value-type="time" office:time-value="PT17H53M47.474S" calcext:value-type="time">
            <text:p>17:53:47.47</text:p>
          </table:table-cell>
          <table:table-cell office:value-type="float" office:value="-45" calcext:value-type="float">
            <text:p>-45</text:p>
          </table:table-cell>
          <table:table-cell office:value-type="float" office:value="-0.00004874777" calcext:value-type="float">
            <text:p>-4.87E-05</text:p>
          </table:table-cell>
          <table:table-cell table:formula="of:=[.C52]*10^9" office:value-type="float" office:value="-48747.77" calcext:value-type="float">
            <text:p>-48747.77</text:p>
          </table:table-cell>
          <table:table-cell table:formula="of:=[.$N$1]*[.D52]" office:value-type="float" office:value="-41643.1611349733" calcext:value-type="float">
            <text:p>-41643.1611349733</text:p>
          </table:table-cell>
          <table:table-cell table:number-columns-repeated="9"/>
        </table:table-row>
        <table:table-row table:style-name="ro1">
          <table:table-cell office:value-type="time" office:time-value="PT17H53M47.858S" calcext:value-type="time">
            <text:p>17:53:47.86</text:p>
          </table:table-cell>
          <table:table-cell office:value-type="float" office:value="-45" calcext:value-type="float">
            <text:p>-45</text:p>
          </table:table-cell>
          <table:table-cell office:value-type="float" office:value="-0.00004876605" calcext:value-type="float">
            <text:p>-4.88E-05</text:p>
          </table:table-cell>
          <table:table-cell table:formula="of:=[.C53]*10^9" office:value-type="float" office:value="-48766.05" calcext:value-type="float">
            <text:p>-48766.05</text:p>
          </table:table-cell>
          <table:table-cell table:formula="of:=[.$N$1]*[.D53]" office:value-type="float" office:value="-41658.7769669497" calcext:value-type="float">
            <text:p>-41658.7769669497</text:p>
          </table:table-cell>
          <table:table-cell table:number-columns-repeated="9"/>
        </table:table-row>
        <table:table-row table:style-name="ro1">
          <table:table-cell office:value-type="time" office:time-value="PT17H53M48.242S" calcext:value-type="time">
            <text:p>17:53:48.24</text:p>
          </table:table-cell>
          <table:table-cell office:value-type="float" office:value="-50" calcext:value-type="float">
            <text:p>-50</text:p>
          </table:table-cell>
          <table:table-cell office:value-type="float" office:value="-0.000051395" calcext:value-type="float">
            <text:p>-5.14E-05</text:p>
          </table:table-cell>
          <table:table-cell table:formula="of:=[.C54]*10^9" office:value-type="float" office:value="-51395" calcext:value-type="float">
            <text:p>-51395</text:p>
          </table:table-cell>
          <table:table-cell table:formula="of:=[.$N$1]*[.D54]" office:value-type="float" office:value="-43904.5779228866" calcext:value-type="float">
            <text:p>-43904.5779228866</text:p>
          </table:table-cell>
          <table:table-cell table:number-columns-repeated="9"/>
        </table:table-row>
        <table:table-row table:style-name="ro1">
          <table:table-cell office:value-type="time" office:time-value="PT17H53M48.626S" calcext:value-type="time">
            <text:p>17:53:48.63</text:p>
          </table:table-cell>
          <table:table-cell office:value-type="float" office:value="-50" calcext:value-type="float">
            <text:p>-50</text:p>
          </table:table-cell>
          <table:table-cell office:value-type="float" office:value="-0.00005143143" calcext:value-type="float">
            <text:p>-5.14E-05</text:p>
          </table:table-cell>
          <table:table-cell table:formula="of:=[.C55]*10^9" office:value-type="float" office:value="-51431.43" calcext:value-type="float">
            <text:p>-51431.43</text:p>
          </table:table-cell>
          <table:table-cell table:formula="of:=[.$N$1]*[.D55]" office:value-type="float" office:value="-43935.6985333298" calcext:value-type="float">
            <text:p>-43935.6985333298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AVERAGE([.E54:.E58])" office:value-type="float" office:value="-43959.2897158168" calcext:value-type="float">
            <text:p>-43959.2897158168</text:p>
          </table:table-cell>
          <table:table-cell office:value-type="float" office:value="0.05" calcext:value-type="float">
            <text:p>0.05</text:p>
          </table:table-cell>
          <table:table-cell table:formula="of:=SQRT(([.H55]*[.$N$2])^2+([.$N$1]*[.L55])^2)" office:value-type="float" office:value="329.691453625646" calcext:value-type="float">
            <text:p>329.691453625646</text:p>
          </table:table-cell>
          <table:table-cell/>
          <table:table-cell table:formula="of:=(MAX([.E54:.E58])-MIN([.E54:.E58]))/2" office:value-type="float" office:value="51.7936483989579" calcext:value-type="float">
            <text:p>51.7936483989579</text:p>
          </table:table-cell>
          <table:table-cell table:number-columns-repeated="2"/>
        </table:table-row>
        <table:table-row table:style-name="ro1">
          <table:table-cell office:value-type="time" office:time-value="PT17H53M49.01S" calcext:value-type="time">
            <text:p>17:53:49.01</text:p>
          </table:table-cell>
          <table:table-cell office:value-type="float" office:value="-50" calcext:value-type="float">
            <text:p>-50</text:p>
          </table:table-cell>
          <table:table-cell office:value-type="float" office:value="-0.00005146231" calcext:value-type="float">
            <text:p>-5.15E-05</text:p>
          </table:table-cell>
          <table:table-cell table:formula="of:=[.C56]*10^9" office:value-type="float" office:value="-51462.31" calcext:value-type="float">
            <text:p>-51462.31</text:p>
          </table:table-cell>
          <table:table-cell table:formula="of:=[.$N$1]*[.D56]" office:value-type="float" office:value="-43962.0780131675" calcext:value-type="float">
            <text:p>-43962.0780131675</text:p>
          </table:table-cell>
          <table:table-cell table:number-columns-repeated="9"/>
        </table:table-row>
        <table:table-row table:style-name="ro1">
          <table:table-cell office:value-type="time" office:time-value="PT17H53M49.394S" calcext:value-type="time">
            <text:p>17:53:49.39</text:p>
          </table:table-cell>
          <table:table-cell office:value-type="float" office:value="-50" calcext:value-type="float">
            <text:p>-50</text:p>
          </table:table-cell>
          <table:table-cell office:value-type="float" office:value="-0.00005149023" calcext:value-type="float">
            <text:p>-5.15E-05</text:p>
          </table:table-cell>
          <table:table-cell table:formula="of:=[.C57]*10^9" office:value-type="float" office:value="-51490.23" calcext:value-type="float">
            <text:p>-51490.23</text:p>
          </table:table-cell>
          <table:table-cell table:formula="of:=[.$N$1]*[.D57]" office:value-type="float" office:value="-43985.9288900156" calcext:value-type="float">
            <text:p>-43985.9288900156</text:p>
          </table:table-cell>
          <table:table-cell table:number-columns-repeated="9"/>
        </table:table-row>
        <table:table-row table:style-name="ro1">
          <table:table-cell office:value-type="time" office:time-value="PT17H53M49.778S" calcext:value-type="time">
            <text:p>17:53:49.78</text:p>
          </table:table-cell>
          <table:table-cell office:value-type="float" office:value="-50" calcext:value-type="float">
            <text:p>-50</text:p>
          </table:table-cell>
          <table:table-cell office:value-type="float" office:value="-0.00005151626" calcext:value-type="float">
            <text:p>-5.15E-05</text:p>
          </table:table-cell>
          <table:table-cell table:formula="of:=[.C58]*10^9" office:value-type="float" office:value="-51516.26" calcext:value-type="float">
            <text:p>-51516.26</text:p>
          </table:table-cell>
          <table:table-cell table:formula="of:=[.$N$1]*[.D58]" office:value-type="float" office:value="-44008.1652196845" calcext:value-type="float">
            <text:p>-44008.1652196845</text:p>
          </table:table-cell>
          <table:table-cell table:number-columns-repeated="9"/>
        </table:table-row>
        <table:table-row table:style-name="ro1">
          <table:table-cell office:value-type="time" office:time-value="PT17H53M50.162S" calcext:value-type="time">
            <text:p>17:53:50.16</text:p>
          </table:table-cell>
          <table:table-cell office:value-type="float" office:value="-55" calcext:value-type="float">
            <text:p>-55</text:p>
          </table:table-cell>
          <table:table-cell office:value-type="float" office:value="-0.00005400356" calcext:value-type="float">
            <text:p>-5.40E-05</text:p>
          </table:table-cell>
          <table:table-cell table:formula="of:=[.C59]*10^9" office:value-type="float" office:value="-54003.56" calcext:value-type="float">
            <text:p>-54003.56</text:p>
          </table:table-cell>
          <table:table-cell table:formula="of:=[.$N$1]*[.D59]" office:value-type="float" office:value="-46132.960562959" calcext:value-type="float">
            <text:p>-46132.960562959</text:p>
          </table:table-cell>
          <table:table-cell table:number-columns-repeated="9"/>
        </table:table-row>
        <table:table-row table:style-name="ro1">
          <table:table-cell office:value-type="time" office:time-value="PT17H53M50.545S" calcext:value-type="time">
            <text:p>17:53:50.55</text:p>
          </table:table-cell>
          <table:table-cell office:value-type="float" office:value="-55" calcext:value-type="float">
            <text:p>-55</text:p>
          </table:table-cell>
          <table:table-cell office:value-type="float" office:value="-0.0000540468" calcext:value-type="float">
            <text:p>-5.40E-05</text:p>
          </table:table-cell>
          <table:table-cell table:formula="of:=[.C60]*10^9" office:value-type="float" office:value="-54046.8" calcext:value-type="float">
            <text:p>-54046.8</text:p>
          </table:table-cell>
          <table:table-cell table:formula="of:=[.$N$1]*[.D60]" office:value-type="float" office:value="-46169.8986687939" calcext:value-type="float">
            <text:p>-46169.8986687939</text:p>
          </table:table-cell>
          <table:table-cell/>
          <table:table-cell office:value-type="float" office:value="-55" calcext:value-type="float">
            <text:p>-55</text:p>
          </table:table-cell>
          <table:table-cell table:formula="of:=AVERAGE([.E59:.E63])" office:value-type="float" office:value="-46197.4587328653" calcext:value-type="float">
            <text:p>-46197.4587328653</text:p>
          </table:table-cell>
          <table:table-cell office:value-type="float" office:value="0.05" calcext:value-type="float">
            <text:p>0.05</text:p>
          </table:table-cell>
          <table:table-cell table:formula="of:=SQRT(([.H60]*[.$N$2])^2+([.$N$1]*[.L60])^2)" office:value-type="float" office:value="347.221513861094" calcext:value-type="float">
            <text:p>347.221513861094</text:p>
          </table:table-cell>
          <table:table-cell/>
          <table:table-cell table:formula="of:=(MAX([.E59:.E63])-MIN([.E59:.E63]))/2" office:value-type="float" office:value="60.5796895301319" calcext:value-type="float">
            <text:p>60.5796895301319</text:p>
          </table:table-cell>
          <table:table-cell table:number-columns-repeated="2"/>
        </table:table-row>
        <table:table-row table:style-name="ro1">
          <table:table-cell office:value-type="time" office:time-value="PT17H53M50.922S" calcext:value-type="time">
            <text:p>17:53:50.92</text:p>
          </table:table-cell>
          <table:table-cell office:value-type="float" office:value="-55" calcext:value-type="float">
            <text:p>-55</text:p>
          </table:table-cell>
          <table:table-cell office:value-type="float" office:value="-0.00005408389" calcext:value-type="float">
            <text:p>-5.41E-05</text:p>
          </table:table-cell>
          <table:table-cell table:formula="of:=[.C61]*10^9" office:value-type="float" office:value="-54083.89" calcext:value-type="float">
            <text:p>-54083.89</text:p>
          </table:table-cell>
          <table:table-cell table:formula="of:=[.$N$1]*[.D61]" office:value-type="float" office:value="-46201.5830893632" calcext:value-type="float">
            <text:p>-46201.5830893632</text:p>
          </table:table-cell>
          <table:table-cell table:number-columns-repeated="9"/>
        </table:table-row>
        <table:table-row table:style-name="ro1">
          <table:table-cell office:value-type="time" office:time-value="PT17H53M51.298S" calcext:value-type="time">
            <text:p>17:53:51.30</text:p>
          </table:table-cell>
          <table:table-cell office:value-type="float" office:value="-55" calcext:value-type="float">
            <text:p>-55</text:p>
          </table:table-cell>
          <table:table-cell office:value-type="float" office:value="-0.00005411567" calcext:value-type="float">
            <text:p>-5.41E-05</text:p>
          </table:table-cell>
          <table:table-cell table:formula="of:=[.C62]*10^9" office:value-type="float" office:value="-54115.67" calcext:value-type="float">
            <text:p>-54115.67</text:p>
          </table:table-cell>
          <table:table-cell table:formula="of:=[.$N$1]*[.D62]" office:value-type="float" office:value="-46228.731401191" calcext:value-type="float">
            <text:p>-46228.731401191</text:p>
          </table:table-cell>
          <table:table-cell table:number-columns-repeated="9"/>
        </table:table-row>
        <table:table-row table:style-name="ro1">
          <table:table-cell office:value-type="time" office:time-value="PT17H53M51.682S" calcext:value-type="time">
            <text:p>17:53:51.68</text:p>
          </table:table-cell>
          <table:table-cell office:value-type="float" office:value="-55" calcext:value-type="float">
            <text:p>-55</text:p>
          </table:table-cell>
          <table:table-cell office:value-type="float" office:value="-0.00005414539" calcext:value-type="float">
            <text:p>-5.41E-05</text:p>
          </table:table-cell>
          <table:table-cell table:formula="of:=[.C63]*10^9" office:value-type="float" office:value="-54145.39" calcext:value-type="float">
            <text:p>-54145.39</text:p>
          </table:table-cell>
          <table:table-cell table:formula="of:=[.$N$1]*[.D63]" office:value-type="float" office:value="-46254.1199420193" calcext:value-type="float">
            <text:p>-46254.1199420193</text:p>
          </table:table-cell>
          <table:table-cell table:number-columns-repeated="9"/>
        </table:table-row>
        <table:table-row table:style-name="ro1">
          <table:table-cell office:value-type="time" office:time-value="PT17H53M52.067S" calcext:value-type="time">
            <text:p>17:53:52.07</text:p>
          </table:table-cell>
          <table:table-cell office:value-type="float" office:value="-60" calcext:value-type="float">
            <text:p>-60</text:p>
          </table:table-cell>
          <table:table-cell office:value-type="float" office:value="-0.00005652442" calcext:value-type="float">
            <text:p>-5.65E-05</text:p>
          </table:table-cell>
          <table:table-cell table:formula="of:=[.C64]*10^9" office:value-type="float" office:value="-56524.42" calcext:value-type="float">
            <text:p>-56524.42</text:p>
          </table:table-cell>
          <table:table-cell table:formula="of:=[.$N$1]*[.D64]" office:value-type="float" office:value="-48286.4247968862" calcext:value-type="float">
            <text:p>-48286.4247968862</text:p>
          </table:table-cell>
          <table:table-cell table:number-columns-repeated="9"/>
        </table:table-row>
        <table:table-row table:style-name="ro1">
          <table:table-cell office:value-type="time" office:time-value="PT17H53M52.45S" calcext:value-type="time">
            <text:p>17:53:52.45</text:p>
          </table:table-cell>
          <table:table-cell office:value-type="float" office:value="-60" calcext:value-type="float">
            <text:p>-60</text:p>
          </table:table-cell>
          <table:table-cell office:value-type="float" office:value="-0.00005657629" calcext:value-type="float">
            <text:p>-5.66E-05</text:p>
          </table:table-cell>
          <table:table-cell table:formula="of:=[.C65]*10^9" office:value-type="float" office:value="-56576.29" calcext:value-type="float">
            <text:p>-56576.29</text:p>
          </table:table-cell>
          <table:table-cell table:formula="of:=[.$N$1]*[.D65]" office:value-type="float" office:value="-48330.7351472483" calcext:value-type="float">
            <text:p>-48330.7351472483</text:p>
          </table:table-cell>
          <table:table-cell/>
          <table:table-cell office:value-type="float" office:value="-60" calcext:value-type="float">
            <text:p>-60</text:p>
          </table:table-cell>
          <table:table-cell table:formula="of:=AVERAGE([.E64:.E68])" office:value-type="float" office:value="-48358.3498838168" calcext:value-type="float">
            <text:p>-48358.3498838168</text:p>
          </table:table-cell>
          <table:table-cell office:value-type="float" office:value="0.05" calcext:value-type="float">
            <text:p>0.05</text:p>
          </table:table-cell>
          <table:table-cell table:formula="of:=SQRT(([.H65]*[.$N$2])^2+([.$N$1]*[.L65])^2)" office:value-type="float" office:value="364.002306113424" calcext:value-type="float">
            <text:p>364.002306113424</text:p>
          </table:table-cell>
          <table:table-cell/>
          <table:table-cell table:formula="of:=(MAX([.E64:.E68])-MIN([.E64:.E68]))/2" office:value-type="float" office:value="67.5205338851083" calcext:value-type="float">
            <text:p>67.5205338851083</text:p>
          </table:table-cell>
          <table:table-cell table:number-columns-repeated="2"/>
        </table:table-row>
        <table:table-row table:style-name="ro1">
          <table:table-cell office:value-type="time" office:time-value="PT17H53M52.834S" calcext:value-type="time">
            <text:p>17:53:52.83</text:p>
          </table:table-cell>
          <table:table-cell office:value-type="float" office:value="-60" calcext:value-type="float">
            <text:p>-60</text:p>
          </table:table-cell>
          <table:table-cell office:value-type="float" office:value="-0.00005661172" calcext:value-type="float">
            <text:p>-5.66E-05</text:p>
          </table:table-cell>
          <table:table-cell table:formula="of:=[.C66]*10^9" office:value-type="float" office:value="-56611.72" calcext:value-type="float">
            <text:p>-56611.72</text:p>
          </table:table-cell>
          <table:table-cell table:formula="of:=[.$N$1]*[.D66]" office:value-type="float" office:value="-48361.0014999248" calcext:value-type="float">
            <text:p>-48361.0014999248</text:p>
          </table:table-cell>
          <table:table-cell table:number-columns-repeated="9"/>
        </table:table-row>
        <table:table-row table:style-name="ro1">
          <table:table-cell office:value-type="time" office:time-value="PT17H53M53.218S" calcext:value-type="time">
            <text:p>17:53:53.22</text:p>
          </table:table-cell>
          <table:table-cell office:value-type="float" office:value="-60" calcext:value-type="float">
            <text:p>-60</text:p>
          </table:table-cell>
          <table:table-cell office:value-type="float" office:value="-0.00005664815" calcext:value-type="float">
            <text:p>-5.66E-05</text:p>
          </table:table-cell>
          <table:table-cell table:formula="of:=[.C67]*10^9" office:value-type="float" office:value="-56648.15" calcext:value-type="float">
            <text:p>-56648.15</text:p>
          </table:table-cell>
          <table:table-cell table:formula="of:=[.$N$1]*[.D67]" office:value-type="float" office:value="-48392.122110368" calcext:value-type="float">
            <text:p>-48392.122110368</text:p>
          </table:table-cell>
          <table:table-cell table:number-columns-repeated="9"/>
        </table:table-row>
        <table:table-row table:style-name="ro1">
          <table:table-cell office:value-type="time" office:time-value="PT17H53M53.601S" calcext:value-type="time">
            <text:p>17:53:53.60</text:p>
          </table:table-cell>
          <table:table-cell office:value-type="float" office:value="-60" calcext:value-type="float">
            <text:p>-60</text:p>
          </table:table-cell>
          <table:table-cell office:value-type="float" office:value="-0.0000566825" calcext:value-type="float">
            <text:p>-5.67E-05</text:p>
          </table:table-cell>
          <table:table-cell table:formula="of:=[.C68]*10^9" office:value-type="float" office:value="-56682.5" calcext:value-type="float">
            <text:p>-56682.5</text:p>
          </table:table-cell>
          <table:table-cell table:formula="of:=[.$N$1]*[.D68]" office:value-type="float" office:value="-48421.4658646564" calcext:value-type="float">
            <text:p>-48421.4658646564</text:p>
          </table:table-cell>
          <table:table-cell table:number-columns-repeated="9"/>
        </table:table-row>
        <table:table-row table:style-name="ro1">
          <table:table-cell office:value-type="time" office:time-value="PT17H53M53.986S" calcext:value-type="time">
            <text:p>17:53:53.99</text:p>
          </table:table-cell>
          <table:table-cell office:value-type="float" office:value="-65" calcext:value-type="float">
            <text:p>-65</text:p>
          </table:table-cell>
          <table:table-cell office:value-type="float" office:value="-0.00005895715" calcext:value-type="float">
            <text:p>-5.90E-05</text:p>
          </table:table-cell>
          <table:table-cell table:formula="of:=[.C69]*10^9" office:value-type="float" office:value="-58957.15" calcext:value-type="float">
            <text:p>-58957.15</text:p>
          </table:table-cell>
          <table:table-cell table:formula="of:=[.$N$1]*[.D69]" office:value-type="float" office:value="-50364.6032938284" calcext:value-type="float">
            <text:p>-50364.6032938284</text:p>
          </table:table-cell>
          <table:table-cell table:number-columns-repeated="9"/>
        </table:table-row>
        <table:table-row table:style-name="ro1">
          <table:table-cell office:value-type="time" office:time-value="PT17H53M54.369S" calcext:value-type="time">
            <text:p>17:53:54.37</text:p>
          </table:table-cell>
          <table:table-cell office:value-type="float" office:value="-65" calcext:value-type="float">
            <text:p>-65</text:p>
          </table:table-cell>
          <table:table-cell office:value-type="float" office:value="-0.00005901739" calcext:value-type="float">
            <text:p>-5.90E-05</text:p>
          </table:table-cell>
          <table:table-cell table:formula="of:=[.C70]*10^9" office:value-type="float" office:value="-59017.39" calcext:value-type="float">
            <text:p>-59017.39</text:p>
          </table:table-cell>
          <table:table-cell table:formula="of:=[.$N$1]*[.D70]" office:value-type="float" office:value="-50416.0637816983" calcext:value-type="float">
            <text:p>-50416.0637816983</text:p>
          </table:table-cell>
          <table:table-cell/>
          <table:table-cell office:value-type="float" office:value="-65" calcext:value-type="float">
            <text:p>-65</text:p>
          </table:table-cell>
          <table:table-cell table:formula="of:=AVERAGE([.E69:.E73])" office:value-type="float" office:value="-50450.6287594572" calcext:value-type="float">
            <text:p>-50450.6287594572</text:p>
          </table:table-cell>
          <table:table-cell office:value-type="float" office:value="0.05" calcext:value-type="float">
            <text:p>0.05</text:p>
          </table:table-cell>
          <table:table-cell table:formula="of:=SQRT(([.H70]*[.$N$2])^2+([.$N$1]*[.L70])^2)" office:value-type="float" office:value="381.068584238684" calcext:value-type="float">
            <text:p>381.068584238684</text:p>
          </table:table-cell>
          <table:table-cell/>
          <table:table-cell table:formula="of:=(MAX([.E69:.E73])-MIN([.E69:.E73]))/2" office:value-type="float" office:value="79.5954674183267" calcext:value-type="float">
            <text:p>79.5954674183267</text:p>
          </table:table-cell>
          <table:table-cell table:number-columns-repeated="2"/>
        </table:table-row>
        <table:table-row table:style-name="ro1">
          <table:table-cell office:value-type="time" office:time-value="PT17H53M54.753S" calcext:value-type="time">
            <text:p>17:53:54.75</text:p>
          </table:table-cell>
          <table:table-cell office:value-type="float" office:value="-65" calcext:value-type="float">
            <text:p>-65</text:p>
          </table:table-cell>
          <table:table-cell office:value-type="float" office:value="-0.00005906464" calcext:value-type="float">
            <text:p>-5.91E-05</text:p>
          </table:table-cell>
          <table:table-cell table:formula="of:=[.C71]*10^9" office:value-type="float" office:value="-59064.64" calcext:value-type="float">
            <text:p>-59064.64</text:p>
          </table:table-cell>
          <table:table-cell table:formula="of:=[.$N$1]*[.D71]" office:value-type="float" office:value="-50456.427461178" calcext:value-type="float">
            <text:p>-50456.427461178</text:p>
          </table:table-cell>
          <table:table-cell table:number-columns-repeated="9"/>
        </table:table-row>
        <table:table-row table:style-name="ro1">
          <table:table-cell office:value-type="time" office:time-value="PT17H53M55.137S" calcext:value-type="time">
            <text:p>17:53:55.14</text:p>
          </table:table-cell>
          <table:table-cell office:value-type="float" office:value="-65" calcext:value-type="float">
            <text:p>-65</text:p>
          </table:table-cell>
          <table:table-cell office:value-type="float" office:value="-0.00005910658" calcext:value-type="float">
            <text:p>-5.91E-05</text:p>
          </table:table-cell>
          <table:table-cell table:formula="of:=[.C72]*10^9" office:value-type="float" office:value="-59106.58" calcext:value-type="float">
            <text:p>-59106.58</text:p>
          </table:table-cell>
          <table:table-cell table:formula="of:=[.$N$1]*[.D72]" office:value-type="float" office:value="-50492.2550319161" calcext:value-type="float">
            <text:p>-50492.2550319161</text:p>
          </table:table-cell>
          <table:table-cell table:number-columns-repeated="9"/>
        </table:table-row>
        <table:table-row table:style-name="ro1">
          <table:table-cell office:value-type="time" office:time-value="PT17H53M55.522S" calcext:value-type="time">
            <text:p>17:53:55.52</text:p>
          </table:table-cell>
          <table:table-cell office:value-type="float" office:value="-65" calcext:value-type="float">
            <text:p>-65</text:p>
          </table:table-cell>
          <table:table-cell office:value-type="float" office:value="-0.0000591435" calcext:value-type="float">
            <text:p>-5.91E-05</text:p>
          </table:table-cell>
          <table:table-cell table:formula="of:=[.C73]*10^9" office:value-type="float" office:value="-59143.5" calcext:value-type="float">
            <text:p>-59143.5</text:p>
          </table:table-cell>
          <table:table-cell table:formula="of:=[.$N$1]*[.D73]" office:value-type="float" office:value="-50523.794228665" calcext:value-type="float">
            <text:p>-50523.794228665</text:p>
          </table:table-cell>
          <table:table-cell table:number-columns-repeated="9"/>
        </table:table-row>
        <table:table-row table:style-name="ro1">
          <table:table-cell office:value-type="time" office:time-value="PT17H53M55.907S" calcext:value-type="time">
            <text:p>17:53:55.91</text:p>
          </table:table-cell>
          <table:table-cell office:value-type="float" office:value="-70" calcext:value-type="float">
            <text:p>-70</text:p>
          </table:table-cell>
          <table:table-cell office:value-type="float" office:value="-0.00006134054" calcext:value-type="float">
            <text:p>-6.13E-05</text:p>
          </table:table-cell>
          <table:table-cell table:formula="of:=[.C74]*10^9" office:value-type="float" office:value="-61340.54" calcext:value-type="float">
            <text:p>-61340.54</text:p>
          </table:table-cell>
          <table:table-cell table:formula="of:=[.$N$1]*[.D74]" office:value-type="float" office:value="-52400.6327125584" calcext:value-type="float">
            <text:p>-52400.6327125584</text:p>
          </table:table-cell>
          <table:table-cell table:number-columns-repeated="9"/>
        </table:table-row>
        <table:table-row table:style-name="ro1">
          <table:table-cell office:value-type="time" office:time-value="PT17H53M56.29S" calcext:value-type="time">
            <text:p>17:53:56.29</text:p>
          </table:table-cell>
          <table:table-cell office:value-type="float" office:value="-70" calcext:value-type="float">
            <text:p>-70</text:p>
          </table:table-cell>
          <table:table-cell office:value-type="float" office:value="-0.00006140592" calcext:value-type="float">
            <text:p>-6.14E-05</text:p>
          </table:table-cell>
          <table:table-cell table:formula="of:=[.C75]*10^9" office:value-type="float" office:value="-61405.92" calcext:value-type="float">
            <text:p>-61405.92</text:p>
          </table:table-cell>
          <table:table-cell table:formula="of:=[.$N$1]*[.D75]" office:value-type="float" office:value="-52456.4840853495" calcext:value-type="float">
            <text:p>-52456.4840853495</text:p>
          </table:table-cell>
          <table:table-cell/>
          <table:table-cell office:value-type="float" office:value="-70" calcext:value-type="float">
            <text:p>-70</text:p>
          </table:table-cell>
          <table:table-cell table:formula="of:=AVERAGE([.E74:.E78])" office:value-type="float" office:value="-52494.727497052" calcext:value-type="float">
            <text:p>-52494.727497052</text:p>
          </table:table-cell>
          <table:table-cell office:value-type="float" office:value="0.05" calcext:value-type="float">
            <text:p>0.05</text:p>
          </table:table-cell>
          <table:table-cell table:formula="of:=SQRT(([.H75]*[.$N$2])^2+([.$N$1]*[.L75])^2)" office:value-type="float" office:value="397.190581187655" calcext:value-type="float">
            <text:p>397.190581187655</text:p>
          </table:table-cell>
          <table:table-cell/>
          <table:table-cell table:formula="of:=(MAX([.E74:.E78])-MIN([.E74:.E78]))/2" office:value-type="float" office:value="87.1855476760393" calcext:value-type="float">
            <text:p>87.1855476760393</text:p>
          </table:table-cell>
          <table:table-cell table:number-columns-repeated="2"/>
        </table:table-row>
        <table:table-row table:style-name="ro1">
          <table:table-cell office:value-type="time" office:time-value="PT17H53M56.674S" calcext:value-type="time">
            <text:p>17:53:56.67</text:p>
          </table:table-cell>
          <table:table-cell office:value-type="float" office:value="-70" calcext:value-type="float">
            <text:p>-70</text:p>
          </table:table-cell>
          <table:table-cell office:value-type="float" office:value="-0.00006145709" calcext:value-type="float">
            <text:p>-6.15E-05</text:p>
          </table:table-cell>
          <table:table-cell table:formula="of:=[.C76]*10^9" office:value-type="float" office:value="-61457.09" calcext:value-type="float">
            <text:p>-61457.09</text:p>
          </table:table-cell>
          <table:table-cell table:formula="of:=[.$N$1]*[.D76]" office:value-type="float" office:value="-52500.1964552749" calcext:value-type="float">
            <text:p>-52500.1964552749</text:p>
          </table:table-cell>
          <table:table-cell table:number-columns-repeated="9"/>
        </table:table-row>
        <table:table-row table:style-name="ro1">
          <table:table-cell office:value-type="time" office:time-value="PT17H53M57.058S" calcext:value-type="time">
            <text:p>17:53:57.06</text:p>
          </table:table-cell>
          <table:table-cell office:value-type="float" office:value="-70" calcext:value-type="float">
            <text:p>-70</text:p>
          </table:table-cell>
          <table:table-cell office:value-type="float" office:value="-0.00006150523" calcext:value-type="float">
            <text:p>-6.15E-05</text:p>
          </table:table-cell>
          <table:table-cell table:formula="of:=[.C77]*10^9" office:value-type="float" office:value="-61505.23" calcext:value-type="float">
            <text:p>-61505.23</text:p>
          </table:table-cell>
          <table:table-cell table:formula="of:=[.$N$1]*[.D77]" office:value-type="float" office:value="-52541.3204241669" calcext:value-type="float">
            <text:p>-52541.3204241669</text:p>
          </table:table-cell>
          <table:table-cell table:number-columns-repeated="9"/>
        </table:table-row>
        <table:table-row table:style-name="ro1">
          <table:table-cell office:value-type="time" office:time-value="PT17H53M57.442S" calcext:value-type="time">
            <text:p>17:53:57.44</text:p>
          </table:table-cell>
          <table:table-cell office:value-type="float" office:value="-70" calcext:value-type="float">
            <text:p>-70</text:p>
          </table:table-cell>
          <table:table-cell office:value-type="float" office:value="-0.00006154466" calcext:value-type="float">
            <text:p>-6.15E-05</text:p>
          </table:table-cell>
          <table:table-cell table:formula="of:=[.C78]*10^9" office:value-type="float" office:value="-61544.66" calcext:value-type="float">
            <text:p>-61544.66</text:p>
          </table:table-cell>
          <table:table-cell table:formula="of:=[.$N$1]*[.D78]" office:value-type="float" office:value="-52575.0038079105" calcext:value-type="float">
            <text:p>-52575.0038079105</text:p>
          </table:table-cell>
          <table:table-cell table:number-columns-repeated="9"/>
        </table:table-row>
        <table:table-row table:style-name="ro1">
          <table:table-cell office:value-type="time" office:time-value="PT17H53M57.827S" calcext:value-type="time">
            <text:p>17:53:57.83</text:p>
          </table:table-cell>
          <table:table-cell office:value-type="float" office:value="-75" calcext:value-type="float">
            <text:p>-75</text:p>
          </table:table-cell>
          <table:table-cell office:value-type="float" office:value="-0.00006367718" calcext:value-type="float">
            <text:p>-6.37E-05</text:p>
          </table:table-cell>
          <table:table-cell table:formula="of:=[.C79]*10^9" office:value-type="float" office:value="-63677.18" calcext:value-type="float">
            <text:p>-63677.18</text:p>
          </table:table-cell>
          <table:table-cell table:formula="of:=[.$N$1]*[.D79]" office:value-type="float" office:value="-54396.7255806922" calcext:value-type="float">
            <text:p>-54396.7255806922</text:p>
          </table:table-cell>
          <table:table-cell table:number-columns-repeated="9"/>
        </table:table-row>
        <table:table-row table:style-name="ro1">
          <table:table-cell office:value-type="time" office:time-value="PT17H53M58.21S" calcext:value-type="time">
            <text:p>17:53:58.21</text:p>
          </table:table-cell>
          <table:table-cell office:value-type="float" office:value="-75" calcext:value-type="float">
            <text:p>-75</text:p>
          </table:table-cell>
          <table:table-cell office:value-type="float" office:value="-0.00006374533" calcext:value-type="float">
            <text:p>-6.37E-05</text:p>
          </table:table-cell>
          <table:table-cell table:formula="of:=[.C80]*10^9" office:value-type="float" office:value="-63745.33" calcext:value-type="float">
            <text:p>-63745.33</text:p>
          </table:table-cell>
          <table:table-cell table:formula="of:=[.$N$1]*[.D80]" office:value-type="float" office:value="-54454.9432474972" calcext:value-type="float">
            <text:p>-54454.9432474972</text:p>
          </table:table-cell>
          <table:table-cell/>
          <table:table-cell office:value-type="float" office:value="-75" calcext:value-type="float">
            <text:p>-75</text:p>
          </table:table-cell>
          <table:table-cell table:formula="of:=AVERAGE([.E79:.E83])" office:value-type="float" office:value="-54496.3713321542" calcext:value-type="float">
            <text:p>-54496.3713321542</text:p>
          </table:table-cell>
          <table:table-cell office:value-type="float" office:value="0.05" calcext:value-type="float">
            <text:p>0.05</text:p>
          </table:table-cell>
          <table:table-cell table:formula="of:=SQRT(([.H80]*[.$N$2])^2+([.$N$1]*[.L80])^2)" office:value-type="float" office:value="412.75853676371" calcext:value-type="float">
            <text:p>412.75853676371</text:p>
          </table:table-cell>
          <table:table-cell/>
          <table:table-cell table:formula="of:=(MAX([.E79:.E83])-MIN([.E79:.E83]))/2" office:value-type="float" office:value="93.1140965773775" calcext:value-type="float">
            <text:p>93.1140965773775</text:p>
          </table:table-cell>
          <table:table-cell table:number-columns-repeated="2"/>
        </table:table-row>
        <table:table-row table:style-name="ro1">
          <table:table-cell office:value-type="time" office:time-value="PT17H53M58.594S" calcext:value-type="time">
            <text:p>17:53:58.59</text:p>
          </table:table-cell>
          <table:table-cell office:value-type="float" office:value="-75" calcext:value-type="float">
            <text:p>-75</text:p>
          </table:table-cell>
          <table:table-cell office:value-type="float" office:value="-0.00006380076" calcext:value-type="float">
            <text:p>-6.38E-05</text:p>
          </table:table-cell>
          <table:table-cell table:formula="of:=[.C81]*10^9" office:value-type="float" office:value="-63800.76" calcext:value-type="float">
            <text:p>-63800.76</text:p>
          </table:table-cell>
          <table:table-cell table:formula="of:=[.$N$1]*[.D81]" office:value-type="float" office:value="-54502.294755509" calcext:value-type="float">
            <text:p>-54502.294755509</text:p>
          </table:table-cell>
          <table:table-cell table:number-columns-repeated="9"/>
        </table:table-row>
        <table:table-row table:style-name="ro1">
          <table:table-cell office:value-type="time" office:time-value="PT17H53M58.978S" calcext:value-type="time">
            <text:p>17:53:58.98</text:p>
          </table:table-cell>
          <table:table-cell office:value-type="float" office:value="-75" calcext:value-type="float">
            <text:p>-75</text:p>
          </table:table-cell>
          <table:table-cell office:value-type="float" office:value="-0.00006385068" calcext:value-type="float">
            <text:p>-6.39E-05</text:p>
          </table:table-cell>
          <table:table-cell table:formula="of:=[.C82]*10^9" office:value-type="float" office:value="-63850.68" calcext:value-type="float">
            <text:p>-63850.68</text:p>
          </table:table-cell>
          <table:table-cell table:formula="of:=[.$N$1]*[.D82]" office:value-type="float" office:value="-54544.9393032259" calcext:value-type="float">
            <text:p>-54544.9393032259</text:p>
          </table:table-cell>
          <table:table-cell table:number-columns-repeated="9"/>
        </table:table-row>
        <table:table-row table:style-name="ro1">
          <table:table-cell office:value-type="time" office:time-value="PT17H53M59.362S" calcext:value-type="time">
            <text:p>17:53:59.36</text:p>
          </table:table-cell>
          <table:table-cell office:value-type="float" office:value="-75" calcext:value-type="float">
            <text:p>-75</text:p>
          </table:table-cell>
          <table:table-cell office:value-type="float" office:value="-0.00006389518" calcext:value-type="float">
            <text:p>-6.39E-05</text:p>
          </table:table-cell>
          <table:table-cell table:formula="of:=[.C83]*10^9" office:value-type="float" office:value="-63895.18" calcext:value-type="float">
            <text:p>-63895.18</text:p>
          </table:table-cell>
          <table:table-cell table:formula="of:=[.$N$1]*[.D83]" office:value-type="float" office:value="-54582.9537738469" calcext:value-type="float">
            <text:p>-54582.9537738469</text:p>
          </table:table-cell>
          <table:table-cell table:number-columns-repeated="9"/>
        </table:table-row>
        <table:table-row table:style-name="ro1">
          <table:table-cell office:value-type="time" office:time-value="PT17H53M59.746S" calcext:value-type="time">
            <text:p>17:53:59.75</text:p>
          </table:table-cell>
          <table:table-cell office:value-type="float" office:value="-80" calcext:value-type="float">
            <text:p>-80</text:p>
          </table:table-cell>
          <table:table-cell office:value-type="float" office:value="-0.00006596128" calcext:value-type="float">
            <text:p>-6.60E-05</text:p>
          </table:table-cell>
          <table:table-cell table:formula="of:=[.C84]*10^9" office:value-type="float" office:value="-65961.28" calcext:value-type="float">
            <text:p>-65961.28</text:p>
          </table:table-cell>
          <table:table-cell table:formula="of:=[.$N$1]*[.D84]" office:value-type="float" office:value="-56347.93574576" calcext:value-type="float">
            <text:p>-56347.93574576</text:p>
          </table:table-cell>
          <table:table-cell table:number-columns-repeated="9"/>
        </table:table-row>
        <table:table-row table:style-name="ro1">
          <table:table-cell office:value-type="time" office:time-value="PT17H54M00.13S" calcext:value-type="time">
            <text:p>17:54:00.13</text:p>
          </table:table-cell>
          <table:table-cell office:value-type="float" office:value="-80" calcext:value-type="float">
            <text:p>-80</text:p>
          </table:table-cell>
          <table:table-cell office:value-type="float" office:value="-0.00006603629" calcext:value-type="float">
            <text:p>-6.60E-05</text:p>
          </table:table-cell>
          <table:table-cell table:formula="of:=[.C85]*10^9" office:value-type="float" office:value="-66036.29" calcext:value-type="float">
            <text:p>-66036.29</text:p>
          </table:table-cell>
          <table:table-cell table:formula="of:=[.$N$1]*[.D85]" office:value-type="float" office:value="-56412.0136208451" calcext:value-type="float">
            <text:p>-56412.0136208451</text:p>
          </table:table-cell>
          <table:table-cell/>
          <table:table-cell office:value-type="float" office:value="-80" calcext:value-type="float">
            <text:p>-80</text:p>
          </table:table-cell>
          <table:table-cell table:formula="of:=AVERAGE([.E84:.E88])" office:value-type="float" office:value="-56457.4908873166" calcext:value-type="float">
            <text:p>-56457.4908873166</text:p>
          </table:table-cell>
          <table:table-cell office:value-type="float" office:value="0.05" calcext:value-type="float">
            <text:p>0.05</text:p>
          </table:table-cell>
          <table:table-cell table:formula="of:=SQRT(([.H85]*[.$N$2])^2+([.$N$1]*[.L85])^2)" office:value-type="float" office:value="428.27649273839" calcext:value-type="float">
            <text:p>428.27649273839</text:p>
          </table:table-cell>
          <table:table-cell/>
          <table:table-cell table:formula="of:=(MAX([.E84:.E88])-MIN([.E84:.E88]))/2" office:value-type="float" office:value="100.422271772066" calcext:value-type="float">
            <text:p>100.422271772066</text:p>
          </table:table-cell>
          <table:table-cell table:number-columns-repeated="2"/>
        </table:table-row>
        <table:table-row table:style-name="ro1">
          <table:table-cell office:value-type="time" office:time-value="PT17H54M00.514S" calcext:value-type="time">
            <text:p>17:54:00.51</text:p>
          </table:table-cell>
          <table:table-cell office:value-type="float" office:value="-80" calcext:value-type="float">
            <text:p>-80</text:p>
          </table:table-cell>
          <table:table-cell office:value-type="float" office:value="-0.00006609748" calcext:value-type="float">
            <text:p>-6.61E-05</text:p>
          </table:table-cell>
          <table:table-cell table:formula="of:=[.C86]*10^9" office:value-type="float" office:value="-66097.48" calcext:value-type="float">
            <text:p>-66097.48</text:p>
          </table:table-cell>
          <table:table-cell table:formula="of:=[.$N$1]*[.D86]" office:value-type="float" office:value="-56464.2856535934" calcext:value-type="float">
            <text:p>-56464.2856535934</text:p>
          </table:table-cell>
          <table:table-cell table:number-columns-repeated="9"/>
        </table:table-row>
        <table:table-row table:style-name="ro1">
          <table:table-cell office:value-type="time" office:time-value="PT17H54M00.898S" calcext:value-type="time">
            <text:p>17:54:00.90</text:p>
          </table:table-cell>
          <table:table-cell office:value-type="float" office:value="-80" calcext:value-type="float">
            <text:p>-80</text:p>
          </table:table-cell>
          <table:table-cell office:value-type="float" office:value="-0.00006615619" calcext:value-type="float">
            <text:p>-6.62E-05</text:p>
          </table:table-cell>
          <table:table-cell table:formula="of:=[.C87]*10^9" office:value-type="float" office:value="-66156.19" calcext:value-type="float">
            <text:p>-66156.19</text:p>
          </table:table-cell>
          <table:table-cell table:formula="of:=[.$N$1]*[.D87]" office:value-type="float" office:value="-56514.4391270802" calcext:value-type="float">
            <text:p>-56514.4391270802</text:p>
          </table:table-cell>
          <table:table-cell table:number-columns-repeated="9"/>
        </table:table-row>
        <table:table-row table:style-name="ro1">
          <table:table-cell office:value-type="time" office:time-value="PT17H54M01.282S" calcext:value-type="time">
            <text:p>17:54:01.28</text:p>
          </table:table-cell>
          <table:table-cell office:value-type="float" office:value="-80" calcext:value-type="float">
            <text:p>-80</text:p>
          </table:table-cell>
          <table:table-cell office:value-type="float" office:value="-0.00006619639" calcext:value-type="float">
            <text:p>-6.62E-05</text:p>
          </table:table-cell>
          <table:table-cell table:formula="of:=[.C88]*10^9" office:value-type="float" office:value="-66196.39" calcext:value-type="float">
            <text:p>-66196.39</text:p>
          </table:table-cell>
          <table:table-cell table:formula="of:=[.$N$1]*[.D88]" office:value-type="float" office:value="-56548.7802893042" calcext:value-type="float">
            <text:p>-56548.7802893042</text:p>
          </table:table-cell>
          <table:table-cell table:number-columns-repeated="9"/>
        </table:table-row>
        <table:table-row table:style-name="ro1">
          <table:table-cell office:value-type="time" office:time-value="PT17H54M01.666S" calcext:value-type="time">
            <text:p>17:54:01.67</text:p>
          </table:table-cell>
          <table:table-cell office:value-type="float" office:value="-85" calcext:value-type="float">
            <text:p>-85</text:p>
          </table:table-cell>
          <table:table-cell office:value-type="float" office:value="-0.00006821242" calcext:value-type="float">
            <text:p>-6.82E-05</text:p>
          </table:table-cell>
          <table:table-cell table:formula="of:=[.C89]*10^9" office:value-type="float" office:value="-68212.42" calcext:value-type="float">
            <text:p>-68212.42</text:p>
          </table:table-cell>
          <table:table-cell table:formula="of:=[.$N$1]*[.D89]" office:value-type="float" office:value="-58270.9895748354" calcext:value-type="float">
            <text:p>-58270.9895748354</text:p>
          </table:table-cell>
          <table:table-cell table:number-columns-repeated="9"/>
        </table:table-row>
        <table:table-row table:style-name="ro1">
          <table:table-cell office:value-type="time" office:time-value="PT17H54M02.049S" calcext:value-type="time">
            <text:p>17:54:02.05</text:p>
          </table:table-cell>
          <table:table-cell office:value-type="float" office:value="-85" calcext:value-type="float">
            <text:p>-85</text:p>
          </table:table-cell>
          <table:table-cell office:value-type="float" office:value="-0.00006829142" calcext:value-type="float">
            <text:p>-6.83E-05</text:p>
          </table:table-cell>
          <table:table-cell table:formula="of:=[.C90]*10^9" office:value-type="float" office:value="-68291.42" calcext:value-type="float">
            <text:p>-68291.42</text:p>
          </table:table-cell>
          <table:table-cell table:formula="of:=[.$N$1]*[.D90]" office:value-type="float" office:value="-58338.4759384098" calcext:value-type="float">
            <text:p>-58338.4759384098</text:p>
          </table:table-cell>
          <table:table-cell/>
          <table:table-cell office:value-type="float" office:value="-85" calcext:value-type="float">
            <text:p>-85</text:p>
          </table:table-cell>
          <table:table-cell table:formula="of:=AVERAGE([.E89:.E93])" office:value-type="float" office:value="-58390.1158204108" calcext:value-type="float">
            <text:p>-58390.1158204108</text:p>
          </table:table-cell>
          <table:table-cell office:value-type="float" office:value="0.05" calcext:value-type="float">
            <text:p>0.05</text:p>
          </table:table-cell>
          <table:table-cell table:formula="of:=SQRT(([.H90]*[.$N$2])^2+([.$N$1]*[.L90])^2)" office:value-type="float" office:value="444.351069797993" calcext:value-type="float">
            <text:p>444.351069797993</text:p>
          </table:table-cell>
          <table:table-cell/>
          <table:table-cell table:formula="of:=(MAX([.E89:.E93])-MIN([.E89:.E93]))/2" office:value-type="float" office:value="111.830884247203" calcext:value-type="float">
            <text:p>111.830884247203</text:p>
          </table:table-cell>
          <table:table-cell table:number-columns-repeated="2"/>
        </table:table-row>
        <table:table-row table:style-name="ro1">
          <table:table-cell office:value-type="time" office:time-value="PT17H54M02.433S" calcext:value-type="time">
            <text:p>17:54:02.43</text:p>
          </table:table-cell>
          <table:table-cell office:value-type="float" office:value="-85" calcext:value-type="float">
            <text:p>-85</text:p>
          </table:table-cell>
          <table:table-cell office:value-type="float" office:value="-0.00006836174" calcext:value-type="float">
            <text:p>-6.84E-05</text:p>
          </table:table-cell>
          <table:table-cell table:formula="of:=[.C91]*10^9" office:value-type="float" office:value="-68361.74" calcext:value-type="float">
            <text:p>-68361.74</text:p>
          </table:table-cell>
          <table:table-cell table:formula="of:=[.$N$1]*[.D91]" office:value-type="float" office:value="-58398.5473445687" calcext:value-type="float">
            <text:p>-58398.5473445687</text:p>
          </table:table-cell>
          <table:table-cell table:number-columns-repeated="9"/>
        </table:table-row>
        <table:table-row table:style-name="ro1">
          <table:table-cell office:value-type="time" office:time-value="PT17H54M02.817S" calcext:value-type="time">
            <text:p>17:54:02.82</text:p>
          </table:table-cell>
          <table:table-cell office:value-type="float" office:value="-85" calcext:value-type="float">
            <text:p>-85</text:p>
          </table:table-cell>
          <table:table-cell office:value-type="float" office:value="-0.00006841953" calcext:value-type="float">
            <text:p>-6.84E-05</text:p>
          </table:table-cell>
          <table:table-cell table:formula="of:=[.C92]*10^9" office:value-type="float" office:value="-68419.53" calcext:value-type="float">
            <text:p>-68419.53</text:p>
          </table:table-cell>
          <table:table-cell table:formula="of:=[.$N$1]*[.D92]" office:value-type="float" office:value="-58447.9149009101" calcext:value-type="float">
            <text:p>-58447.9149009101</text:p>
          </table:table-cell>
          <table:table-cell table:number-columns-repeated="9"/>
        </table:table-row>
        <table:table-row table:style-name="ro1">
          <table:table-cell office:value-type="time" office:time-value="PT17H54M03.201S" calcext:value-type="time">
            <text:p>17:54:03.20</text:p>
          </table:table-cell>
          <table:table-cell office:value-type="float" office:value="-85" calcext:value-type="float">
            <text:p>-85</text:p>
          </table:table-cell>
          <table:table-cell office:value-type="float" office:value="-0.00006847424" calcext:value-type="float">
            <text:p>-6.85E-05</text:p>
          </table:table-cell>
          <table:table-cell table:formula="of:=[.C93]*10^9" office:value-type="float" office:value="-68474.24" calcext:value-type="float">
            <text:p>-68474.24</text:p>
          </table:table-cell>
          <table:table-cell table:formula="of:=[.$N$1]*[.D93]" office:value-type="float" office:value="-58494.6513433298" calcext:value-type="float">
            <text:p>-58494.6513433298</text:p>
          </table:table-cell>
          <table:table-cell table:number-columns-repeated="9"/>
        </table:table-row>
        <table:table-row table:style-name="ro1">
          <table:table-cell office:value-type="time" office:time-value="PT17H54M03.586S" calcext:value-type="time">
            <text:p>17:54:03.59</text:p>
          </table:table-cell>
          <table:table-cell office:value-type="float" office:value="-90" calcext:value-type="float">
            <text:p>-90</text:p>
          </table:table-cell>
          <table:table-cell office:value-type="float" office:value="-0.00007044393" calcext:value-type="float">
            <text:p>-7.04E-05</text:p>
          </table:table-cell>
          <table:table-cell table:formula="of:=[.C94]*10^9" office:value-type="float" office:value="-70443.93" calcext:value-type="float">
            <text:p>-70443.93</text:p>
          </table:table-cell>
          <table:table-cell table:formula="of:=[.$N$1]*[.D94]" office:value-type="float" office:value="-60177.2743239491" calcext:value-type="float">
            <text:p>-60177.2743239491</text:p>
          </table:table-cell>
          <table:table-cell table:number-columns-repeated="9"/>
        </table:table-row>
        <table:table-row table:style-name="ro1">
          <table:table-cell office:value-type="time" office:time-value="PT17H54M03.969S" calcext:value-type="time">
            <text:p>17:54:03.97</text:p>
          </table:table-cell>
          <table:table-cell office:value-type="float" office:value="-90" calcext:value-type="float">
            <text:p>-90</text:p>
          </table:table-cell>
          <table:table-cell office:value-type="float" office:value="-0.00007053609" calcext:value-type="float">
            <text:p>-7.05E-05</text:p>
          </table:table-cell>
          <table:table-cell table:formula="of:=[.C95]*10^9" office:value-type="float" office:value="-70536.09" calcext:value-type="float">
            <text:p>-70536.09</text:p>
          </table:table-cell>
          <table:table-cell table:formula="of:=[.$N$1]*[.D95]" office:value-type="float" office:value="-60256.0027197342" calcext:value-type="float">
            <text:p>-60256.0027197342</text:p>
          </table:table-cell>
          <table:table-cell/>
          <table:table-cell office:value-type="float" office:value="-90" calcext:value-type="float">
            <text:p>-90</text:p>
          </table:table-cell>
          <table:table-cell table:formula="of:=AVERAGE([.E94:.E98])" office:value-type="float" office:value="-60313.4037161142" calcext:value-type="float">
            <text:p>-60313.4037161142</text:p>
          </table:table-cell>
          <table:table-cell office:value-type="float" office:value="0.05" calcext:value-type="float">
            <text:p>0.05</text:p>
          </table:table-cell>
          <table:table-cell table:formula="of:=SQRT(([.H95]*[.$N$2])^2+([.$N$1]*[.L95])^2)" office:value-type="float" office:value="461.239807845699" calcext:value-type="float">
            <text:p>461.239807845699</text:p>
          </table:table-cell>
          <table:table-cell/>
          <table:table-cell table:formula="of:=(MAX([.E94:.E98])-MIN([.E94:.E98]))/2" office:value-type="float" office:value="127.216066626639" calcext:value-type="float">
            <text:p>127.216066626639</text:p>
          </table:table-cell>
          <table:table-cell table:number-columns-repeated="2"/>
        </table:table-row>
        <table:table-row table:style-name="ro1">
          <table:table-cell office:value-type="time" office:time-value="PT17H54M04.353S" calcext:value-type="time">
            <text:p>17:54:04.35</text:p>
          </table:table-cell>
          <table:table-cell office:value-type="float" office:value="-90" calcext:value-type="float">
            <text:p>-90</text:p>
          </table:table-cell>
          <table:table-cell office:value-type="float" office:value="-0.00007061326" calcext:value-type="float">
            <text:p>-7.06E-05</text:p>
          </table:table-cell>
          <table:table-cell table:formula="of:=[.C96]*10^9" office:value-type="float" office:value="-70613.26" calcext:value-type="float">
            <text:p>-70613.26</text:p>
          </table:table-cell>
          <table:table-cell table:formula="of:=[.$N$1]*[.D96]" office:value-type="float" office:value="-60321.9257915954" calcext:value-type="float">
            <text:p>-60321.9257915954</text:p>
          </table:table-cell>
          <table:table-cell table:number-columns-repeated="9"/>
        </table:table-row>
        <table:table-row table:style-name="ro1">
          <table:table-cell office:value-type="time" office:time-value="PT17H54M04.738S" calcext:value-type="time">
            <text:p>17:54:04.74</text:p>
          </table:table-cell>
          <table:table-cell office:value-type="float" office:value="-90" calcext:value-type="float">
            <text:p>-90</text:p>
          </table:table-cell>
          <table:table-cell office:value-type="float" office:value="-0.00007068137" calcext:value-type="float">
            <text:p>-7.07E-05</text:p>
          </table:table-cell>
          <table:table-cell table:formula="of:=[.C97]*10^9" office:value-type="float" office:value="-70681.37" calcext:value-type="float">
            <text:p>-70681.37</text:p>
          </table:table-cell>
          <table:table-cell table:formula="of:=[.$N$1]*[.D97]" office:value-type="float" office:value="-60380.1092880898" calcext:value-type="float">
            <text:p>-60380.1092880898</text:p>
          </table:table-cell>
          <table:table-cell table:number-columns-repeated="9"/>
        </table:table-row>
        <table:table-row table:style-name="ro1">
          <table:table-cell office:value-type="time" office:time-value="PT17H54M05.122S" calcext:value-type="time">
            <text:p>17:54:05.12</text:p>
          </table:table-cell>
          <table:table-cell office:value-type="float" office:value="-90" calcext:value-type="float">
            <text:p>-90</text:p>
          </table:table-cell>
          <table:table-cell office:value-type="float" office:value="-0.00007074177" calcext:value-type="float">
            <text:p>-7.07E-05</text:p>
          </table:table-cell>
          <table:table-cell table:formula="of:=[.C98]*10^9" office:value-type="float" office:value="-70741.77" calcext:value-type="float">
            <text:p>-70741.77</text:p>
          </table:table-cell>
          <table:table-cell table:formula="of:=[.$N$1]*[.D98]" office:value-type="float" office:value="-60431.7064572024" calcext:value-type="float">
            <text:p>-60431.7064572024</text:p>
          </table:table-cell>
          <table:table-cell table:number-columns-repeated="9"/>
        </table:table-row>
        <table:table-row table:style-name="ro1">
          <table:table-cell office:value-type="time" office:time-value="PT17H54M05.506S" calcext:value-type="time">
            <text:p>17:54:05.51</text:p>
          </table:table-cell>
          <table:table-cell office:value-type="float" office:value="-95" calcext:value-type="float">
            <text:p>-95</text:p>
          </table:table-cell>
          <table:table-cell office:value-type="float" office:value="-0.00007269568" calcext:value-type="float">
            <text:p>-7.27E-05</text:p>
          </table:table-cell>
          <table:table-cell table:formula="of:=[.C99]*10^9" office:value-type="float" office:value="-72695.68" calcext:value-type="float">
            <text:p>-72695.68</text:p>
          </table:table-cell>
          <table:table-cell table:formula="of:=[.$N$1]*[.D99]" office:value-type="float" office:value="-62100.8492502622" calcext:value-type="float">
            <text:p>-62100.8492502622</text:p>
          </table:table-cell>
          <table:table-cell table:number-columns-repeated="9"/>
        </table:table-row>
        <table:table-row table:style-name="ro1">
          <table:table-cell office:value-type="time" office:time-value="PT17H54M05.89S" calcext:value-type="time">
            <text:p>17:54:05.89</text:p>
          </table:table-cell>
          <table:table-cell office:value-type="float" office:value="-95" calcext:value-type="float">
            <text:p>-95</text:p>
          </table:table-cell>
          <table:table-cell office:value-type="float" office:value="-0.00007277066" calcext:value-type="float">
            <text:p>-7.28E-05</text:p>
          </table:table-cell>
          <table:table-cell table:formula="of:=[.C100]*10^9" office:value-type="float" office:value="-72770.66" calcext:value-type="float">
            <text:p>-72770.66</text:p>
          </table:table-cell>
          <table:table-cell table:formula="of:=[.$N$1]*[.D100]" office:value-type="float" office:value="-62164.9014976142" calcext:value-type="float">
            <text:p>-62164.9014976142</text:p>
          </table:table-cell>
          <table:table-cell/>
          <table:table-cell office:value-type="float" office:value="-95" calcext:value-type="float">
            <text:p>-95</text:p>
          </table:table-cell>
          <table:table-cell table:formula="of:=AVERAGE([.E99:.E103])" office:value-type="float" office:value="-62226.1261517583" calcext:value-type="float">
            <text:p>-62226.1261517583</text:p>
          </table:table-cell>
          <table:table-cell office:value-type="float" office:value="0.05" calcext:value-type="float">
            <text:p>0.05</text:p>
          </table:table-cell>
          <table:table-cell table:formula="of:=SQRT(([.H100]*[.$N$2])^2+([.$N$1]*[.L100])^2)" office:value-type="float" office:value="473.870276148336" calcext:value-type="float">
            <text:p>473.870276148336</text:p>
          </table:table-cell>
          <table:table-cell/>
          <table:table-cell table:formula="of:=(MAX([.E99:.E103])-MIN([.E99:.E103]))/2" office:value-type="float" office:value="120.94581461859" calcext:value-type="float">
            <text:p>120.94581461859</text:p>
          </table:table-cell>
          <table:table-cell table:number-columns-repeated="2"/>
        </table:table-row>
        <table:table-row table:style-name="ro1">
          <table:table-cell office:value-type="time" office:time-value="PT17H54M06.274S" calcext:value-type="time">
            <text:p>17:54:06.27</text:p>
          </table:table-cell>
          <table:table-cell office:value-type="float" office:value="-95" calcext:value-type="float">
            <text:p>-95</text:p>
          </table:table-cell>
          <table:table-cell office:value-type="float" office:value="-0.00007284807" calcext:value-type="float">
            <text:p>-7.28E-05</text:p>
          </table:table-cell>
          <table:table-cell table:formula="of:=[.C101]*10^9" office:value-type="float" office:value="-72848.07" calcext:value-type="float">
            <text:p>-72848.07</text:p>
          </table:table-cell>
          <table:table-cell table:formula="of:=[.$N$1]*[.D101]" office:value-type="float" office:value="-62231.0295913395" calcext:value-type="float">
            <text:p>-62231.0295913395</text:p>
          </table:table-cell>
          <table:table-cell table:number-columns-repeated="9"/>
        </table:table-row>
        <table:table-row table:style-name="ro1">
          <table:table-cell office:value-type="time" office:time-value="PT17H54M06.658S" calcext:value-type="time">
            <text:p>17:54:06.66</text:p>
          </table:table-cell>
          <table:table-cell office:value-type="float" office:value="-95" calcext:value-type="float">
            <text:p>-95</text:p>
          </table:table-cell>
          <table:table-cell office:value-type="float" office:value="-0.0000729184" calcext:value-type="float">
            <text:p>-7.29E-05</text:p>
          </table:table-cell>
          <table:table-cell table:formula="of:=[.C102]*10^9" office:value-type="float" office:value="-72918.4" calcext:value-type="float">
            <text:p>-72918.4</text:p>
          </table:table-cell>
          <table:table-cell table:formula="of:=[.$N$1]*[.D102]" office:value-type="float" office:value="-62291.1095400761" calcext:value-type="float">
            <text:p>-62291.1095400761</text:p>
          </table:table-cell>
          <table:table-cell table:number-columns-repeated="9"/>
        </table:table-row>
        <table:table-row table:style-name="ro1">
          <table:table-cell office:value-type="time" office:time-value="PT17H54M07.042S" calcext:value-type="time">
            <text:p>17:54:07.04</text:p>
          </table:table-cell>
          <table:table-cell office:value-type="float" office:value="-95" calcext:value-type="float">
            <text:p>-95</text:p>
          </table:table-cell>
          <table:table-cell office:value-type="float" office:value="-0.00007297884" calcext:value-type="float">
            <text:p>-7.30E-05</text:p>
          </table:table-cell>
          <table:table-cell table:formula="of:=[.C103]*10^9" office:value-type="float" office:value="-72978.84" calcext:value-type="float">
            <text:p>-72978.84</text:p>
          </table:table-cell>
          <table:table-cell table:formula="of:=[.$N$1]*[.D103]" office:value-type="float" office:value="-62342.7408794994" calcext:value-type="float">
            <text:p>-62342.7408794994</text:p>
          </table:table-cell>
          <table:table-cell table:number-columns-repeated="9"/>
        </table:table-row>
        <table:table-row table:style-name="ro1">
          <table:table-cell office:value-type="time" office:time-value="PT17H54M07.426S" calcext:value-type="time">
            <text:p>17:54:07.43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7486731" calcext:value-type="float">
            <text:p>-7.49E-05</text:p>
          </table:table-cell>
          <table:table-cell table:formula="of:=[.C104]*10^9" office:value-type="float" office:value="-74867.31" calcext:value-type="float">
            <text:p>-74867.31</text:p>
          </table:table-cell>
          <table:table-cell table:formula="of:=[.$N$1]*[.D104]" office:value-type="float" office:value="-63955.981044302" calcext:value-type="float">
            <text:p>-63955.981044302</text:p>
          </table:table-cell>
          <table:table-cell table:number-columns-repeated="9"/>
        </table:table-row>
        <table:table-row table:style-name="ro1">
          <table:table-cell office:value-type="time" office:time-value="PT17H54M07.809S" calcext:value-type="time">
            <text:p>17:54:07.81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7497049" calcext:value-type="float">
            <text:p>-7.50E-05</text:p>
          </table:table-cell>
          <table:table-cell table:formula="of:=[.C105]*10^9" office:value-type="float" office:value="-74970.49" calcext:value-type="float">
            <text:p>-74970.49</text:p>
          </table:table-cell>
          <table:table-cell table:formula="of:=[.$N$1]*[.D105]" office:value-type="float" office:value="-64044.1233606768" calcext:value-type="float">
            <text:p>-64044.1233606768</text:p>
          </table:table-cell>
          <table:table-cell/>
          <table:table-cell office:value-type="float" office:value="-100" calcext:value-type="float">
            <text:p>-100</text:p>
          </table:table-cell>
          <table:table-cell table:formula="of:=AVERAGE([.E104:.E108])" office:value-type="float" office:value="-64113.4258762634" calcext:value-type="float">
            <text:p>-64113.4258762634</text:p>
          </table:table-cell>
          <table:table-cell office:value-type="float" office:value="0.05" calcext:value-type="float">
            <text:p>0.05</text:p>
          </table:table-cell>
          <table:table-cell table:formula="of:=SQRT(([.H105]*[.$N$2])^2+([.$N$1]*[.L105])^2)" office:value-type="float" office:value="493.136972232362" calcext:value-type="float">
            <text:p>493.136972232362</text:p>
          </table:table-cell>
          <table:table-cell/>
          <table:table-cell table:formula="of:=(MAX([.E104:.E108])-MIN([.E104:.E108]))/2" office:value-type="float" office:value="148.696378171942" calcext:value-type="float">
            <text:p>148.696378171942</text:p>
          </table:table-cell>
          <table:table-cell table:number-columns-repeated="2"/>
        </table:table-row>
        <table:table-row table:style-name="ro1">
          <table:table-cell office:value-type="time" office:time-value="PT17H54M08.193S" calcext:value-type="time">
            <text:p>17:54:08.19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7506202" calcext:value-type="float">
            <text:p>-7.51E-05</text:p>
          </table:table-cell>
          <table:table-cell table:formula="of:=[.C106]*10^9" office:value-type="float" office:value="-75062.02" calcext:value-type="float">
            <text:p>-75062.02</text:p>
          </table:table-cell>
          <table:table-cell table:formula="of:=[.$N$1]*[.D106]" office:value-type="float" office:value="-64122.3135740688" calcext:value-type="float">
            <text:p>-64122.3135740688</text:p>
          </table:table-cell>
          <table:table-cell table:number-columns-repeated="9"/>
        </table:table-row>
        <table:table-row table:style-name="ro1">
          <table:table-cell office:value-type="time" office:time-value="PT17H54M08.577S" calcext:value-type="time">
            <text:p>17:54:08.58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7514282" calcext:value-type="float">
            <text:p>-7.51E-05</text:p>
          </table:table-cell>
          <table:table-cell table:formula="of:=[.C107]*10^9" office:value-type="float" office:value="-75142.82" calcext:value-type="float">
            <text:p>-75142.82</text:p>
          </table:table-cell>
          <table:table-cell table:formula="of:=[.$N$1]*[.D107]" office:value-type="float" office:value="-64191.3376016234" calcext:value-type="float">
            <text:p>-64191.3376016234</text:p>
          </table:table-cell>
          <table:table-cell table:number-columns-repeated="9"/>
        </table:table-row>
        <table:table-row table:style-name="ro1">
          <table:table-cell office:value-type="time" office:time-value="PT17H54M08.961S" calcext:value-type="time">
            <text:p>17:54:08.96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7521544" calcext:value-type="float">
            <text:p>-7.52E-05</text:p>
          </table:table-cell>
          <table:table-cell table:formula="of:=[.C108]*10^9" office:value-type="float" office:value="-75215.44" calcext:value-type="float">
            <text:p>-75215.44</text:p>
          </table:table-cell>
          <table:table-cell table:formula="of:=[.$N$1]*[.D108]" office:value-type="float" office:value="-64253.3738006459" calcext:value-type="float">
            <text:p>-64253.3738006459</text:p>
          </table:table-cell>
          <table:table-cell table:number-columns-repeated="9"/>
        </table:table-row>
        <table:table-row table:style-name="ro1">
          <table:table-cell office:value-type="time" office:time-value="PT17H54M09.346S" calcext:value-type="time">
            <text:p>17:54:09.35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7708945" calcext:value-type="float">
            <text:p>-7.71E-05</text:p>
          </table:table-cell>
          <table:table-cell table:formula="of:=[.C109]*10^9" office:value-type="float" office:value="-77089.45" calcext:value-type="float">
            <text:p>-77089.45</text:p>
          </table:table-cell>
          <table:table-cell table:formula="of:=[.$N$1]*[.D109]" office:value-type="float" office:value="-65854.2613981412" calcext:value-type="float">
            <text:p>-65854.2613981412</text:p>
          </table:table-cell>
          <table:table-cell table:number-columns-repeated="9"/>
        </table:table-row>
        <table:table-row table:style-name="ro1">
          <table:table-cell office:value-type="time" office:time-value="PT17H54M09.729S" calcext:value-type="time">
            <text:p>17:54:09.73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7719772" calcext:value-type="float">
            <text:p>-7.72E-05</text:p>
          </table:table-cell>
          <table:table-cell table:formula="of:=[.C110]*10^9" office:value-type="float" office:value="-77197.72" calcext:value-type="float">
            <text:p>-77197.72</text:p>
          </table:table-cell>
          <table:table-cell table:formula="of:=[.$N$1]*[.D110]" office:value-type="float" office:value="-65946.7518865488" calcext:value-type="float">
            <text:p>-65946.7518865488</text:p>
          </table:table-cell>
          <table:table-cell/>
          <table:table-cell office:value-type="float" office:value="-105" calcext:value-type="float">
            <text:p>-105</text:p>
          </table:table-cell>
          <table:table-cell table:formula="of:=AVERAGE([.E109:.E113])" office:value-type="float" office:value="-66021.2602489661" calcext:value-type="float">
            <text:p>-66021.2602489661</text:p>
          </table:table-cell>
          <table:table-cell office:value-type="float" office:value="0.05" calcext:value-type="float">
            <text:p>0.05</text:p>
          </table:table-cell>
          <table:table-cell table:formula="of:=SQRT(([.H110]*[.$N$2])^2+([.$N$1]*[.L110])^2)" office:value-type="float" office:value="509.11025933754" calcext:value-type="float">
            <text:p>509.11025933754</text:p>
          </table:table-cell>
          <table:table-cell/>
          <table:table-cell table:formula="of:=(MAX([.E109:.E113])-MIN([.E109:.E113]))/2" office:value-type="float" office:value="158.921843640128" calcext:value-type="float">
            <text:p>158.921843640128</text:p>
          </table:table-cell>
          <table:table-cell table:number-columns-repeated="2"/>
        </table:table-row>
        <table:table-row table:style-name="ro1">
          <table:table-cell office:value-type="time" office:time-value="PT17H54M10.113S" calcext:value-type="time">
            <text:p>17:54:10.11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772948" calcext:value-type="float">
            <text:p>-7.73E-05</text:p>
          </table:table-cell>
          <table:table-cell table:formula="of:=[.C111]*10^9" office:value-type="float" office:value="-77294.8" calcext:value-type="float">
            <text:p>-77294.8</text:p>
          </table:table-cell>
          <table:table-cell table:formula="of:=[.$N$1]*[.D111]" office:value-type="float" office:value="-66029.6832305464" calcext:value-type="float">
            <text:p>-66029.6832305464</text:p>
          </table:table-cell>
          <table:table-cell table:number-columns-repeated="9"/>
        </table:table-row>
        <table:table-row table:style-name="ro1">
          <table:table-cell office:value-type="time" office:time-value="PT17H54M10.496S" calcext:value-type="time">
            <text:p>17:54:10.50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7738121" calcext:value-type="float">
            <text:p>-7.74E-05</text:p>
          </table:table-cell>
          <table:table-cell table:formula="of:=[.C112]*10^9" office:value-type="float" office:value="-77381.21" calcext:value-type="float">
            <text:p>-77381.21</text:p>
          </table:table-cell>
          <table:table-cell table:formula="of:=[.$N$1]*[.D112]" office:value-type="float" office:value="-66103.4996441725" calcext:value-type="float">
            <text:p>-66103.4996441725</text:p>
          </table:table-cell>
          <table:table-cell table:number-columns-repeated="9"/>
        </table:table-row>
        <table:table-row table:style-name="ro1">
          <table:table-cell office:value-type="time" office:time-value="PT17H54M10.88S" calcext:value-type="time">
            <text:p>17:54:10.88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7746152" calcext:value-type="float">
            <text:p>-7.75E-05</text:p>
          </table:table-cell>
          <table:table-cell table:formula="of:=[.C113]*10^9" office:value-type="float" office:value="-77461.52" calcext:value-type="float">
            <text:p>-77461.52</text:p>
          </table:table-cell>
          <table:table-cell table:formula="of:=[.$N$1]*[.D113]" office:value-type="float" office:value="-66172.1050854214" calcext:value-type="float">
            <text:p>-66172.1050854214</text:p>
          </table:table-cell>
          <table:table-cell table:number-columns-repeated="9"/>
        </table:table-row>
        <table:table-row table:style-name="ro1">
          <table:table-cell office:value-type="time" office:time-value="PT17H54M11.265S" calcext:value-type="time">
            <text:p>17:54:11.27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79317" calcext:value-type="float">
            <text:p>-7.93E-05</text:p>
          </table:table-cell>
          <table:table-cell table:formula="of:=[.C114]*10^9" office:value-type="float" office:value="-79317" calcext:value-type="float">
            <text:p>-79317</text:p>
          </table:table-cell>
          <table:table-cell table:formula="of:=[.$N$1]*[.D114]" office:value-type="float" office:value="-67757.1632864985" calcext:value-type="float">
            <text:p>-67757.1632864985</text:p>
          </table:table-cell>
          <table:table-cell table:number-columns-repeated="9"/>
        </table:table-row>
        <table:table-row table:style-name="ro1">
          <table:table-cell office:value-type="time" office:time-value="PT17H54M11.649S" calcext:value-type="time">
            <text:p>17:54:11.65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7944011" calcext:value-type="float">
            <text:p>-7.94E-05</text:p>
          </table:table-cell>
          <table:table-cell table:formula="of:=[.C115]*10^9" office:value-type="float" office:value="-79440.11" calcext:value-type="float">
            <text:p>-79440.11</text:p>
          </table:table-cell>
          <table:table-cell table:formula="of:=[.$N$1]*[.D115]" office:value-type="float" office:value="-67862.330960165" calcext:value-type="float">
            <text:p>-67862.330960165</text:p>
          </table:table-cell>
          <table:table-cell/>
          <table:table-cell office:value-type="float" office:value="-110" calcext:value-type="float">
            <text:p>-110</text:p>
          </table:table-cell>
          <table:table-cell table:formula="of:=AVERAGE([.E114:.E118])" office:value-type="float" office:value="-67945.260595647" calcext:value-type="float">
            <text:p>-67945.260595647</text:p>
          </table:table-cell>
          <table:table-cell office:value-type="float" office:value="0.05" calcext:value-type="float">
            <text:p>0.05</text:p>
          </table:table-cell>
          <table:table-cell table:formula="of:=SQRT(([.H115]*[.$N$2])^2+([.$N$1]*[.L115])^2)" office:value-type="float" office:value="527.310312715817" calcext:value-type="float">
            <text:p>527.310312715817</text:p>
          </table:table-cell>
          <table:table-cell/>
          <table:table-cell table:formula="of:=(MAX([.E114:.E118])-MIN([.E114:.E118]))/2" office:value-type="float" office:value="177.749684819617" calcext:value-type="float">
            <text:p>177.749684819617</text:p>
          </table:table-cell>
          <table:table-cell table:number-columns-repeated="2"/>
        </table:table-row>
        <table:table-row table:style-name="ro1">
          <table:table-cell office:value-type="time" office:time-value="PT17H54M12.033S" calcext:value-type="time">
            <text:p>17:54:12.03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7954512" calcext:value-type="float">
            <text:p>-7.95E-05</text:p>
          </table:table-cell>
          <table:table-cell table:formula="of:=[.C116]*10^9" office:value-type="float" office:value="-79545.12" calcext:value-type="float">
            <text:p>-79545.12</text:p>
          </table:table-cell>
          <table:table-cell table:formula="of:=[.$N$1]*[.D116]" office:value-type="float" office:value="-67952.036568253" calcext:value-type="float">
            <text:p>-67952.036568253</text:p>
          </table:table-cell>
          <table:table-cell table:number-columns-repeated="9"/>
        </table:table-row>
        <table:table-row table:style-name="ro1">
          <table:table-cell office:value-type="time" office:time-value="PT17H54M12.417S" calcext:value-type="time">
            <text:p>17:54:12.42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7965056" calcext:value-type="float">
            <text:p>-7.97E-05</text:p>
          </table:table-cell>
          <table:table-cell table:formula="of:=[.C117]*10^9" office:value-type="float" office:value="-79650.56" calcext:value-type="float">
            <text:p>-79650.56</text:p>
          </table:table-cell>
          <table:table-cell table:formula="of:=[.$N$1]*[.D117]" office:value-type="float" office:value="-68042.1095071807" calcext:value-type="float">
            <text:p>-68042.1095071807</text:p>
          </table:table-cell>
          <table:table-cell table:number-columns-repeated="9"/>
        </table:table-row>
        <table:table-row table:style-name="ro1">
          <table:table-cell office:value-type="time" office:time-value="PT17H54M12.801S" calcext:value-type="time">
            <text:p>17:54:12.80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7973315" calcext:value-type="float">
            <text:p>-7.97E-05</text:p>
          </table:table-cell>
          <table:table-cell table:formula="of:=[.C118]*10^9" office:value-type="float" office:value="-79733.15" calcext:value-type="float">
            <text:p>-79733.15</text:p>
          </table:table-cell>
          <table:table-cell table:formula="of:=[.$N$1]*[.D118]" office:value-type="float" office:value="-68112.6626561378" calcext:value-type="float">
            <text:p>-68112.6626561378</text:p>
          </table:table-cell>
          <table:table-cell table:number-columns-repeated="9"/>
        </table:table-row>
        <table:table-row table:style-name="ro1">
          <table:table-cell office:value-type="time" office:time-value="PT17H54M13.185S" calcext:value-type="time">
            <text:p>17:54:13.19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8157582" calcext:value-type="float">
            <text:p>-8.16E-05</text:p>
          </table:table-cell>
          <table:table-cell table:formula="of:=[.C119]*10^9" office:value-type="float" office:value="-81575.82" calcext:value-type="float">
            <text:p>-81575.82</text:p>
          </table:table-cell>
          <table:table-cell table:formula="of:=[.$N$1]*[.D119]" office:value-type="float" office:value="-69686.7778152226" calcext:value-type="float">
            <text:p>-69686.7778152226</text:p>
          </table:table-cell>
          <table:table-cell table:number-columns-repeated="9"/>
        </table:table-row>
        <table:table-row table:style-name="ro1">
          <table:table-cell office:value-type="time" office:time-value="PT17H54M13.569S" calcext:value-type="time">
            <text:p>17:54:13.57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8170262" calcext:value-type="float">
            <text:p>-8.17E-05</text:p>
          </table:table-cell>
          <table:table-cell table:formula="of:=[.C120]*10^9" office:value-type="float" office:value="-81702.62" calcext:value-type="float">
            <text:p>-81702.62</text:p>
          </table:table-cell>
          <table:table-cell table:formula="of:=[.$N$1]*[.D120]" office:value-type="float" office:value="-69795.0977000484" calcext:value-type="float">
            <text:p>-69795.0977000484</text:p>
          </table:table-cell>
          <table:table-cell/>
          <table:table-cell office:value-type="float" office:value="-115" calcext:value-type="float">
            <text:p>-115</text:p>
          </table:table-cell>
          <table:table-cell table:formula="of:=AVERAGE([.E119:.E123])" office:value-type="float" office:value="-69877.3729740811" calcext:value-type="float">
            <text:p>-69877.3729740811</text:p>
          </table:table-cell>
          <table:table-cell office:value-type="float" office:value="0.05" calcext:value-type="float">
            <text:p>0.05</text:p>
          </table:table-cell>
          <table:table-cell table:formula="of:=SQRT(([.H120]*[.$N$2])^2+([.$N$1]*[.L120])^2)" office:value-type="float" office:value="542.245871754049" calcext:value-type="float">
            <text:p>542.245871754049</text:p>
          </table:table-cell>
          <table:table-cell/>
          <table:table-cell table:formula="of:=(MAX([.E119:.E123])-MIN([.E119:.E123]))/2" office:value-type="float" office:value="182.56342733535" calcext:value-type="float">
            <text:p>182.56342733535</text:p>
          </table:table-cell>
          <table:table-cell table:number-columns-repeated="2"/>
        </table:table-row>
        <table:table-row table:style-name="ro1">
          <table:table-cell office:value-type="time" office:time-value="PT17H54M13.953S" calcext:value-type="time">
            <text:p>17:54:13.95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8180707" calcext:value-type="float">
            <text:p>-8.18E-05</text:p>
          </table:table-cell>
          <table:table-cell table:formula="of:=[.C121]*10^9" office:value-type="float" office:value="-81807.07" calcext:value-type="float">
            <text:p>-81807.07</text:p>
          </table:table-cell>
          <table:table-cell table:formula="of:=[.$N$1]*[.D121]" office:value-type="float" office:value="-69884.324923787" calcext:value-type="float">
            <text:p>-69884.324923787</text:p>
          </table:table-cell>
          <table:table-cell table:number-columns-repeated="9"/>
        </table:table-row>
        <table:table-row table:style-name="ro1">
          <table:table-cell office:value-type="time" office:time-value="PT17H54M14.337S" calcext:value-type="time">
            <text:p>17:54:14.34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8190591" calcext:value-type="float">
            <text:p>-8.19E-05</text:p>
          </table:table-cell>
          <table:table-cell table:formula="of:=[.C122]*10^9" office:value-type="float" office:value="-81905.91" calcext:value-type="float">
            <text:p>-81905.91</text:p>
          </table:table-cell>
          <table:table-cell table:formula="of:=[.$N$1]*[.D122]" office:value-type="float" office:value="-69968.7597614541" calcext:value-type="float">
            <text:p>-69968.7597614541</text:p>
          </table:table-cell>
          <table:table-cell table:number-columns-repeated="9"/>
        </table:table-row>
        <table:table-row table:style-name="ro1">
          <table:table-cell office:value-type="time" office:time-value="PT17H54M14.721S" calcext:value-type="time">
            <text:p>17:54:14.72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8200324" calcext:value-type="float">
            <text:p>-8.20E-05</text:p>
          </table:table-cell>
          <table:table-cell table:formula="of:=[.C123]*10^9" office:value-type="float" office:value="-82003.24" calcext:value-type="float">
            <text:p>-82003.24</text:p>
          </table:table-cell>
          <table:table-cell table:formula="of:=[.$N$1]*[.D123]" office:value-type="float" office:value="-70051.9046698933" calcext:value-type="float">
            <text:p>-70051.9046698933</text:p>
          </table:table-cell>
          <table:table-cell table:number-columns-repeated="9"/>
        </table:table-row>
        <table:table-row table:style-name="ro1">
          <table:table-cell office:value-type="time" office:time-value="PT17H54M15.105S" calcext:value-type="time">
            <text:p>17:54:15.11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8387974" calcext:value-type="float">
            <text:p>-8.39E-05</text:p>
          </table:table-cell>
          <table:table-cell table:formula="of:=[.C124]*10^9" office:value-type="float" office:value="-83879.74" calcext:value-type="float">
            <text:p>-83879.74</text:p>
          </table:table-cell>
          <table:table-cell table:formula="of:=[.$N$1]*[.D124]" office:value-type="float" office:value="-71654.9193692278" calcext:value-type="float">
            <text:p>-71654.9193692278</text:p>
          </table:table-cell>
          <table:table-cell table:number-columns-repeated="9"/>
        </table:table-row>
        <table:table-row table:style-name="ro1">
          <table:table-cell office:value-type="time" office:time-value="PT17H54M15.489S" calcext:value-type="time">
            <text:p>17:54:15.49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840268" calcext:value-type="float">
            <text:p>-8.40E-05</text:p>
          </table:table-cell>
          <table:table-cell table:formula="of:=[.C125]*10^9" office:value-type="float" office:value="-84026.8" calcext:value-type="float">
            <text:p>-84026.8</text:p>
          </table:table-cell>
          <table:table-cell table:formula="of:=[.$N$1]*[.D125]" office:value-type="float" office:value="-71780.5465164083" calcext:value-type="float">
            <text:p>-71780.5465164083</text:p>
          </table:table-cell>
          <table:table-cell/>
          <table:table-cell office:value-type="float" office:value="-120" calcext:value-type="float">
            <text:p>-120</text:p>
          </table:table-cell>
          <table:table-cell table:formula="of:=AVERAGE([.E124:.E128])" office:value-type="float" office:value="-71863.693133363" calcext:value-type="float">
            <text:p>-71863.693133363</text:p>
          </table:table-cell>
          <table:table-cell office:value-type="float" office:value="0.05" calcext:value-type="float">
            <text:p>0.05</text:p>
          </table:table-cell>
          <table:table-cell table:formula="of:=SQRT(([.H125]*[.$N$2])^2+([.$N$1]*[.L125])^2)" office:value-type="float" office:value="559.115731804748" calcext:value-type="float">
            <text:p>559.115731804748</text:p>
          </table:table-cell>
          <table:table-cell/>
          <table:table-cell table:formula="of:=(MAX([.E124:.E128])-MIN([.E124:.E128]))/2" office:value-type="float" office:value="193.596166393116" calcext:value-type="float">
            <text:p>193.596166393116</text:p>
          </table:table-cell>
          <table:table-cell table:number-columns-repeated="2"/>
        </table:table-row>
        <table:table-row table:style-name="ro1">
          <table:table-cell office:value-type="time" office:time-value="PT17H54M15.864S" calcext:value-type="time">
            <text:p>17:54:15.86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8413824" calcext:value-type="float">
            <text:p>-8.41E-05</text:p>
          </table:table-cell>
          <table:table-cell table:formula="of:=[.C126]*10^9" office:value-type="float" office:value="-84138.24" calcext:value-type="float">
            <text:p>-84138.24</text:p>
          </table:table-cell>
          <table:table-cell table:formula="of:=[.$N$1]*[.D126]" office:value-type="float" office:value="-71875.7450019366" calcext:value-type="float">
            <text:p>-71875.7450019366</text:p>
          </table:table-cell>
          <table:table-cell table:number-columns-repeated="9"/>
        </table:table-row>
        <table:table-row table:style-name="ro1">
          <table:table-cell office:value-type="time" office:time-value="PT17H54M16.241S" calcext:value-type="time">
            <text:p>17:54:16.24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8424289" calcext:value-type="float">
            <text:p>-8.42E-05</text:p>
          </table:table-cell>
          <table:table-cell table:formula="of:=[.C127]*10^9" office:value-type="float" office:value="-84242.89" calcext:value-type="float">
            <text:p>-84242.89</text:p>
          </table:table-cell>
          <table:table-cell table:formula="of:=[.$N$1]*[.D127]" office:value-type="float" office:value="-71965.1430772285" calcext:value-type="float">
            <text:p>-71965.1430772285</text:p>
          </table:table-cell>
          <table:table-cell table:number-columns-repeated="9"/>
        </table:table-row>
        <table:table-row table:style-name="ro1">
          <table:table-cell office:value-type="time" office:time-value="PT17H54M16.625S" calcext:value-type="time">
            <text:p>17:54:16.63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8433299" calcext:value-type="float">
            <text:p>-8.43E-05</text:p>
          </table:table-cell>
          <table:table-cell table:formula="of:=[.C128]*10^9" office:value-type="float" office:value="-84332.99" calcext:value-type="float">
            <text:p>-84332.99</text:p>
          </table:table-cell>
          <table:table-cell table:formula="of:=[.$N$1]*[.D128]" office:value-type="float" office:value="-72042.111702014" calcext:value-type="float">
            <text:p>-72042.111702014</text:p>
          </table:table-cell>
          <table:table-cell table:number-columns-repeated="9"/>
        </table:table-row>
        <table:table-row table:style-name="ro1">
          <table:table-cell office:value-type="time" office:time-value="PT17H54M17.009S" calcext:value-type="time">
            <text:p>17:54:17.01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8624827" calcext:value-type="float">
            <text:p>-8.62E-05</text:p>
          </table:table-cell>
          <table:table-cell table:formula="of:=[.C129]*10^9" office:value-type="float" office:value="-86248.27" calcext:value-type="float">
            <text:p>-86248.27</text:p>
          </table:table-cell>
          <table:table-cell table:formula="of:=[.$N$1]*[.D129]" office:value-type="float" office:value="-73678.2545175437" calcext:value-type="float">
            <text:p>-73678.2545175437</text:p>
          </table:table-cell>
          <table:table-cell table:number-columns-repeated="9"/>
        </table:table-row>
        <table:table-row table:style-name="ro1">
          <table:table-cell office:value-type="time" office:time-value="PT17H54M17.393S" calcext:value-type="time">
            <text:p>17:54:17.39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8639341" calcext:value-type="float">
            <text:p>-8.64E-05</text:p>
          </table:table-cell>
          <table:table-cell table:formula="of:=[.C130]*10^9" office:value-type="float" office:value="-86393.41" calcext:value-type="float">
            <text:p>-86393.41</text:p>
          </table:table-cell>
          <table:table-cell table:formula="of:=[.$N$1]*[.D130]" office:value-type="float" office:value="-73802.241489812" calcext:value-type="float">
            <text:p>-73802.241489812</text:p>
          </table:table-cell>
          <table:table-cell/>
          <table:table-cell office:value-type="float" office:value="-125" calcext:value-type="float">
            <text:p>-125</text:p>
          </table:table-cell>
          <table:table-cell table:formula="of:=AVERAGE([.E129:.E133])" office:value-type="float" office:value="-73886.2970370306" calcext:value-type="float">
            <text:p>-73886.2970370306</text:p>
          </table:table-cell>
          <table:table-cell office:value-type="float" office:value="0.05" calcext:value-type="float">
            <text:p>0.05</text:p>
          </table:table-cell>
          <table:table-cell table:formula="of:=SQRT(([.H130]*[.$N$2])^2+([.$N$1]*[.L130])^2)" office:value-type="float" office:value="571.66451928937" calcext:value-type="float">
            <text:p>571.66451928937</text:p>
          </table:table-cell>
          <table:table-cell/>
          <table:table-cell table:formula="of:=(MAX([.E129:.E133])-MIN([.E129:.E133]))/2" office:value-type="float" office:value="186.040256446082" calcext:value-type="float">
            <text:p>186.040256446082</text:p>
          </table:table-cell>
          <table:table-cell table:number-columns-repeated="2"/>
        </table:table-row>
        <table:table-row table:style-name="ro1">
          <table:table-cell office:value-type="time" office:time-value="PT17H54M17.778S" calcext:value-type="time">
            <text:p>17:54:17.78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8650652" calcext:value-type="float">
            <text:p>-8.65E-05</text:p>
          </table:table-cell>
          <table:table-cell table:formula="of:=[.C131]*10^9" office:value-type="float" office:value="-86506.52" calcext:value-type="float">
            <text:p>-86506.52</text:p>
          </table:table-cell>
          <table:table-cell table:formula="of:=[.$N$1]*[.D131]" office:value-type="float" office:value="-73898.8665858107" calcext:value-type="float">
            <text:p>-73898.8665858107</text:p>
          </table:table-cell>
          <table:table-cell table:number-columns-repeated="9"/>
        </table:table-row>
        <table:table-row table:style-name="ro1">
          <table:table-cell office:value-type="time" office:time-value="PT17H54M18.162S" calcext:value-type="time">
            <text:p>17:54:18.16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86627" calcext:value-type="float">
            <text:p>-8.66E-05</text:p>
          </table:table-cell>
          <table:table-cell table:formula="of:=[.C132]*10^9" office:value-type="float" office:value="-86627" calcext:value-type="float">
            <text:p>-86627</text:p>
          </table:table-cell>
          <table:table-cell table:formula="of:=[.$N$1]*[.D132]" office:value-type="float" office:value="-74001.7875615506" calcext:value-type="float">
            <text:p>-74001.7875615506</text:p>
          </table:table-cell>
          <table:table-cell table:number-columns-repeated="9"/>
        </table:table-row>
        <table:table-row table:style-name="ro1">
          <table:table-cell office:value-type="time" office:time-value="PT17H54M18.546S" calcext:value-type="time">
            <text:p>17:54:18.55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8668383" calcext:value-type="float">
            <text:p>-8.67E-05</text:p>
          </table:table-cell>
          <table:table-cell table:formula="of:=[.C133]*10^9" office:value-type="float" office:value="-86683.83" calcext:value-type="float">
            <text:p>-86683.83</text:p>
          </table:table-cell>
          <table:table-cell table:formula="of:=[.$N$1]*[.D133]" office:value-type="float" office:value="-74050.3350304359" calcext:value-type="float">
            <text:p>-74050.3350304359</text:p>
          </table:table-cell>
          <table:table-cell table:number-columns-repeated="9"/>
        </table:table-row>
        <table:table-row table:style-name="ro1">
          <table:table-cell office:value-type="time" office:time-value="PT17H54M18.93S" calcext:value-type="time">
            <text:p>17:54:18.93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8875482" calcext:value-type="float">
            <text:p>-8.88E-05</text:p>
          </table:table-cell>
          <table:table-cell table:formula="of:=[.C134]*10^9" office:value-type="float" office:value="-88754.82" calcext:value-type="float">
            <text:p>-88754.82</text:p>
          </table:table-cell>
          <table:table-cell table:formula="of:=[.$N$1]*[.D134]" office:value-type="float" office:value="-75819.4943228285" calcext:value-type="float">
            <text:p>-75819.4943228285</text:p>
          </table:table-cell>
          <table:table-cell table:number-columns-repeated="9"/>
        </table:table-row>
        <table:table-row table:style-name="ro1">
          <table:table-cell office:value-type="time" office:time-value="PT17H54M19.314S" calcext:value-type="time">
            <text:p>17:54:19.31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8890482" calcext:value-type="float">
            <text:p>-8.89E-05</text:p>
          </table:table-cell>
          <table:table-cell table:formula="of:=[.C135]*10^9" office:value-type="float" office:value="-88904.82" calcext:value-type="float">
            <text:p>-88904.82</text:p>
          </table:table-cell>
          <table:table-cell table:formula="of:=[.$N$1]*[.D135]" office:value-type="float" office:value="-75947.6329878432" calcext:value-type="float">
            <text:p>-75947.6329878432</text:p>
          </table:table-cell>
          <table:table-cell/>
          <table:table-cell office:value-type="float" office:value="-130" calcext:value-type="float">
            <text:p>-130</text:p>
          </table:table-cell>
          <table:table-cell table:formula="of:=AVERAGE([.E134:.E138])" office:value-type="float" office:value="-76011.5229262196" calcext:value-type="float">
            <text:p>-76011.5229262196</text:p>
          </table:table-cell>
          <table:table-cell office:value-type="float" office:value="0.05" calcext:value-type="float">
            <text:p>0.05</text:p>
          </table:table-cell>
          <table:table-cell table:formula="of:=SQRT(([.H135]*[.$N$2])^2+([.$N$1]*[.L135])^2)" office:value-type="float" office:value="586.324588157639" calcext:value-type="float">
            <text:p>586.324588157639</text:p>
          </table:table-cell>
          <table:table-cell/>
          <table:table-cell table:formula="of:=(MAX([.E134:.E138])-MIN([.E134:.E138]))/2" office:value-type="float" office:value="183.742303053485" calcext:value-type="float">
            <text:p>183.742303053485</text:p>
          </table:table-cell>
          <table:table-cell table:number-columns-repeated="2"/>
        </table:table-row>
        <table:table-row table:style-name="ro1">
          <table:table-cell office:value-type="time" office:time-value="PT17H54M19.698S" calcext:value-type="time">
            <text:p>17:54:19.70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8897099" calcext:value-type="float">
            <text:p>-8.90E-05</text:p>
          </table:table-cell>
          <table:table-cell table:formula="of:=[.C136]*10^9" office:value-type="float" office:value="-88970.99" calcext:value-type="float">
            <text:p>-88970.99</text:p>
          </table:table-cell>
          <table:table-cell table:formula="of:=[.$N$1]*[.D136]" office:value-type="float" office:value="-76004.15922427" calcext:value-type="float">
            <text:p>-76004.15922427</text:p>
          </table:table-cell>
          <table:table-cell table:number-columns-repeated="9"/>
        </table:table-row>
        <table:table-row table:style-name="ro1">
          <table:table-cell office:value-type="time" office:time-value="PT17H54M20.081S" calcext:value-type="time">
            <text:p>17:54:20.08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8908242" calcext:value-type="float">
            <text:p>-8.91E-05</text:p>
          </table:table-cell>
          <table:table-cell table:formula="of:=[.C137]*10^9" office:value-type="float" office:value="-89082.42" calcext:value-type="float">
            <text:p>-89082.42</text:p>
          </table:table-cell>
          <table:table-cell table:formula="of:=[.$N$1]*[.D137]" office:value-type="float" office:value="-76099.3491672207" calcext:value-type="float">
            <text:p>-76099.3491672207</text:p>
          </table:table-cell>
          <table:table-cell table:number-columns-repeated="9"/>
        </table:table-row>
        <table:table-row table:style-name="ro1">
          <table:table-cell office:value-type="time" office:time-value="PT17H54M20.465S" calcext:value-type="time">
            <text:p>17:54:20.47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89185" calcext:value-type="float">
            <text:p>-8.92E-05</text:p>
          </table:table-cell>
          <table:table-cell table:formula="of:=[.C138]*10^9" office:value-type="float" office:value="-89185" calcext:value-type="float">
            <text:p>-89185</text:p>
          </table:table-cell>
          <table:table-cell table:formula="of:=[.$N$1]*[.D138]" office:value-type="float" office:value="-76186.9789289354" calcext:value-type="float">
            <text:p>-76186.9789289354</text:p>
          </table:table-cell>
          <table:table-cell table:number-columns-repeated="9"/>
        </table:table-row>
        <table:table-row table:style-name="ro1">
          <table:table-cell office:value-type="time" office:time-value="PT17H54M20.85S" calcext:value-type="time">
            <text:p>17:54:20.85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9138382" calcext:value-type="float">
            <text:p>-9.14E-05</text:p>
          </table:table-cell>
          <table:table-cell table:formula="of:=[.C139]*10^9" office:value-type="float" office:value="-91383.82" calcext:value-type="float">
            <text:p>-91383.82</text:p>
          </table:table-cell>
          <table:table-cell table:formula="of:=[.$N$1]*[.D139]" office:value-type="float" office:value="-78065.3379916536" calcext:value-type="float">
            <text:p>-78065.3379916536</text:p>
          </table:table-cell>
          <table:table-cell table:number-columns-repeated="9"/>
        </table:table-row>
        <table:table-row table:style-name="ro1">
          <table:table-cell office:value-type="time" office:time-value="PT17H54M21.233S" calcext:value-type="time">
            <text:p>17:54:21.23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9153633" calcext:value-type="float">
            <text:p>-9.15E-05</text:p>
          </table:table-cell>
          <table:table-cell table:formula="of:=[.C140]*10^9" office:value-type="float" office:value="-91536.33" calcext:value-type="float">
            <text:p>-91536.33</text:p>
          </table:table-cell>
          <table:table-cell table:formula="of:=[.$N$1]*[.D140]" office:value-type="float" office:value="-78195.6208436629" calcext:value-type="float">
            <text:p>-78195.6208436629</text:p>
          </table:table-cell>
          <table:table-cell/>
          <table:table-cell office:value-type="float" office:value="-135" calcext:value-type="float">
            <text:p>-135</text:p>
          </table:table-cell>
          <table:table-cell table:formula="of:=AVERAGE([.E139:.E143])" office:value-type="float" office:value="-78295.4579488648" calcext:value-type="float">
            <text:p>-78295.4579488648</text:p>
          </table:table-cell>
          <table:table-cell office:value-type="float" office:value="0.05" calcext:value-type="float">
            <text:p>0.05</text:p>
          </table:table-cell>
          <table:table-cell table:formula="of:=SQRT(([.H140]*[.$N$2])^2+([.$N$1]*[.L140])^2)" office:value-type="float" office:value="611.160692754285" calcext:value-type="float">
            <text:p>611.160692754285</text:p>
          </table:table-cell>
          <table:table-cell/>
          <table:table-cell table:formula="of:=(MAX([.E139:.E143])-MIN([.E139:.E143]))/2" office:value-type="float" office:value="218.724158602505" calcext:value-type="float">
            <text:p>218.724158602505</text:p>
          </table:table-cell>
          <table:table-cell table:number-columns-repeated="2"/>
        </table:table-row>
        <table:table-row table:style-name="ro1">
          <table:table-cell office:value-type="time" office:time-value="PT17H54M21.617S" calcext:value-type="time">
            <text:p>17:54:21.62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9166659" calcext:value-type="float">
            <text:p>-9.17E-05</text:p>
          </table:table-cell>
          <table:table-cell table:formula="of:=[.C141]*10^9" office:value-type="float" office:value="-91666.59" calcext:value-type="float">
            <text:p>-91666.59</text:p>
          </table:table-cell>
          <table:table-cell table:formula="of:=[.$N$1]*[.D141]" office:value-type="float" office:value="-78306.8964603617" calcext:value-type="float">
            <text:p>-78306.8964603617</text:p>
          </table:table-cell>
          <table:table-cell table:number-columns-repeated="9"/>
        </table:table-row>
        <table:table-row table:style-name="ro1">
          <table:table-cell office:value-type="time" office:time-value="PT17H54M22.001S" calcext:value-type="time">
            <text:p>17:54:22.00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9178336" calcext:value-type="float">
            <text:p>-9.18E-05</text:p>
          </table:table-cell>
          <table:table-cell table:formula="of:=[.C142]*10^9" office:value-type="float" office:value="-91783.36" calcext:value-type="float">
            <text:p>-91783.36</text:p>
          </table:table-cell>
          <table:table-cell table:formula="of:=[.$N$1]*[.D142]" office:value-type="float" office:value="-78406.6481397869" calcext:value-type="float">
            <text:p>-78406.6481397869</text:p>
          </table:table-cell>
          <table:table-cell table:number-columns-repeated="9"/>
        </table:table-row>
        <table:table-row table:style-name="ro1">
          <table:table-cell office:value-type="time" office:time-value="PT17H54M22.385S" calcext:value-type="time">
            <text:p>17:54:22.39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918959" calcext:value-type="float">
            <text:p>-9.19E-05</text:p>
          </table:table-cell>
          <table:table-cell table:formula="of:=[.C143]*10^9" office:value-type="float" office:value="-91895.9" calcext:value-type="float">
            <text:p>-91895.9</text:p>
          </table:table-cell>
          <table:table-cell table:formula="of:=[.$N$1]*[.D143]" office:value-type="float" office:value="-78502.7863088586" calcext:value-type="float">
            <text:p>-78502.7863088586</text:p>
          </table:table-cell>
          <table:table-cell table:number-columns-repeated="9"/>
        </table:table-row>
        <table:table-row table:style-name="ro1">
          <table:table-cell office:value-type="time" office:time-value="PT17H54M22.769S" calcext:value-type="time">
            <text:p>17:54:22.77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9436121" calcext:value-type="float">
            <text:p>-9.44E-05</text:p>
          </table:table-cell>
          <table:table-cell table:formula="of:=[.C144]*10^9" office:value-type="float" office:value="-94361.21" calcext:value-type="float">
            <text:p>-94361.21</text:p>
          </table:table-cell>
          <table:table-cell table:formula="of:=[.$N$1]*[.D144]" office:value-type="float" office:value="-80608.796523842" calcext:value-type="float">
            <text:p>-80608.796523842</text:p>
          </table:table-cell>
          <table:table-cell table:number-columns-repeated="9"/>
        </table:table-row>
        <table:table-row table:style-name="ro1">
          <table:table-cell office:value-type="time" office:time-value="PT17H54M23.153S" calcext:value-type="time">
            <text:p>17:54:23.15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945044" calcext:value-type="float">
            <text:p>-9.45E-05</text:p>
          </table:table-cell>
          <table:table-cell table:formula="of:=[.C145]*10^9" office:value-type="float" office:value="-94504.4" calcext:value-type="float">
            <text:p>-94504.4</text:p>
          </table:table-cell>
          <table:table-cell table:formula="of:=[.$N$1]*[.D145]" office:value-type="float" office:value="-80731.1176934651" calcext:value-type="float">
            <text:p>-80731.1176934651</text:p>
          </table:table-cell>
          <table:table-cell/>
          <table:table-cell office:value-type="float" office:value="-140" calcext:value-type="float">
            <text:p>-140</text:p>
          </table:table-cell>
          <table:table-cell table:formula="of:=AVERAGE([.E144:.E148])" office:value-type="float" office:value="-80831.2537888853" calcext:value-type="float">
            <text:p>-80831.2537888853</text:p>
          </table:table-cell>
          <table:table-cell office:value-type="float" office:value="0.05" calcext:value-type="float">
            <text:p>0.05</text:p>
          </table:table-cell>
          <table:table-cell table:formula="of:=SQRT(([.H145]*[.$N$2])^2+([.$N$1]*[.L145])^2)" office:value-type="float" office:value="627.497717682891" calcext:value-type="float">
            <text:p>627.497717682891</text:p>
          </table:table-cell>
          <table:table-cell/>
          <table:table-cell table:formula="of:=(MAX([.E144:.E148])-MIN([.E144:.E148]))/2" office:value-type="float" office:value="212.197629264425" calcext:value-type="float">
            <text:p>212.197629264425</text:p>
          </table:table-cell>
          <table:table-cell table:number-columns-repeated="2"/>
        </table:table-row>
        <table:table-row table:style-name="ro1">
          <table:table-cell office:value-type="time" office:time-value="PT17H54M23.537S" calcext:value-type="time">
            <text:p>17:54:23.54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9462845" calcext:value-type="float">
            <text:p>-9.46E-05</text:p>
          </table:table-cell>
          <table:table-cell table:formula="of:=[.C146]*10^9" office:value-type="float" office:value="-94628.45" calcext:value-type="float">
            <text:p>-94628.45</text:p>
          </table:table-cell>
          <table:table-cell table:formula="of:=[.$N$1]*[.D146]" office:value-type="float" office:value="-80837.0883694323" calcext:value-type="float">
            <text:p>-80837.0883694323</text:p>
          </table:table-cell>
          <table:table-cell table:number-columns-repeated="9"/>
        </table:table-row>
        <table:table-row table:style-name="ro1">
          <table:table-cell office:value-type="time" office:time-value="PT17H54M23.921S" calcext:value-type="time">
            <text:p>17:54:23.92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9475603" calcext:value-type="float">
            <text:p>-9.48E-05</text:p>
          </table:table-cell>
          <table:table-cell table:formula="of:=[.C147]*10^9" office:value-type="float" office:value="-94756.03" calcext:value-type="float">
            <text:p>-94756.03</text:p>
          </table:table-cell>
          <table:table-cell table:formula="of:=[.$N$1]*[.D147]" office:value-type="float" office:value="-80946.0745753162" calcext:value-type="float">
            <text:p>-80946.0745753162</text:p>
          </table:table-cell>
          <table:table-cell table:number-columns-repeated="9"/>
        </table:table-row>
        <table:table-row table:style-name="ro1">
          <table:table-cell office:value-type="time" office:time-value="PT17H54M24.305S" calcext:value-type="time">
            <text:p>17:54:24.31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9485801" calcext:value-type="float">
            <text:p>-9.49E-05</text:p>
          </table:table-cell>
          <table:table-cell table:formula="of:=[.C148]*10^9" office:value-type="float" office:value="-94858.01" calcext:value-type="float">
            <text:p>-94858.01</text:p>
          </table:table-cell>
          <table:table-cell table:formula="of:=[.$N$1]*[.D148]" office:value-type="float" office:value="-81033.1917823709" calcext:value-type="float">
            <text:p>-81033.1917823709</text:p>
          </table:table-cell>
          <table:table-cell table:number-columns-repeated="9"/>
        </table:table-row>
        <table:table-row table:style-name="ro1">
          <table:table-cell office:value-type="time" office:time-value="PT17H54M24.689S" calcext:value-type="time">
            <text:p>17:54:24.69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9758074" calcext:value-type="float">
            <text:p>-9.76E-05</text:p>
          </table:table-cell>
          <table:table-cell table:formula="of:=[.C149]*10^9" office:value-type="float" office:value="-97580.74" calcext:value-type="float">
            <text:p>-97580.74</text:p>
          </table:table-cell>
          <table:table-cell table:formula="of:=[.$N$1]*[.D149]" office:value-type="float" office:value="-83359.1050316749" calcext:value-type="float">
            <text:p>-83359.1050316749</text:p>
          </table:table-cell>
          <table:table-cell table:number-columns-repeated="9"/>
        </table:table-row>
        <table:table-row table:style-name="ro1">
          <table:table-cell office:value-type="time" office:time-value="PT17H54M25.073S" calcext:value-type="time">
            <text:p>17:54:25.07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9773551" calcext:value-type="float">
            <text:p>-9.77E-05</text:p>
          </table:table-cell>
          <table:table-cell table:formula="of:=[.C150]*10^9" office:value-type="float" office:value="-97735.51" calcext:value-type="float">
            <text:p>-97735.51</text:p>
          </table:table-cell>
          <table:table-cell table:formula="of:=[.$N$1]*[.D150]" office:value-type="float" office:value="-83491.3185062371" calcext:value-type="float">
            <text:p>-83491.3185062371</text:p>
          </table:table-cell>
          <table:table-cell/>
          <table:table-cell office:value-type="float" office:value="-145" calcext:value-type="float">
            <text:p>-145</text:p>
          </table:table-cell>
          <table:table-cell table:formula="of:=AVERAGE([.E149:.E153])" office:value-type="float" office:value="-83587.895763801" calcext:value-type="float">
            <text:p>-83587.895763801</text:p>
          </table:table-cell>
          <table:table-cell office:value-type="float" office:value="0.05" calcext:value-type="float">
            <text:p>0.05</text:p>
          </table:table-cell>
          <table:table-cell table:formula="of:=SQRT(([.H150]*[.$N$2])^2+([.$N$1]*[.L150])^2)" office:value-type="float" office:value="648.046681386699" calcext:value-type="float">
            <text:p>648.046681386699</text:p>
          </table:table-cell>
          <table:table-cell/>
          <table:table-cell table:formula="of:=(MAX([.E149:.E153])-MIN([.E149:.E153]))/2" office:value-type="float" office:value="215.960634727024" calcext:value-type="float">
            <text:p>215.960634727024</text:p>
          </table:table-cell>
          <table:table-cell table:number-columns-repeated="2"/>
        </table:table-row>
        <table:table-row table:style-name="ro1">
          <table:table-cell office:value-type="time" office:time-value="PT17H54M25.457S" calcext:value-type="time">
            <text:p>17:54:25.46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9786353" calcext:value-type="float">
            <text:p>-9.79E-05</text:p>
          </table:table-cell>
          <table:table-cell table:formula="of:=[.C151]*10^9" office:value-type="float" office:value="-97863.53" calcext:value-type="float">
            <text:p>-97863.53</text:p>
          </table:table-cell>
          <table:table-cell table:formula="of:=[.$N$1]*[.D151]" office:value-type="float" office:value="-83600.6805855384" calcext:value-type="float">
            <text:p>-83600.6805855384</text:p>
          </table:table-cell>
          <table:table-cell table:number-columns-repeated="9"/>
        </table:table-row>
        <table:table-row table:style-name="ro1">
          <table:table-cell office:value-type="time" office:time-value="PT17H54M25.841S" calcext:value-type="time">
            <text:p>17:54:25.84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9797669" calcext:value-type="float">
            <text:p>-9.80E-05</text:p>
          </table:table-cell>
          <table:table-cell table:formula="of:=[.C152]*10^9" office:value-type="float" office:value="-97976.69" calcext:value-type="float">
            <text:p>-97976.69</text:p>
          </table:table-cell>
          <table:table-cell table:formula="of:=[.$N$1]*[.D152]" office:value-type="float" office:value="-83697.3483944255" calcext:value-type="float">
            <text:p>-83697.3483944255</text:p>
          </table:table-cell>
          <table:table-cell table:number-columns-repeated="9"/>
        </table:table-row>
        <table:table-row table:style-name="ro1">
          <table:table-cell office:value-type="time" office:time-value="PT17H54M26.225S" calcext:value-type="time">
            <text:p>17:54:26.23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9808635" calcext:value-type="float">
            <text:p>-9.81E-05</text:p>
          </table:table-cell>
          <table:table-cell table:formula="of:=[.C153]*10^9" office:value-type="float" office:value="-98086.35" calcext:value-type="float">
            <text:p>-98086.35</text:p>
          </table:table-cell>
          <table:table-cell table:formula="of:=[.$N$1]*[.D153]" office:value-type="float" office:value="-83791.026301129" calcext:value-type="float">
            <text:p>-83791.026301129</text:p>
          </table:table-cell>
          <table:table-cell table:number-columns-repeated="9"/>
        </table:table-row>
        <table:table-row table:style-name="ro1">
          <table:table-cell office:value-type="time" office:time-value="PT17H54M26.61S" calcext:value-type="time">
            <text:p>17:54:26.61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1000004" calcext:value-type="float">
            <text:p>-1.00E-04</text:p>
          </table:table-cell>
          <table:table-cell table:formula="of:=[.C154]*10^9" office:value-type="float" office:value="-100000.4" calcext:value-type="float">
            <text:p>-100000.4</text:p>
          </table:table-cell>
          <table:table-cell table:formula="of:=[.$N$1]*[.D154]" office:value-type="float" office:value="-85426.1183796055" calcext:value-type="float">
            <text:p>-85426.1183796055</text:p>
          </table:table-cell>
          <table:table-cell table:number-columns-repeated="9"/>
        </table:table-row>
        <table:table-row table:style-name="ro1">
          <table:table-cell office:value-type="time" office:time-value="PT17H54M26.993S" calcext:value-type="time">
            <text:p>17:54:26.99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1000001" calcext:value-type="float">
            <text:p>-1.00E-04</text:p>
          </table:table-cell>
          <table:table-cell table:formula="of:=[.C155]*10^9" office:value-type="float" office:value="-100000.1" calcext:value-type="float">
            <text:p>-100000.1</text:p>
          </table:table-cell>
          <table:table-cell table:formula="of:=[.$N$1]*[.D155]" office:value-type="float" office:value="-85425.8621022754" calcext:value-type="float">
            <text:p>-85425.8621022754</text:p>
          </table:table-cell>
          <table:table-cell/>
          <table:table-cell office:value-type="float" office:value="-150" calcext:value-type="float">
            <text:p>-150</text:p>
          </table:table-cell>
          <table:table-cell table:formula="of:=AVERAGE([.E154:.E158])" office:value-type="float" office:value="-85426.0842092948" calcext:value-type="float">
            <text:p>-85426.0842092948</text:p>
          </table:table-cell>
          <table:table-cell office:value-type="float" office:value="0.05" calcext:value-type="float">
            <text:p>0.05</text:p>
          </table:table-cell>
          <table:table-cell table:formula="of:=SQRT(([.H155]*[.$N$2])^2+([.$N$1]*[.L155])^2)" office:value-type="float" office:value="634.893747234152" calcext:value-type="float">
            <text:p>634.893747234152</text:p>
          </table:table-cell>
          <table:table-cell/>
          <table:table-cell table:formula="of:=(MAX([.E154:.E158])-MIN([.E154:.E158]))/2" office:value-type="float" office:value="0.170851553353714" calcext:value-type="float">
            <text:p>0.170851553353714</text:p>
          </table:table-cell>
          <table:table-cell table:number-columns-repeated="2"/>
        </table:table-row>
        <table:table-row table:style-name="ro1">
          <table:table-cell office:value-type="time" office:time-value="PT17H54M27.369S" calcext:value-type="time">
            <text:p>17:54:27.37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1000004" calcext:value-type="float">
            <text:p>-1.00E-04</text:p>
          </table:table-cell>
          <table:table-cell table:formula="of:=[.C156]*10^9" office:value-type="float" office:value="-100000.4" calcext:value-type="float">
            <text:p>-100000.4</text:p>
          </table:table-cell>
          <table:table-cell table:formula="of:=[.$N$1]*[.D156]" office:value-type="float" office:value="-85426.1183796055" calcext:value-type="float">
            <text:p>-85426.1183796055</text:p>
          </table:table-cell>
          <table:table-cell table:number-columns-repeated="9"/>
        </table:table-row>
        <table:table-row table:style-name="ro1">
          <table:table-cell office:value-type="time" office:time-value="PT17H54M27.744S" calcext:value-type="time">
            <text:p>17:54:27.74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1000005" calcext:value-type="float">
            <text:p>-1.00E-04</text:p>
          </table:table-cell>
          <table:table-cell table:formula="of:=[.C157]*10^9" office:value-type="float" office:value="-100000.5" calcext:value-type="float">
            <text:p>-100000.5</text:p>
          </table:table-cell>
          <table:table-cell table:formula="of:=[.$N$1]*[.D157]" office:value-type="float" office:value="-85426.2038053821" calcext:value-type="float">
            <text:p>-85426.2038053821</text:p>
          </table:table-cell>
          <table:table-cell table:number-columns-repeated="9"/>
        </table:table-row>
        <table:table-row table:style-name="ro1">
          <table:table-cell office:value-type="time" office:time-value="PT17H54M28.128S" calcext:value-type="time">
            <text:p>17:54:28.13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1000004" calcext:value-type="float">
            <text:p>-1.00E-04</text:p>
          </table:table-cell>
          <table:table-cell table:formula="of:=[.C158]*10^9" office:value-type="float" office:value="-100000.4" calcext:value-type="float">
            <text:p>-100000.4</text:p>
          </table:table-cell>
          <table:table-cell table:formula="of:=[.$N$1]*[.D158]" office:value-type="float" office:value="-85426.1183796055" calcext:value-type="float">
            <text:p>-85426.1183796055</text:p>
          </table:table-cell>
          <table:table-cell table:number-columns-repeated="9"/>
        </table:table-row>
        <table:table-row table:style-name="ro1">
          <table:table-cell office:value-type="time" office:time-value="PT17H54M28.513S" calcext:value-type="time">
            <text:p>17:54:28.51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1000004" calcext:value-type="float">
            <text:p>-1.00E-04</text:p>
          </table:table-cell>
          <table:table-cell table:formula="of:=[.C159]*10^9" office:value-type="float" office:value="-100000.4" calcext:value-type="float">
            <text:p>-100000.4</text:p>
          </table:table-cell>
          <table:table-cell table:formula="of:=[.$N$1]*[.D159]" office:value-type="float" office:value="-85426.1183796055" calcext:value-type="float">
            <text:p>-85426.1183796055</text:p>
          </table:table-cell>
          <table:table-cell table:number-columns-repeated="9"/>
        </table:table-row>
        <table:table-row table:style-name="ro1">
          <table:table-cell office:value-type="time" office:time-value="PT17H54M28.896S" calcext:value-type="time">
            <text:p>17:54:28.90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1000004" calcext:value-type="float">
            <text:p>-1.00E-04</text:p>
          </table:table-cell>
          <table:table-cell table:formula="of:=[.C160]*10^9" office:value-type="float" office:value="-100000.4" calcext:value-type="float">
            <text:p>-100000.4</text:p>
          </table:table-cell>
          <table:table-cell table:formula="of:=[.$N$1]*[.D160]" office:value-type="float" office:value="-85426.1183796055" calcext:value-type="float">
            <text:p>-85426.1183796055</text:p>
          </table:table-cell>
          <table:table-cell/>
          <table:table-cell office:value-type="float" office:value="-155" calcext:value-type="float">
            <text:p>-155</text:p>
          </table:table-cell>
          <table:table-cell table:formula="of:=AVERAGE([.E159:.E163])" office:value-type="float" office:value="-85426.0842092948" calcext:value-type="float">
            <text:p>-85426.0842092948</text:p>
          </table:table-cell>
          <table:table-cell office:value-type="float" office:value="0.05" calcext:value-type="float">
            <text:p>0.05</text:p>
          </table:table-cell>
          <table:table-cell table:formula="of:=SQRT(([.H160]*[.$N$2])^2+([.$N$1]*[.L160])^2)" office:value-type="float" office:value="634.893731506786" calcext:value-type="float">
            <text:p>634.893731506786</text:p>
          </table:table-cell>
          <table:table-cell/>
          <table:table-cell table:formula="of:=(MAX([.E159:.E163])-MIN([.E159:.E163]))/2" office:value-type="float" office:value="0.0427128883384285" calcext:value-type="float">
            <text:p>0.042712888338429</text:p>
          </table:table-cell>
          <table:table-cell table:number-columns-repeated="2"/>
        </table:table-row>
        <table:table-row table:style-name="ro1">
          <table:table-cell office:value-type="time" office:time-value="PT17H54M29.273S" calcext:value-type="time">
            <text:p>17:54:29.27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1000004" calcext:value-type="float">
            <text:p>-1.00E-04</text:p>
          </table:table-cell>
          <table:table-cell table:formula="of:=[.C161]*10^9" office:value-type="float" office:value="-100000.4" calcext:value-type="float">
            <text:p>-100000.4</text:p>
          </table:table-cell>
          <table:table-cell table:formula="of:=[.$N$1]*[.D161]" office:value-type="float" office:value="-85426.1183796055" calcext:value-type="float">
            <text:p>-85426.1183796055</text:p>
          </table:table-cell>
          <table:table-cell table:number-columns-repeated="9"/>
        </table:table-row>
        <table:table-row table:style-name="ro1">
          <table:table-cell office:value-type="time" office:time-value="PT17H54M29.649S" calcext:value-type="time">
            <text:p>17:54:29.65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1000003" calcext:value-type="float">
            <text:p>-1.00E-04</text:p>
          </table:table-cell>
          <table:table-cell table:formula="of:=[.C162]*10^9" office:value-type="float" office:value="-100000.3" calcext:value-type="float">
            <text:p>-100000.3</text:p>
          </table:table-cell>
          <table:table-cell table:formula="of:=[.$N$1]*[.D162]" office:value-type="float" office:value="-85426.0329538288" calcext:value-type="float">
            <text:p>-85426.0329538288</text:p>
          </table:table-cell>
          <table:table-cell table:number-columns-repeated="9"/>
        </table:table-row>
        <table:table-row table:style-name="ro1">
          <table:table-cell office:value-type="time" office:time-value="PT17H54M30.033S" calcext:value-type="time">
            <text:p>17:54:30.03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1000003" calcext:value-type="float">
            <text:p>-1.00E-04</text:p>
          </table:table-cell>
          <table:table-cell table:formula="of:=[.C163]*10^9" office:value-type="float" office:value="-100000.3" calcext:value-type="float">
            <text:p>-100000.3</text:p>
          </table:table-cell>
          <table:table-cell table:formula="of:=[.$N$1]*[.D163]" office:value-type="float" office:value="-85426.0329538288" calcext:value-type="float">
            <text:p>-85426.0329538288</text:p>
          </table:table-cell>
          <table:table-cell table:number-columns-repeated="9"/>
        </table:table-row>
        <table:table-row table:style-name="ro1">
          <table:table-cell office:value-type="time" office:time-value="PT17H54M30.418S" calcext:value-type="time">
            <text:p>17:54:30.42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1000004" calcext:value-type="float">
            <text:p>-1.00E-04</text:p>
          </table:table-cell>
          <table:table-cell table:formula="of:=[.C164]*10^9" office:value-type="float" office:value="-100000.4" calcext:value-type="float">
            <text:p>-100000.4</text:p>
          </table:table-cell>
          <table:table-cell table:formula="of:=[.$N$1]*[.D164]" office:value-type="float" office:value="-85426.1183796055" calcext:value-type="float">
            <text:p>-85426.1183796055</text:p>
          </table:table-cell>
          <table:table-cell table:number-columns-repeated="9"/>
        </table:table-row>
        <table:table-row table:style-name="ro1">
          <table:table-cell office:value-type="time" office:time-value="PT17H54M30.801S" calcext:value-type="time">
            <text:p>17:54:30.80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1000005" calcext:value-type="float">
            <text:p>-1.00E-04</text:p>
          </table:table-cell>
          <table:table-cell table:formula="of:=[.C165]*10^9" office:value-type="float" office:value="-100000.5" calcext:value-type="float">
            <text:p>-100000.5</text:p>
          </table:table-cell>
          <table:table-cell table:formula="of:=[.$N$1]*[.D165]" office:value-type="float" office:value="-85426.2038053821" calcext:value-type="float">
            <text:p>-85426.2038053821</text:p>
          </table:table-cell>
          <table:table-cell/>
          <table:table-cell office:value-type="float" office:value="-160" calcext:value-type="float">
            <text:p>-160</text:p>
          </table:table-cell>
          <table:table-cell table:formula="of:=AVERAGE([.E164:.E168])" office:value-type="float" office:value="-85426.1183796055" calcext:value-type="float">
            <text:p>-85426.1183796055</text:p>
          </table:table-cell>
          <table:table-cell office:value-type="float" office:value="0.05" calcext:value-type="float">
            <text:p>0.05</text:p>
          </table:table-cell>
          <table:table-cell table:formula="of:=SQRT(([.H165]*[.$N$2])^2+([.$N$1]*[.L165])^2)" office:value-type="float" office:value="634.893988608836" calcext:value-type="float">
            <text:p>634.893988608836</text:p>
          </table:table-cell>
          <table:table-cell/>
          <table:table-cell table:formula="of:=(MAX([.E164:.E168])-MIN([.E164:.E168]))/2" office:value-type="float" office:value="0.085425776669581" calcext:value-type="float">
            <text:p>0.085425776669581</text:p>
          </table:table-cell>
          <table:table-cell table:number-columns-repeated="2"/>
        </table:table-row>
        <table:table-row table:style-name="ro1">
          <table:table-cell office:value-type="time" office:time-value="PT17H54M31.185S" calcext:value-type="time">
            <text:p>17:54:31.19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1000004" calcext:value-type="float">
            <text:p>-1.00E-04</text:p>
          </table:table-cell>
          <table:table-cell table:formula="of:=[.C166]*10^9" office:value-type="float" office:value="-100000.4" calcext:value-type="float">
            <text:p>-100000.4</text:p>
          </table:table-cell>
          <table:table-cell table:formula="of:=[.$N$1]*[.D166]" office:value-type="float" office:value="-85426.1183796055" calcext:value-type="float">
            <text:p>-85426.1183796055</text:p>
          </table:table-cell>
          <table:table-cell table:number-columns-repeated="9"/>
        </table:table-row>
        <table:table-row table:style-name="ro1">
          <table:table-cell office:value-type="time" office:time-value="PT17H54M31.569S" calcext:value-type="time">
            <text:p>17:54:31.57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1000003" calcext:value-type="float">
            <text:p>-1.00E-04</text:p>
          </table:table-cell>
          <table:table-cell table:formula="of:=[.C167]*10^9" office:value-type="float" office:value="-100000.3" calcext:value-type="float">
            <text:p>-100000.3</text:p>
          </table:table-cell>
          <table:table-cell table:formula="of:=[.$N$1]*[.D167]" office:value-type="float" office:value="-85426.0329538288" calcext:value-type="float">
            <text:p>-85426.0329538288</text:p>
          </table:table-cell>
          <table:table-cell table:number-columns-repeated="9"/>
        </table:table-row>
        <table:table-row table:style-name="ro1">
          <table:table-cell office:value-type="time" office:time-value="PT17H54M31.953S" calcext:value-type="time">
            <text:p>17:54:31.95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1000004" calcext:value-type="float">
            <text:p>-1.00E-04</text:p>
          </table:table-cell>
          <table:table-cell table:formula="of:=[.C168]*10^9" office:value-type="float" office:value="-100000.4" calcext:value-type="float">
            <text:p>-100000.4</text:p>
          </table:table-cell>
          <table:table-cell table:formula="of:=[.$N$1]*[.D168]" office:value-type="float" office:value="-85426.1183796055" calcext:value-type="float">
            <text:p>-85426.1183796055</text:p>
          </table:table-cell>
          <table:table-cell table:number-columns-repeated="9"/>
        </table:table-row>
        <table:table-row table:style-name="ro1">
          <table:table-cell office:value-type="time" office:time-value="PT17H54M32.337S" calcext:value-type="time">
            <text:p>17:54:32.34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1000003" calcext:value-type="float">
            <text:p>-1.00E-04</text:p>
          </table:table-cell>
          <table:table-cell table:formula="of:=[.C169]*10^9" office:value-type="float" office:value="-100000.3" calcext:value-type="float">
            <text:p>-100000.3</text:p>
          </table:table-cell>
          <table:table-cell table:formula="of:=[.$N$1]*[.D169]" office:value-type="float" office:value="-85426.0329538288" calcext:value-type="float">
            <text:p>-85426.0329538288</text:p>
          </table:table-cell>
          <table:table-cell table:number-columns-repeated="9"/>
        </table:table-row>
        <table:table-row table:style-name="ro1">
          <table:table-cell office:value-type="time" office:time-value="PT17H54M32.721S" calcext:value-type="time">
            <text:p>17:54:32.72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1000005" calcext:value-type="float">
            <text:p>-1.00E-04</text:p>
          </table:table-cell>
          <table:table-cell table:formula="of:=[.C170]*10^9" office:value-type="float" office:value="-100000.5" calcext:value-type="float">
            <text:p>-100000.5</text:p>
          </table:table-cell>
          <table:table-cell table:formula="of:=[.$N$1]*[.D170]" office:value-type="float" office:value="-85426.2038053821" calcext:value-type="float">
            <text:p>-85426.2038053821</text:p>
          </table:table-cell>
          <table:table-cell/>
          <table:table-cell office:value-type="float" office:value="-165" calcext:value-type="float">
            <text:p>-165</text:p>
          </table:table-cell>
          <table:table-cell table:formula="of:=AVERAGE([.E169:.E173])" office:value-type="float" office:value="-85426.1183796055" calcext:value-type="float">
            <text:p>-85426.1183796055</text:p>
          </table:table-cell>
          <table:table-cell office:value-type="float" office:value="0.05" calcext:value-type="float">
            <text:p>0.05</text:p>
          </table:table-cell>
          <table:table-cell table:formula="of:=SQRT(([.H170]*[.$N$2])^2+([.$N$1]*[.L170])^2)" office:value-type="float" office:value="634.893988608836" calcext:value-type="float">
            <text:p>634.893988608836</text:p>
          </table:table-cell>
          <table:table-cell/>
          <table:table-cell table:formula="of:=(MAX([.E169:.E173])-MIN([.E169:.E173]))/2" office:value-type="float" office:value="0.085425776669581" calcext:value-type="float">
            <text:p>0.085425776669581</text:p>
          </table:table-cell>
          <table:table-cell table:number-columns-repeated="2"/>
        </table:table-row>
        <table:table-row table:style-name="ro1">
          <table:table-cell office:value-type="time" office:time-value="PT17H54M33.106S" calcext:value-type="time">
            <text:p>17:54:33.11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1000004" calcext:value-type="float">
            <text:p>-1.00E-04</text:p>
          </table:table-cell>
          <table:table-cell table:formula="of:=[.C171]*10^9" office:value-type="float" office:value="-100000.4" calcext:value-type="float">
            <text:p>-100000.4</text:p>
          </table:table-cell>
          <table:table-cell table:formula="of:=[.$N$1]*[.D171]" office:value-type="float" office:value="-85426.1183796055" calcext:value-type="float">
            <text:p>-85426.1183796055</text:p>
          </table:table-cell>
          <table:table-cell table:number-columns-repeated="9"/>
        </table:table-row>
        <table:table-row table:style-name="ro1">
          <table:table-cell office:value-type="time" office:time-value="PT17H54M33.489S" calcext:value-type="time">
            <text:p>17:54:33.49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1000004" calcext:value-type="float">
            <text:p>-1.00E-04</text:p>
          </table:table-cell>
          <table:table-cell table:formula="of:=[.C172]*10^9" office:value-type="float" office:value="-100000.4" calcext:value-type="float">
            <text:p>-100000.4</text:p>
          </table:table-cell>
          <table:table-cell table:formula="of:=[.$N$1]*[.D172]" office:value-type="float" office:value="-85426.1183796055" calcext:value-type="float">
            <text:p>-85426.1183796055</text:p>
          </table:table-cell>
          <table:table-cell table:number-columns-repeated="9"/>
        </table:table-row>
        <table:table-row table:style-name="ro1">
          <table:table-cell office:value-type="time" office:time-value="PT17H54M33.873S" calcext:value-type="time">
            <text:p>17:54:33.87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1000004" calcext:value-type="float">
            <text:p>-1.00E-04</text:p>
          </table:table-cell>
          <table:table-cell table:formula="of:=[.C173]*10^9" office:value-type="float" office:value="-100000.4" calcext:value-type="float">
            <text:p>-100000.4</text:p>
          </table:table-cell>
          <table:table-cell table:formula="of:=[.$N$1]*[.D173]" office:value-type="float" office:value="-85426.1183796055" calcext:value-type="float">
            <text:p>-85426.1183796055</text:p>
          </table:table-cell>
          <table:table-cell table:number-columns-repeated="9"/>
        </table:table-row>
        <table:table-row table:style-name="ro1">
          <table:table-cell office:value-type="time" office:time-value="PT17H54M34.257S" calcext:value-type="time">
            <text:p>17:54:34.26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1000004" calcext:value-type="float">
            <text:p>-1.00E-04</text:p>
          </table:table-cell>
          <table:table-cell table:formula="of:=[.C174]*10^9" office:value-type="float" office:value="-100000.4" calcext:value-type="float">
            <text:p>-100000.4</text:p>
          </table:table-cell>
          <table:table-cell table:formula="of:=[.$N$1]*[.D174]" office:value-type="float" office:value="-85426.1183796055" calcext:value-type="float">
            <text:p>-85426.1183796055</text:p>
          </table:table-cell>
          <table:table-cell table:number-columns-repeated="9"/>
        </table:table-row>
        <table:table-row table:style-name="ro1">
          <table:table-cell office:value-type="time" office:time-value="PT17H54M34.641S" calcext:value-type="time">
            <text:p>17:54:34.64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1000003" calcext:value-type="float">
            <text:p>-1.00E-04</text:p>
          </table:table-cell>
          <table:table-cell table:formula="of:=[.C175]*10^9" office:value-type="float" office:value="-100000.3" calcext:value-type="float">
            <text:p>-100000.3</text:p>
          </table:table-cell>
          <table:table-cell table:formula="of:=[.$N$1]*[.D175]" office:value-type="float" office:value="-85426.0329538288" calcext:value-type="float">
            <text:p>-85426.0329538288</text:p>
          </table:table-cell>
          <table:table-cell/>
          <table:table-cell office:value-type="float" office:value="-170" calcext:value-type="float">
            <text:p>-170</text:p>
          </table:table-cell>
          <table:table-cell table:formula="of:=AVERAGE([.E174:.E178])" office:value-type="float" office:value="-85426.1012944501" calcext:value-type="float">
            <text:p>-85426.1012944501</text:p>
          </table:table-cell>
          <table:table-cell office:value-type="float" office:value="0.05" calcext:value-type="float">
            <text:p>0.05</text:p>
          </table:table-cell>
          <table:table-cell table:formula="of:=SQRT(([.H175]*[.$N$2])^2+([.$N$1]*[.L175])^2)" office:value-type="float" office:value="634.893858485075" calcext:value-type="float">
            <text:p>634.893858485075</text:p>
          </table:table-cell>
          <table:table-cell/>
          <table:table-cell table:formula="of:=(MAX([.E174:.E178])-MIN([.E174:.E178]))/2" office:value-type="float" office:value="0.0427128883384285" calcext:value-type="float">
            <text:p>0.042712888338429</text:p>
          </table:table-cell>
          <table:table-cell table:number-columns-repeated="2"/>
        </table:table-row>
        <table:table-row table:style-name="ro1">
          <table:table-cell office:value-type="time" office:time-value="PT17H54M35.025S" calcext:value-type="time">
            <text:p>17:54:35.03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1000004" calcext:value-type="float">
            <text:p>-1.00E-04</text:p>
          </table:table-cell>
          <table:table-cell table:formula="of:=[.C176]*10^9" office:value-type="float" office:value="-100000.4" calcext:value-type="float">
            <text:p>-100000.4</text:p>
          </table:table-cell>
          <table:table-cell table:formula="of:=[.$N$1]*[.D176]" office:value-type="float" office:value="-85426.1183796055" calcext:value-type="float">
            <text:p>-85426.1183796055</text:p>
          </table:table-cell>
          <table:table-cell table:number-columns-repeated="9"/>
        </table:table-row>
        <table:table-row table:style-name="ro1">
          <table:table-cell office:value-type="time" office:time-value="PT17H54M35.41S" calcext:value-type="time">
            <text:p>17:54:35.41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1000004" calcext:value-type="float">
            <text:p>-1.00E-04</text:p>
          </table:table-cell>
          <table:table-cell table:formula="of:=[.C177]*10^9" office:value-type="float" office:value="-100000.4" calcext:value-type="float">
            <text:p>-100000.4</text:p>
          </table:table-cell>
          <table:table-cell table:formula="of:=[.$N$1]*[.D177]" office:value-type="float" office:value="-85426.1183796055" calcext:value-type="float">
            <text:p>-85426.1183796055</text:p>
          </table:table-cell>
          <table:table-cell table:number-columns-repeated="9"/>
        </table:table-row>
        <table:table-row table:style-name="ro1">
          <table:table-cell office:value-type="time" office:time-value="PT17H54M35.794S" calcext:value-type="time">
            <text:p>17:54:35.79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1000004" calcext:value-type="float">
            <text:p>-1.00E-04</text:p>
          </table:table-cell>
          <table:table-cell table:formula="of:=[.C178]*10^9" office:value-type="float" office:value="-100000.4" calcext:value-type="float">
            <text:p>-100000.4</text:p>
          </table:table-cell>
          <table:table-cell table:formula="of:=[.$N$1]*[.D178]" office:value-type="float" office:value="-85426.1183796055" calcext:value-type="float">
            <text:p>-85426.1183796055</text:p>
          </table:table-cell>
          <table:table-cell table:number-columns-repeated="9"/>
        </table:table-row>
        <table:table-row table:style-name="ro1">
          <table:table-cell office:value-type="time" office:time-value="PT17H54M36.178S" calcext:value-type="time">
            <text:p>17:54:36.18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1000004" calcext:value-type="float">
            <text:p>-1.00E-04</text:p>
          </table:table-cell>
          <table:table-cell table:formula="of:=[.C179]*10^9" office:value-type="float" office:value="-100000.4" calcext:value-type="float">
            <text:p>-100000.4</text:p>
          </table:table-cell>
          <table:table-cell table:formula="of:=[.$N$1]*[.D179]" office:value-type="float" office:value="-85426.1183796055" calcext:value-type="float">
            <text:p>-85426.1183796055</text:p>
          </table:table-cell>
          <table:table-cell table:number-columns-repeated="9"/>
        </table:table-row>
        <table:table-row table:style-name="ro1">
          <table:table-cell office:value-type="time" office:time-value="PT17H54M36.562S" calcext:value-type="time">
            <text:p>17:54:36.56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1000004" calcext:value-type="float">
            <text:p>-1.00E-04</text:p>
          </table:table-cell>
          <table:table-cell table:formula="of:=[.C180]*10^9" office:value-type="float" office:value="-100000.4" calcext:value-type="float">
            <text:p>-100000.4</text:p>
          </table:table-cell>
          <table:table-cell table:formula="of:=[.$N$1]*[.D180]" office:value-type="float" office:value="-85426.1183796055" calcext:value-type="float">
            <text:p>-85426.1183796055</text:p>
          </table:table-cell>
          <table:table-cell/>
          <table:table-cell office:value-type="float" office:value="-175" calcext:value-type="float">
            <text:p>-175</text:p>
          </table:table-cell>
          <table:table-cell table:formula="of:=AVERAGE([.E179:.E183])" office:value-type="float" office:value="-85426.1354647608" calcext:value-type="float">
            <text:p>-85426.1354647608</text:p>
          </table:table-cell>
          <table:table-cell office:value-type="float" office:value="0.05" calcext:value-type="float">
            <text:p>0.05</text:p>
          </table:table-cell>
          <table:table-cell table:formula="of:=SQRT(([.H180]*[.$N$2])^2+([.$N$1]*[.L180])^2)" office:value-type="float" office:value="634.894112441653" calcext:value-type="float">
            <text:p>634.894112441653</text:p>
          </table:table-cell>
          <table:table-cell/>
          <table:table-cell table:formula="of:=(MAX([.E179:.E183])-MIN([.E179:.E183]))/2" office:value-type="float" office:value="0.0427128883311525" calcext:value-type="float">
            <text:p>0.042712888331153</text:p>
          </table:table-cell>
          <table:table-cell table:number-columns-repeated="2"/>
        </table:table-row>
        <table:table-row table:style-name="ro1">
          <table:table-cell office:value-type="time" office:time-value="PT17H54M36.946S" calcext:value-type="time">
            <text:p>17:54:36.95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1000004" calcext:value-type="float">
            <text:p>-1.00E-04</text:p>
          </table:table-cell>
          <table:table-cell table:formula="of:=[.C181]*10^9" office:value-type="float" office:value="-100000.4" calcext:value-type="float">
            <text:p>-100000.4</text:p>
          </table:table-cell>
          <table:table-cell table:formula="of:=[.$N$1]*[.D181]" office:value-type="float" office:value="-85426.1183796055" calcext:value-type="float">
            <text:p>-85426.1183796055</text:p>
          </table:table-cell>
          <table:table-cell table:number-columns-repeated="9"/>
        </table:table-row>
        <table:table-row table:style-name="ro1">
          <table:table-cell office:value-type="time" office:time-value="PT17H54M37.33S" calcext:value-type="time">
            <text:p>17:54:37.33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1000005" calcext:value-type="float">
            <text:p>-1.00E-04</text:p>
          </table:table-cell>
          <table:table-cell table:formula="of:=[.C182]*10^9" office:value-type="float" office:value="-100000.5" calcext:value-type="float">
            <text:p>-100000.5</text:p>
          </table:table-cell>
          <table:table-cell table:formula="of:=[.$N$1]*[.D182]" office:value-type="float" office:value="-85426.2038053821" calcext:value-type="float">
            <text:p>-85426.2038053821</text:p>
          </table:table-cell>
          <table:table-cell table:number-columns-repeated="9"/>
        </table:table-row>
        <table:table-row table:style-name="ro1">
          <table:table-cell office:value-type="time" office:time-value="PT17H54M37.714S" calcext:value-type="time">
            <text:p>17:54:37.71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1000004" calcext:value-type="float">
            <text:p>-1.00E-04</text:p>
          </table:table-cell>
          <table:table-cell table:formula="of:=[.C183]*10^9" office:value-type="float" office:value="-100000.4" calcext:value-type="float">
            <text:p>-100000.4</text:p>
          </table:table-cell>
          <table:table-cell table:formula="of:=[.$N$1]*[.D183]" office:value-type="float" office:value="-85426.1183796055" calcext:value-type="float">
            <text:p>-85426.1183796055</text:p>
          </table:table-cell>
          <table:table-cell table:number-columns-repeated="9"/>
        </table:table-row>
        <table:table-row table:style-name="ro1">
          <table:table-cell office:value-type="time" office:time-value="PT17H49M53.178S" calcext:value-type="time">
            <text:p>17:49:53.18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3294914" calcext:value-type="float">
            <text:p>-3.29E-05</text:p>
          </table:table-cell>
          <table:table-cell table:formula="of:=[.C184]*10^9" office:value-type="float" office:value="-32949.14" calcext:value-type="float">
            <text:p>-32949.14</text:p>
          </table:table-cell>
          <table:table-cell table:formula="of:=[.$N$1]*[.D184]" office:value-type="float" office:value="-28147.0587532269" calcext:value-type="float">
            <text:p>-28147.0587532269</text:p>
          </table:table-cell>
          <table:table-cell table:number-columns-repeated="9"/>
        </table:table-row>
        <table:table-row table:style-name="ro1">
          <table:table-cell office:value-type="time" office:time-value="PT17H49M53.56S" calcext:value-type="time">
            <text:p>17:49:53.56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329151" calcext:value-type="float">
            <text:p>-3.29E-05</text:p>
          </table:table-cell>
          <table:table-cell table:formula="of:=[.C185]*10^9" office:value-type="float" office:value="-32915.1" calcext:value-type="float">
            <text:p>-32915.1</text:p>
          </table:table-cell>
          <table:table-cell table:formula="of:=[.$N$1]*[.D185]" office:value-type="float" office:value="-28117.9798188462" calcext:value-type="float">
            <text:p>-28117.9798188462</text:p>
          </table:table-cell>
          <table:table-cell/>
          <table:table-cell office:value-type="float" office:value="-180" calcext:value-type="float">
            <text:p>-180</text:p>
          </table:table-cell>
          <table:table-cell table:formula="of:=AVERAGE([.E184:.E188])" office:value-type="float" office:value="-28098.147370533" calcext:value-type="float">
            <text:p>-28098.147370533</text:p>
          </table:table-cell>
          <table:table-cell office:value-type="float" office:value="0.05" calcext:value-type="float">
            <text:p>0.05</text:p>
          </table:table-cell>
          <table:table-cell table:formula="of:=SQRT(([.H185]*[.$N$2])^2+([.$N$1]*[.L185])^2)" office:value-type="float" office:value="212.317063756628" calcext:value-type="float">
            <text:p>212.317063756628</text:p>
          </table:table-cell>
          <table:table-cell/>
          <table:table-cell table:formula="of:=(MAX([.E184:.E188])-MIN([.E184:.E188]))/2" office:value-type="float" office:value="44.8741604881634" calcext:value-type="float">
            <text:p>44.8741604881634</text:p>
          </table:table-cell>
          <table:table-cell table:number-columns-repeated="2"/>
        </table:table-row>
        <table:table-row table:style-name="ro1">
          <table:table-cell office:value-type="time" office:time-value="PT17H49M53.945S" calcext:value-type="time">
            <text:p>17:49:53.95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3288699" calcext:value-type="float">
            <text:p>-3.29E-05</text:p>
          </table:table-cell>
          <table:table-cell table:formula="of:=[.C186]*10^9" office:value-type="float" office:value="-32886.99" calcext:value-type="float">
            <text:p>-32886.99</text:p>
          </table:table-cell>
          <table:table-cell table:formula="of:=[.$N$1]*[.D186]" office:value-type="float" office:value="-28093.9666330225" calcext:value-type="float">
            <text:p>-28093.9666330225</text:p>
          </table:table-cell>
          <table:table-cell table:number-columns-repeated="9"/>
        </table:table-row>
        <table:table-row table:style-name="ro1">
          <table:table-cell office:value-type="time" office:time-value="PT17H49M54.329S" calcext:value-type="time">
            <text:p>17:49:54.33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3286411" calcext:value-type="float">
            <text:p>-3.29E-05</text:p>
          </table:table-cell>
          <table:table-cell table:formula="of:=[.C187]*10^9" office:value-type="float" office:value="-32864.11" calcext:value-type="float">
            <text:p>-32864.11</text:p>
          </table:table-cell>
          <table:table-cell table:formula="of:=[.$N$1]*[.D187]" office:value-type="float" office:value="-28074.4212153189" calcext:value-type="float">
            <text:p>-28074.4212153189</text:p>
          </table:table-cell>
          <table:table-cell table:number-columns-repeated="9"/>
        </table:table-row>
        <table:table-row table:style-name="ro1">
          <table:table-cell office:value-type="time" office:time-value="PT17H49M54.713S" calcext:value-type="time">
            <text:p>17:49:54.71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3284408" calcext:value-type="float">
            <text:p>-3.28E-05</text:p>
          </table:table-cell>
          <table:table-cell table:formula="of:=[.C188]*10^9" office:value-type="float" office:value="-32844.08" calcext:value-type="float">
            <text:p>-32844.08</text:p>
          </table:table-cell>
          <table:table-cell table:formula="of:=[.$N$1]*[.D188]" office:value-type="float" office:value="-28057.3104322506" calcext:value-type="float">
            <text:p>-28057.3104322506</text:p>
          </table:table-cell>
          <table:table-cell table:number-columns-repeated="9"/>
        </table:table-row>
        <table:table-row table:style-name="ro1">
          <table:table-cell office:value-type="time" office:time-value="PT17H49M55.098S" calcext:value-type="time">
            <text:p>17:49:55.10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3328663" calcext:value-type="float">
            <text:p>-3.33E-05</text:p>
          </table:table-cell>
          <table:table-cell table:formula="of:=[.C189]*10^9" office:value-type="float" office:value="-33286.63" calcext:value-type="float">
            <text:p>-33286.63</text:p>
          </table:table-cell>
          <table:table-cell table:formula="of:=[.$N$1]*[.D189]" office:value-type="float" office:value="-28435.3622069324" calcext:value-type="float">
            <text:p>-28435.3622069324</text:p>
          </table:table-cell>
          <table:table-cell table:number-columns-repeated="9"/>
        </table:table-row>
        <table:table-row table:style-name="ro1">
          <table:table-cell office:value-type="time" office:time-value="PT17H49M55.482S" calcext:value-type="time">
            <text:p>17:49:55.48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3324635" calcext:value-type="float">
            <text:p>-3.32E-05</text:p>
          </table:table-cell>
          <table:table-cell table:formula="of:=[.C190]*10^9" office:value-type="float" office:value="-33246.35" calcext:value-type="float">
            <text:p>-33246.35</text:p>
          </table:table-cell>
          <table:table-cell table:formula="of:=[.$N$1]*[.D190]" office:value-type="float" office:value="-28400.9527040871" calcext:value-type="float">
            <text:p>-28400.9527040871</text:p>
          </table:table-cell>
          <table:table-cell/>
          <table:table-cell office:value-type="float" office:value="-185" calcext:value-type="float">
            <text:p>-185</text:p>
          </table:table-cell>
          <table:table-cell table:formula="of:=AVERAGE([.E189:.E193])" office:value-type="float" office:value="-28378.4874333368" calcext:value-type="float">
            <text:p>-28378.4874333368</text:p>
          </table:table-cell>
          <table:table-cell office:value-type="float" office:value="0.05" calcext:value-type="float">
            <text:p>0.05</text:p>
          </table:table-cell>
          <table:table-cell table:formula="of:=SQRT(([.H190]*[.$N$2])^2+([.$N$1]*[.L190])^2)" office:value-type="float" office:value="215.740334028899" calcext:value-type="float">
            <text:p>215.740334028899</text:p>
          </table:table-cell>
          <table:table-cell/>
          <table:table-cell table:formula="of:=(MAX([.E189:.E193])-MIN([.E189:.E193]))/2" office:value-type="float" office:value="53.1348330927831" calcext:value-type="float">
            <text:p>53.1348330927831</text:p>
          </table:table-cell>
          <table:table-cell table:number-columns-repeated="2"/>
        </table:table-row>
        <table:table-row table:style-name="ro1">
          <table:table-cell office:value-type="time" office:time-value="PT17H49M55.866S" calcext:value-type="time">
            <text:p>17:49:55.87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3321657" calcext:value-type="float">
            <text:p>-3.32E-05</text:p>
          </table:table-cell>
          <table:table-cell table:formula="of:=[.C191]*10^9" office:value-type="float" office:value="-33216.57" calcext:value-type="float">
            <text:p>-33216.57</text:p>
          </table:table-cell>
          <table:table-cell table:formula="of:=[.$N$1]*[.D191]" office:value-type="float" office:value="-28375.5129077929" calcext:value-type="float">
            <text:p>-28375.5129077929</text:p>
          </table:table-cell>
          <table:table-cell table:number-columns-repeated="9"/>
        </table:table-row>
        <table:table-row table:style-name="ro1">
          <table:table-cell office:value-type="time" office:time-value="PT17H49M56.25S" calcext:value-type="time">
            <text:p>17:49:56.25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3318848" calcext:value-type="float">
            <text:p>-3.32E-05</text:p>
          </table:table-cell>
          <table:table-cell table:formula="of:=[.C192]*10^9" office:value-type="float" office:value="-33188.48" calcext:value-type="float">
            <text:p>-33188.48</text:p>
          </table:table-cell>
          <table:table-cell table:formula="of:=[.$N$1]*[.D192]" office:value-type="float" office:value="-28351.5168071245" calcext:value-type="float">
            <text:p>-28351.5168071245</text:p>
          </table:table-cell>
          <table:table-cell table:number-columns-repeated="9"/>
        </table:table-row>
        <table:table-row table:style-name="ro1">
          <table:table-cell office:value-type="time" office:time-value="PT17H49M56.634S" calcext:value-type="time">
            <text:p>17:49:56.63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3316223" calcext:value-type="float">
            <text:p>-3.32E-05</text:p>
          </table:table-cell>
          <table:table-cell table:formula="of:=[.C193]*10^9" office:value-type="float" office:value="-33162.23" calcext:value-type="float">
            <text:p>-33162.23</text:p>
          </table:table-cell>
          <table:table-cell table:formula="of:=[.$N$1]*[.D193]" office:value-type="float" office:value="-28329.0925407469" calcext:value-type="float">
            <text:p>-28329.0925407469</text:p>
          </table:table-cell>
          <table:table-cell table:number-columns-repeated="9"/>
        </table:table-row>
        <table:table-row table:style-name="ro1">
          <table:table-cell office:value-type="time" office:time-value="PT17H49M57.018S" calcext:value-type="time">
            <text:p>17:49:57.02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3364491" calcext:value-type="float">
            <text:p>-3.36E-05</text:p>
          </table:table-cell>
          <table:table-cell table:formula="of:=[.C194]*10^9" office:value-type="float" office:value="-33644.91" calcext:value-type="float">
            <text:p>-33644.91</text:p>
          </table:table-cell>
          <table:table-cell table:formula="of:=[.$N$1]*[.D194]" office:value-type="float" office:value="-28741.425679609" calcext:value-type="float">
            <text:p>-28741.425679609</text:p>
          </table:table-cell>
          <table:table-cell table:number-columns-repeated="9"/>
        </table:table-row>
        <table:table-row table:style-name="ro1">
          <table:table-cell office:value-type="time" office:time-value="PT17H49M57.402S" calcext:value-type="time">
            <text:p>17:49:57.40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3360073" calcext:value-type="float">
            <text:p>-3.36E-05</text:p>
          </table:table-cell>
          <table:table-cell table:formula="of:=[.C195]*10^9" office:value-type="float" office:value="-33600.73" calcext:value-type="float">
            <text:p>-33600.73</text:p>
          </table:table-cell>
          <table:table-cell table:formula="of:=[.$N$1]*[.D195]" office:value-type="float" office:value="-28703.6845714733" calcext:value-type="float">
            <text:p>-28703.6845714733</text:p>
          </table:table-cell>
          <table:table-cell/>
          <table:table-cell office:value-type="float" office:value="-190" calcext:value-type="float">
            <text:p>-190</text:p>
          </table:table-cell>
          <table:table-cell table:formula="of:=AVERAGE([.E194:.E198])" office:value-type="float" office:value="-28675.4018053313" calcext:value-type="float">
            <text:p>-28675.4018053313</text:p>
          </table:table-cell>
          <table:table-cell office:value-type="float" office:value="0.05" calcext:value-type="float">
            <text:p>0.05</text:p>
          </table:table-cell>
          <table:table-cell table:formula="of:=SQRT(([.H195]*[.$N$2])^2+([.$N$1]*[.L195])^2)" office:value-type="float" office:value="219.603714933962" calcext:value-type="float">
            <text:p>219.603714933962</text:p>
          </table:table-cell>
          <table:table-cell/>
          <table:table-cell table:formula="of:=(MAX([.E194:.E198])-MIN([.E194:.E198]))/2" office:value-type="float" office:value="62.0148425783063" calcext:value-type="float">
            <text:p>62.0148425783063</text:p>
          </table:table-cell>
          <table:table-cell table:number-columns-repeated="2"/>
        </table:table-row>
        <table:table-row table:style-name="ro1">
          <table:table-cell office:value-type="time" office:time-value="PT17H49M57.786S" calcext:value-type="time">
            <text:p>17:49:57.79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3356333" calcext:value-type="float">
            <text:p>-3.36E-05</text:p>
          </table:table-cell>
          <table:table-cell table:formula="of:=[.C196]*10^9" office:value-type="float" office:value="-33563.33" calcext:value-type="float">
            <text:p>-33563.33</text:p>
          </table:table-cell>
          <table:table-cell table:formula="of:=[.$N$1]*[.D196]" office:value-type="float" office:value="-28671.7353309963" calcext:value-type="float">
            <text:p>-28671.7353309963</text:p>
          </table:table-cell>
          <table:table-cell table:number-columns-repeated="9"/>
        </table:table-row>
        <table:table-row table:style-name="ro1">
          <table:table-cell office:value-type="time" office:time-value="PT17H49M58.169S" calcext:value-type="time">
            <text:p>17:49:58.17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3352942" calcext:value-type="float">
            <text:p>-3.35E-05</text:p>
          </table:table-cell>
          <table:table-cell table:formula="of:=[.C197]*10^9" office:value-type="float" office:value="-33529.42" calcext:value-type="float">
            <text:p>-33529.42</text:p>
          </table:table-cell>
          <table:table-cell table:formula="of:=[.$N$1]*[.D197]" office:value-type="float" office:value="-28642.7674501253" calcext:value-type="float">
            <text:p>-28642.7674501253</text:p>
          </table:table-cell>
          <table:table-cell table:number-columns-repeated="9"/>
        </table:table-row>
        <table:table-row table:style-name="ro1">
          <table:table-cell office:value-type="time" office:time-value="PT17H49M58.553S" calcext:value-type="time">
            <text:p>17:49:58.55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3349972" calcext:value-type="float">
            <text:p>-3.35E-05</text:p>
          </table:table-cell>
          <table:table-cell table:formula="of:=[.C198]*10^9" office:value-type="float" office:value="-33499.72" calcext:value-type="float">
            <text:p>-33499.72</text:p>
          </table:table-cell>
          <table:table-cell table:formula="of:=[.$N$1]*[.D198]" office:value-type="float" office:value="-28617.3959944524" calcext:value-type="float">
            <text:p>-28617.3959944524</text:p>
          </table:table-cell>
          <table:table-cell table:number-columns-repeated="9"/>
        </table:table-row>
        <table:table-row table:style-name="ro1">
          <table:table-cell office:value-type="time" office:time-value="PT17H49M58.938S" calcext:value-type="time">
            <text:p>17:49:58.94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3403326" calcext:value-type="float">
            <text:p>-3.40E-05</text:p>
          </table:table-cell>
          <table:table-cell table:formula="of:=[.C199]*10^9" office:value-type="float" office:value="-34033.26" calcext:value-type="float">
            <text:p>-34033.26</text:p>
          </table:table-cell>
          <table:table-cell table:formula="of:=[.$N$1]*[.D199]" office:value-type="float" office:value="-29073.1766833322" calcext:value-type="float">
            <text:p>-29073.1766833322</text:p>
          </table:table-cell>
          <table:table-cell table:number-columns-repeated="9"/>
        </table:table-row>
        <table:table-row table:style-name="ro1">
          <table:table-cell office:value-type="time" office:time-value="PT17H49M59.322S" calcext:value-type="time">
            <text:p>17:49:59.32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339849" calcext:value-type="float">
            <text:p>-3.40E-05</text:p>
          </table:table-cell>
          <table:table-cell table:formula="of:=[.C200]*10^9" office:value-type="float" office:value="-33984.9" calcext:value-type="float">
            <text:p>-33984.9</text:p>
          </table:table-cell>
          <table:table-cell table:formula="of:=[.$N$1]*[.D200]" office:value-type="float" office:value="-29031.8647777314" calcext:value-type="float">
            <text:p>-29031.8647777314</text:p>
          </table:table-cell>
          <table:table-cell/>
          <table:table-cell office:value-type="float" office:value="-195" calcext:value-type="float">
            <text:p>-195</text:p>
          </table:table-cell>
          <table:table-cell table:formula="of:=AVERAGE([.E199:.E203])" office:value-type="float" office:value="-28999.7207664836" calcext:value-type="float">
            <text:p>-28999.7207664836</text:p>
          </table:table-cell>
          <table:table-cell office:value-type="float" office:value="0.05" calcext:value-type="float">
            <text:p>0.05</text:p>
          </table:table-cell>
          <table:table-cell table:formula="of:=SQRT(([.H200]*[.$N$2])^2+([.$N$1]*[.L200])^2)" office:value-type="float" office:value="223.418716415153" calcext:value-type="float">
            <text:p>223.418716415153</text:p>
          </table:table-cell>
          <table:table-cell/>
          <table:table-cell table:formula="of:=(MAX([.E199:.E203])-MIN([.E199:.E203]))/2" office:value-type="float" office:value="68.8916176007624" calcext:value-type="float">
            <text:p>68.8916176007624</text:p>
          </table:table-cell>
          <table:table-cell table:number-columns-repeated="2"/>
        </table:table-row>
        <table:table-row table:style-name="ro1">
          <table:table-cell office:value-type="time" office:time-value="PT17H49M59.707S" calcext:value-type="time">
            <text:p>17:49:59.71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3394202" calcext:value-type="float">
            <text:p>-3.39E-05</text:p>
          </table:table-cell>
          <table:table-cell table:formula="of:=[.C201]*10^9" office:value-type="float" office:value="-33942.02" calcext:value-type="float">
            <text:p>-33942.02</text:p>
          </table:table-cell>
          <table:table-cell table:formula="of:=[.$N$1]*[.D201]" office:value-type="float" office:value="-28995.2342046925" calcext:value-type="float">
            <text:p>-28995.2342046925</text:p>
          </table:table-cell>
          <table:table-cell table:number-columns-repeated="9"/>
        </table:table-row>
        <table:table-row table:style-name="ro1">
          <table:table-cell office:value-type="time" office:time-value="PT17H50M00.091S" calcext:value-type="time">
            <text:p>17:50:00.09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3390421" calcext:value-type="float">
            <text:p>-3.39E-05</text:p>
          </table:table-cell>
          <table:table-cell table:formula="of:=[.C202]*10^9" office:value-type="float" office:value="-33904.21" calcext:value-type="float">
            <text:p>-33904.21</text:p>
          </table:table-cell>
          <table:table-cell table:formula="of:=[.$N$1]*[.D202]" office:value-type="float" office:value="-28962.9347185312" calcext:value-type="float">
            <text:p>-28962.9347185312</text:p>
          </table:table-cell>
          <table:table-cell table:number-columns-repeated="9"/>
        </table:table-row>
        <table:table-row table:style-name="ro1">
          <table:table-cell office:value-type="time" office:time-value="PT17H50M00.475S" calcext:value-type="time">
            <text:p>17:50:00.48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3387197" calcext:value-type="float">
            <text:p>-3.39E-05</text:p>
          </table:table-cell>
          <table:table-cell table:formula="of:=[.C203]*10^9" office:value-type="float" office:value="-33871.97" calcext:value-type="float">
            <text:p>-33871.97</text:p>
          </table:table-cell>
          <table:table-cell table:formula="of:=[.$N$1]*[.D203]" office:value-type="float" office:value="-28935.3934481307" calcext:value-type="float">
            <text:p>-28935.3934481307</text:p>
          </table:table-cell>
          <table:table-cell table:number-columns-repeated="9"/>
        </table:table-row>
        <table:table-row table:style-name="ro1">
          <table:table-cell office:value-type="time" office:time-value="PT17H50M00.859S" calcext:value-type="time">
            <text:p>17:50:00.86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344488" calcext:value-type="float">
            <text:p>-3.44E-05</text:p>
          </table:table-cell>
          <table:table-cell table:formula="of:=[.C204]*10^9" office:value-type="float" office:value="-34448.8" calcext:value-type="float">
            <text:p>-34448.8</text:p>
          </table:table-cell>
          <table:table-cell table:formula="of:=[.$N$1]*[.D204]" office:value-type="float" office:value="-29428.1549557337" calcext:value-type="float">
            <text:p>-29428.1549557337</text:p>
          </table:table-cell>
          <table:table-cell table:number-columns-repeated="9"/>
        </table:table-row>
        <table:table-row table:style-name="ro1">
          <table:table-cell office:value-type="time" office:time-value="PT17H50M01.242S" calcext:value-type="time">
            <text:p>17:50:01.24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3439624" calcext:value-type="float">
            <text:p>-3.44E-05</text:p>
          </table:table-cell>
          <table:table-cell table:formula="of:=[.C205]*10^9" office:value-type="float" office:value="-34396.24" calcext:value-type="float">
            <text:p>-34396.24</text:p>
          </table:table-cell>
          <table:table-cell table:formula="of:=[.$N$1]*[.D205]" office:value-type="float" office:value="-29383.2551675125" calcext:value-type="float">
            <text:p>-29383.2551675125</text:p>
          </table:table-cell>
          <table:table-cell/>
          <table:table-cell office:value-type="float" office:value="-200" calcext:value-type="float">
            <text:p>-200</text:p>
          </table:table-cell>
          <table:table-cell table:formula="of:=AVERAGE([.E204:.E208])" office:value-type="float" office:value="-29348.9293819284" calcext:value-type="float">
            <text:p>-29348.9293819284</text:p>
          </table:table-cell>
          <table:table-cell office:value-type="float" office:value="0.05" calcext:value-type="float">
            <text:p>0.05</text:p>
          </table:table-cell>
          <table:table-cell table:formula="of:=SQRT(([.H205]*[.$N$2])^2+([.$N$1]*[.L205])^2)" office:value-type="float" office:value="227.507810513573" calcext:value-type="float">
            <text:p>227.507810513573</text:p>
          </table:table-cell>
          <table:table-cell/>
          <table:table-cell table:formula="of:=(MAX([.E204:.E208])-MIN([.E204:.E208]))/2" office:value-type="float" office:value="75.7000520018773" calcext:value-type="float">
            <text:p>75.7000520018773</text:p>
          </table:table-cell>
          <table:table-cell table:number-columns-repeated="2"/>
        </table:table-row>
        <table:table-row table:style-name="ro1">
          <table:table-cell office:value-type="time" office:time-value="PT17H50M01.626S" calcext:value-type="time">
            <text:p>17:50:01.63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343525" calcext:value-type="float">
            <text:p>-3.44E-05</text:p>
          </table:table-cell>
          <table:table-cell table:formula="of:=[.C206]*10^9" office:value-type="float" office:value="-34352.5" calcext:value-type="float">
            <text:p>-34352.5</text:p>
          </table:table-cell>
          <table:table-cell table:formula="of:=[.$N$1]*[.D206]" office:value-type="float" office:value="-29345.8899327942" calcext:value-type="float">
            <text:p>-29345.8899327942</text:p>
          </table:table-cell>
          <table:table-cell table:number-columns-repeated="9"/>
        </table:table-row>
        <table:table-row table:style-name="ro1">
          <table:table-cell office:value-type="time" office:time-value="PT17H50M02.01S" calcext:value-type="time">
            <text:p>17:50:02.01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3431118" calcext:value-type="float">
            <text:p>-3.43E-05</text:p>
          </table:table-cell>
          <table:table-cell table:formula="of:=[.C207]*10^9" office:value-type="float" office:value="-34311.18" calcext:value-type="float">
            <text:p>-34311.18</text:p>
          </table:table-cell>
          <table:table-cell table:formula="of:=[.$N$1]*[.D207]" office:value-type="float" office:value="-29310.5920018715" calcext:value-type="float">
            <text:p>-29310.5920018715</text:p>
          </table:table-cell>
          <table:table-cell table:number-columns-repeated="9"/>
        </table:table-row>
        <table:table-row table:style-name="ro1">
          <table:table-cell office:value-type="time" office:time-value="PT17H50M02.394S" calcext:value-type="time">
            <text:p>17:50:02.39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3427157" calcext:value-type="float">
            <text:p>-3.43E-05</text:p>
          </table:table-cell>
          <table:table-cell table:formula="of:=[.C208]*10^9" office:value-type="float" office:value="-34271.57" calcext:value-type="float">
            <text:p>-34271.57</text:p>
          </table:table-cell>
          <table:table-cell table:formula="of:=[.$N$1]*[.D208]" office:value-type="float" office:value="-29276.7548517299" calcext:value-type="float">
            <text:p>-29276.7548517299</text:p>
          </table:table-cell>
          <table:table-cell table:number-columns-repeated="9"/>
        </table:table-row>
        <table:table-row table:style-name="ro1">
          <table:table-cell office:value-type="time" office:time-value="PT17H50M02.779S" calcext:value-type="time">
            <text:p>17:50:02.78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3489069" calcext:value-type="float">
            <text:p>-3.49E-05</text:p>
          </table:table-cell>
          <table:table-cell table:formula="of:=[.C209]*10^9" office:value-type="float" office:value="-34890.69" calcext:value-type="float">
            <text:p>-34890.69</text:p>
          </table:table-cell>
          <table:table-cell table:formula="of:=[.$N$1]*[.D209]" office:value-type="float" office:value="-29805.6429202895" calcext:value-type="float">
            <text:p>-29805.6429202895</text:p>
          </table:table-cell>
          <table:table-cell table:number-columns-repeated="9"/>
        </table:table-row>
        <table:table-row table:style-name="ro1">
          <table:table-cell office:value-type="time" office:time-value="PT17H50M03.162S" calcext:value-type="time">
            <text:p>17:50:03.16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3483074" calcext:value-type="float">
            <text:p>-3.48E-05</text:p>
          </table:table-cell>
          <table:table-cell table:formula="of:=[.C210]*10^9" office:value-type="float" office:value="-34830.74" calcext:value-type="float">
            <text:p>-34830.74</text:p>
          </table:table-cell>
          <table:table-cell table:formula="of:=[.$N$1]*[.D210]" office:value-type="float" office:value="-29754.4301671719" calcext:value-type="float">
            <text:p>-29754.4301671719</text:p>
          </table:table-cell>
          <table:table-cell/>
          <table:table-cell office:value-type="float" office:value="-205" calcext:value-type="float">
            <text:p>-205</text:p>
          </table:table-cell>
          <table:table-cell table:formula="of:=AVERAGE([.E209:.E213])" office:value-type="float" office:value="-29717.8713517854" calcext:value-type="float">
            <text:p>-29717.8713517854</text:p>
          </table:table-cell>
          <table:table-cell office:value-type="float" office:value="0.05" calcext:value-type="float">
            <text:p>0.05</text:p>
          </table:table-cell>
          <table:table-cell table:formula="of:=SQRT(([.H210]*[.$N$2])^2+([.$N$1]*[.L210])^2)" office:value-type="float" office:value="231.767550902562" calcext:value-type="float">
            <text:p>231.767550902562</text:p>
          </table:table-cell>
          <table:table-cell/>
          <table:table-cell table:formula="of:=(MAX([.E209:.E213])-MIN([.E209:.E213]))/2" office:value-type="float" office:value="82.230852628798" calcext:value-type="float">
            <text:p>82.230852628798</text:p>
          </table:table-cell>
          <table:table-cell table:number-columns-repeated="2"/>
        </table:table-row>
        <table:table-row table:style-name="ro1">
          <table:table-cell office:value-type="time" office:time-value="PT17H50M03.539S" calcext:value-type="time">
            <text:p>17:50:03.54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3478221" calcext:value-type="float">
            <text:p>-3.48E-05</text:p>
          </table:table-cell>
          <table:table-cell table:formula="of:=[.C211]*10^9" office:value-type="float" office:value="-34782.21" calcext:value-type="float">
            <text:p>-34782.21</text:p>
          </table:table-cell>
          <table:table-cell table:formula="of:=[.$N$1]*[.D211]" office:value-type="float" office:value="-29712.9730377508" calcext:value-type="float">
            <text:p>-29712.9730377508</text:p>
          </table:table-cell>
          <table:table-cell table:number-columns-repeated="9"/>
        </table:table-row>
        <table:table-row table:style-name="ro1">
          <table:table-cell office:value-type="time" office:time-value="PT17H50M03.915S" calcext:value-type="time">
            <text:p>17:50:03.92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3473791" calcext:value-type="float">
            <text:p>-3.47E-05</text:p>
          </table:table-cell>
          <table:table-cell table:formula="of:=[.C212]*10^9" office:value-type="float" office:value="-34737.91" calcext:value-type="float">
            <text:p>-34737.91</text:p>
          </table:table-cell>
          <table:table-cell table:formula="of:=[.$N$1]*[.D212]" office:value-type="float" office:value="-29675.1294186831" calcext:value-type="float">
            <text:p>-29675.1294186831</text:p>
          </table:table-cell>
          <table:table-cell table:number-columns-repeated="9"/>
        </table:table-row>
        <table:table-row table:style-name="ro1">
          <table:table-cell office:value-type="time" office:time-value="PT17H50M04.299S" calcext:value-type="time">
            <text:p>17:50:04.30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3469817" calcext:value-type="float">
            <text:p>-3.47E-05</text:p>
          </table:table-cell>
          <table:table-cell table:formula="of:=[.C213]*10^9" office:value-type="float" office:value="-34698.17" calcext:value-type="float">
            <text:p>-34698.17</text:p>
          </table:table-cell>
          <table:table-cell table:formula="of:=[.$N$1]*[.D213]" office:value-type="float" office:value="-29641.1812150319" calcext:value-type="float">
            <text:p>-29641.1812150319</text:p>
          </table:table-cell>
          <table:table-cell table:number-columns-repeated="9"/>
        </table:table-row>
        <table:table-row table:style-name="ro1">
          <table:table-cell office:value-type="time" office:time-value="PT17H50M04.684S" calcext:value-type="time">
            <text:p>17:50:04.68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3536397" calcext:value-type="float">
            <text:p>-3.54E-05</text:p>
          </table:table-cell>
          <table:table-cell table:formula="of:=[.C214]*10^9" office:value-type="float" office:value="-35363.97" calcext:value-type="float">
            <text:p>-35363.97</text:p>
          </table:table-cell>
          <table:table-cell table:formula="of:=[.$N$1]*[.D214]" office:value-type="float" office:value="-30209.946036144" calcext:value-type="float">
            <text:p>-30209.946036144</text:p>
          </table:table-cell>
          <table:table-cell table:number-columns-repeated="9"/>
        </table:table-row>
        <table:table-row table:style-name="ro1">
          <table:table-cell office:value-type="time" office:time-value="PT17H50M05.067S" calcext:value-type="time">
            <text:p>17:50:05.07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3529985" calcext:value-type="float">
            <text:p>-3.53E-05</text:p>
          </table:table-cell>
          <table:table-cell table:formula="of:=[.C215]*10^9" office:value-type="float" office:value="-35299.85" calcext:value-type="float">
            <text:p>-35299.85</text:p>
          </table:table-cell>
          <table:table-cell table:formula="of:=[.$N$1]*[.D215]" office:value-type="float" office:value="-30155.171028139" calcext:value-type="float">
            <text:p>-30155.171028139</text:p>
          </table:table-cell>
          <table:table-cell/>
          <table:table-cell office:value-type="float" office:value="-210" calcext:value-type="float">
            <text:p>-210</text:p>
          </table:table-cell>
          <table:table-cell table:formula="of:=AVERAGE([.E214:.E218])" office:value-type="float" office:value="-30110.428423347" calcext:value-type="float">
            <text:p>-30110.428423347</text:p>
          </table:table-cell>
          <table:table-cell office:value-type="float" office:value="0.05" calcext:value-type="float">
            <text:p>0.05</text:p>
          </table:table-cell>
          <table:table-cell table:formula="of:=SQRT(([.H215]*[.$N$2])^2+([.$N$1]*[.L215])^2)" office:value-type="float" office:value="237.673670773778" calcext:value-type="float">
            <text:p>237.673670773778</text:p>
          </table:table-cell>
          <table:table-cell/>
          <table:table-cell table:formula="of:=(MAX([.E214:.E218])-MIN([.E214:.E218]))/2" office:value-type="float" office:value="93.7206195917897" calcext:value-type="float">
            <text:p>93.7206195917897</text:p>
          </table:table-cell>
          <table:table-cell table:number-columns-repeated="2"/>
        </table:table-row>
        <table:table-row table:style-name="ro1">
          <table:table-cell office:value-type="time" office:time-value="PT17H50M05.451S" calcext:value-type="time">
            <text:p>17:50:05.45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3523997" calcext:value-type="float">
            <text:p>-3.52E-05</text:p>
          </table:table-cell>
          <table:table-cell table:formula="of:=[.C216]*10^9" office:value-type="float" office:value="-35239.97" calcext:value-type="float">
            <text:p>-35239.97</text:p>
          </table:table-cell>
          <table:table-cell table:formula="of:=[.$N$1]*[.D216]" office:value-type="float" office:value="-30104.0180730652" calcext:value-type="float">
            <text:p>-30104.0180730652</text:p>
          </table:table-cell>
          <table:table-cell table:number-columns-repeated="9"/>
        </table:table-row>
        <table:table-row table:style-name="ro1">
          <table:table-cell office:value-type="time" office:time-value="PT17H50M05.835S" calcext:value-type="time">
            <text:p>17:50:05.84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3518903" calcext:value-type="float">
            <text:p>-3.52E-05</text:p>
          </table:table-cell>
          <table:table-cell table:formula="of:=[.C217]*10^9" office:value-type="float" office:value="-35189.03" calcext:value-type="float">
            <text:p>-35189.03</text:p>
          </table:table-cell>
          <table:table-cell table:formula="of:=[.$N$1]*[.D217]" office:value-type="float" office:value="-30060.5021824261" calcext:value-type="float">
            <text:p>-30060.5021824261</text:p>
          </table:table-cell>
          <table:table-cell table:number-columns-repeated="9"/>
        </table:table-row>
        <table:table-row table:style-name="ro1">
          <table:table-cell office:value-type="time" office:time-value="PT17H50M06.219S" calcext:value-type="time">
            <text:p>17:50:06.22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3514455" calcext:value-type="float">
            <text:p>-3.51E-05</text:p>
          </table:table-cell>
          <table:table-cell table:formula="of:=[.C218]*10^9" office:value-type="float" office:value="-35144.55" calcext:value-type="float">
            <text:p>-35144.55</text:p>
          </table:table-cell>
          <table:table-cell table:formula="of:=[.$N$1]*[.D218]" office:value-type="float" office:value="-30022.5047969604" calcext:value-type="float">
            <text:p>-30022.5047969604</text:p>
          </table:table-cell>
          <table:table-cell table:number-columns-repeated="9"/>
        </table:table-row>
        <table:table-row table:style-name="ro1">
          <table:table-cell office:value-type="time" office:time-value="PT16H00M48.154S" calcext:value-type="time">
            <text:p>16:00:48.15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492627" calcext:value-type="float">
            <text:p>-4.93E-08</text:p>
          </table:table-cell>
          <table:table-cell table:number-columns-repeated="11"/>
        </table:table-row>
        <table:table-row table:style-name="ro1">
          <table:table-cell office:value-type="time" office:time-value="PT16H00M48.536S" calcext:value-type="time">
            <text:p>16:00:48.54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4906023" calcext:value-type="float">
            <text:p>-4.91E-08</text:p>
          </table:table-cell>
          <table:table-cell table:number-columns-repeated="11"/>
        </table:table-row>
        <table:table-row table:style-name="ro1">
          <table:table-cell office:value-type="time" office:time-value="PT16H00M48.92S" calcext:value-type="time">
            <text:p>16:00:48.92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489793" calcext:value-type="float">
            <text:p>-4.90E-08</text:p>
          </table:table-cell>
          <table:table-cell table:number-columns-repeated="11"/>
        </table:table-row>
        <table:table-row table:style-name="ro1">
          <table:table-cell office:value-type="time" office:time-value="PT16H00M49.303S" calcext:value-type="time">
            <text:p>16:00:49.30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4921749" calcext:value-type="float">
            <text:p>-4.92E-08</text:p>
          </table:table-cell>
          <table:table-cell table:number-columns-repeated="11"/>
        </table:table-row>
        <table:table-row table:style-name="ro1">
          <table:table-cell office:value-type="time" office:time-value="PT16H00M49.687S" calcext:value-type="time">
            <text:p>16:00:49.69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4925358" calcext:value-type="float">
            <text:p>-4.93E-08</text:p>
          </table:table-cell>
          <table:table-cell table:number-columns-repeated="11"/>
        </table:table-row>
        <table:table-row table:style-name="ro1">
          <table:table-cell office:value-type="time" office:time-value="PT16H00M50.072S" calcext:value-type="time">
            <text:p>16:00:50.07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4927751" calcext:value-type="float">
            <text:p>-4.93E-08</text:p>
          </table:table-cell>
          <table:table-cell table:number-columns-repeated="11"/>
        </table:table-row>
        <table:table-row table:style-name="ro1">
          <table:table-cell office:value-type="time" office:time-value="PT16H00M50.448S" calcext:value-type="time">
            <text:p>16:00:50.45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4918969" calcext:value-type="float">
            <text:p>-4.92E-08</text:p>
          </table:table-cell>
          <table:table-cell table:number-columns-repeated="11"/>
        </table:table-row>
        <table:table-row table:style-name="ro1">
          <table:table-cell office:value-type="time" office:time-value="PT16H00M50.824S" calcext:value-type="time">
            <text:p>16:00:50.82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492421" calcext:value-type="float">
            <text:p>-4.92E-08</text:p>
          </table:table-cell>
          <table:table-cell table:number-columns-repeated="11"/>
        </table:table-row>
        <table:table-row table:style-name="ro1">
          <table:table-cell office:value-type="time" office:time-value="PT16H00M51.207S" calcext:value-type="time">
            <text:p>16:00:51.21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4902274" calcext:value-type="float">
            <text:p>-4.90E-08</text:p>
          </table:table-cell>
          <table:table-cell table:number-columns-repeated="11"/>
        </table:table-row>
        <table:table-row table:style-name="ro1">
          <table:table-cell office:value-type="time" office:time-value="PT16H00M51.591S" calcext:value-type="time">
            <text:p>16:00:51.59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4912968" calcext:value-type="float">
            <text:p>-4.91E-08</text:p>
          </table:table-cell>
          <table:table-cell table:number-columns-repeated="11"/>
        </table:table-row>
      </table:table>
      <table:table table:name="KIT_1_s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7.019833878909" calcext:value-type="float">
            <text:p>117.019833878909</text:p>
          </table:table-cell>
          <table:table-cell office:value-type="float" office:value="0.05" calcext:value-type="float">
            <text:p>0.05</text:p>
          </table:table-cell>
          <table:table-cell office:value-type="float" office:value="1.70856331270873" calcext:value-type="float">
            <text:p>1.7085633127087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299.208752865428" calcext:value-type="float">
            <text:p>-299.208752865428</text:p>
          </table:table-cell>
          <table:table-cell office:value-type="float" office:value="0.05" calcext:value-type="float">
            <text:p>0.05</text:p>
          </table:table-cell>
          <table:table-cell office:value-type="float" office:value="2.49518767520924" calcext:value-type="float">
            <text:p>2.4951876752092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399.060249690565" calcext:value-type="float">
            <text:p>-399.060249690565</text:p>
          </table:table-cell>
          <table:table-cell office:value-type="float" office:value="0.05" calcext:value-type="float">
            <text:p>0.05</text:p>
          </table:table-cell>
          <table:table-cell office:value-type="float" office:value="3.31431921594895" calcext:value-type="float">
            <text:p>3.314319215948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477.20189590958" calcext:value-type="float">
            <text:p>-477.20189590958</text:p>
          </table:table-cell>
          <table:table-cell office:value-type="float" office:value="0.05" calcext:value-type="float">
            <text:p>0.05</text:p>
          </table:table-cell>
          <table:table-cell office:value-type="float" office:value="3.94303016102166" calcext:value-type="float">
            <text:p>3.9430301610216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542.602218786583" calcext:value-type="float">
            <text:p>-542.602218786583</text:p>
          </table:table-cell>
          <table:table-cell office:value-type="float" office:value="0.05" calcext:value-type="float">
            <text:p>0.05</text:p>
          </table:table-cell>
          <table:table-cell office:value-type="float" office:value="4.47911431602613" calcext:value-type="float">
            <text:p>4.4791143160261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598.693655724186" calcext:value-type="float">
            <text:p>-598.693655724186</text:p>
          </table:table-cell>
          <table:table-cell office:value-type="float" office:value="0.05" calcext:value-type="float">
            <text:p>0.05</text:p>
          </table:table-cell>
          <table:table-cell office:value-type="float" office:value="4.94148231926998" calcext:value-type="float">
            <text:p>4.941482319269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647.578467428943" calcext:value-type="float">
            <text:p>-647.578467428943</text:p>
          </table:table-cell>
          <table:table-cell office:value-type="float" office:value="0.05" calcext:value-type="float">
            <text:p>0.05</text:p>
          </table:table-cell>
          <table:table-cell office:value-type="float" office:value="5.3414391781316" calcext:value-type="float">
            <text:p>5.341439178131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689.535211249571" calcext:value-type="float">
            <text:p>-689.535211249571</text:p>
          </table:table-cell>
          <table:table-cell office:value-type="float" office:value="0.05" calcext:value-type="float">
            <text:p>0.05</text:p>
          </table:table-cell>
          <table:table-cell office:value-type="float" office:value="5.68511620052765" calcext:value-type="float">
            <text:p>5.6851162005276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724.947615873252" calcext:value-type="float">
            <text:p>-724.947615873252</text:p>
          </table:table-cell>
          <table:table-cell office:value-type="float" office:value="0.05" calcext:value-type="float">
            <text:p>0.05</text:p>
          </table:table-cell>
          <table:table-cell office:value-type="float" office:value="5.97571526488033" calcext:value-type="float">
            <text:p>5.9757152648803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753.426122298976" calcext:value-type="float">
            <text:p>-753.426122298976</text:p>
          </table:table-cell>
          <table:table-cell office:value-type="float" office:value="0.05" calcext:value-type="float">
            <text:p>0.05</text:p>
          </table:table-cell>
          <table:table-cell office:value-type="float" office:value="6.21175711515364" calcext:value-type="float">
            <text:p>6.2117571151536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776.377039836911" calcext:value-type="float">
            <text:p>-776.377039836911</text:p>
          </table:table-cell>
          <table:table-cell office:value-type="float" office:value="0.05" calcext:value-type="float">
            <text:p>0.05</text:p>
          </table:table-cell>
          <table:table-cell office:value-type="float" office:value="6.39869105695362" calcext:value-type="float">
            <text:p>6.3986910569536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794.935003980318" calcext:value-type="float">
            <text:p>-794.935003980318</text:p>
          </table:table-cell>
          <table:table-cell office:value-type="float" office:value="0.05" calcext:value-type="float">
            <text:p>0.05</text:p>
          </table:table-cell>
          <table:table-cell office:value-type="float" office:value="6.55144798481712" calcext:value-type="float">
            <text:p>6.5514479848171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811.828883712517" calcext:value-type="float">
            <text:p>-811.828883712517</text:p>
          </table:table-cell>
          <table:table-cell office:value-type="float" office:value="0.05" calcext:value-type="float">
            <text:p>0.05</text:p>
          </table:table-cell>
          <table:table-cell office:value-type="float" office:value="6.69123164500656" calcext:value-type="float">
            <text:p>6.6912316450065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834.942937192843" calcext:value-type="float">
            <text:p>-834.942937192843</text:p>
          </table:table-cell>
          <table:table-cell office:value-type="float" office:value="0.05" calcext:value-type="float">
            <text:p>0.05</text:p>
          </table:table-cell>
          <table:table-cell office:value-type="float" office:value="6.88051011246169" calcext:value-type="float">
            <text:p>6.8805101124616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876.28710310482" calcext:value-type="float">
            <text:p>-876.28710310482</text:p>
          </table:table-cell>
          <table:table-cell office:value-type="float" office:value="0.05" calcext:value-type="float">
            <text:p>0.05</text:p>
          </table:table-cell>
          <table:table-cell office:value-type="float" office:value="7.22181990608674" calcext:value-type="float">
            <text:p>7.2218199060867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946.973301342795" calcext:value-type="float">
            <text:p>-946.973301342795</text:p>
          </table:table-cell>
          <table:table-cell office:value-type="float" office:value="0.05" calcext:value-type="float">
            <text:p>0.05</text:p>
          </table:table-cell>
          <table:table-cell office:value-type="float" office:value="7.80590782455981" calcext:value-type="float">
            <text:p>7.8059078245598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1056.3208371812" calcext:value-type="float">
            <text:p>-1056.3208371812</text:p>
          </table:table-cell>
          <table:table-cell office:value-type="float" office:value="0.05" calcext:value-type="float">
            <text:p>0.05</text:p>
          </table:table-cell>
          <table:table-cell office:value-type="float" office:value="8.70907776879387" calcext:value-type="float">
            <text:p>8.7090777687938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1213.49913921417" calcext:value-type="float">
            <text:p>-1213.49913921417</text:p>
          </table:table-cell>
          <table:table-cell office:value-type="float" office:value="0.05" calcext:value-type="float">
            <text:p>0.05</text:p>
          </table:table-cell>
          <table:table-cell office:value-type="float" office:value="10.0070573940562" calcext:value-type="float">
            <text:p>10.007057394056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1424.05396433969" calcext:value-type="float">
            <text:p>-1424.05396433969</text:p>
          </table:table-cell>
          <table:table-cell office:value-type="float" office:value="0.05" calcext:value-type="float">
            <text:p>0.05</text:p>
          </table:table-cell>
          <table:table-cell office:value-type="float" office:value="11.7377558906575" calcext:value-type="float">
            <text:p>11.73775589065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1695.35783843018" calcext:value-type="float">
            <text:p>-1695.35783843018</text:p>
          </table:table-cell>
          <table:table-cell office:value-type="float" office:value="0.05" calcext:value-type="float">
            <text:p>0.05</text:p>
          </table:table-cell>
          <table:table-cell office:value-type="float" office:value="13.9768265623881" calcext:value-type="float">
            <text:p>13.976826562388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2028.48504382707" calcext:value-type="float">
            <text:p>-2028.48504382707</text:p>
          </table:table-cell>
          <table:table-cell office:value-type="float" office:value="0.05" calcext:value-type="float">
            <text:p>0.05</text:p>
          </table:table-cell>
          <table:table-cell office:value-type="float" office:value="16.7266371927332" calcext:value-type="float">
            <text:p>16.726637192733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2428.56682092264" calcext:value-type="float">
            <text:p>-2428.56682092264</text:p>
          </table:table-cell>
          <table:table-cell office:value-type="float" office:value="0.05" calcext:value-type="float">
            <text:p>0.05</text:p>
          </table:table-cell>
          <table:table-cell office:value-type="float" office:value="20.0152579806764" calcext:value-type="float">
            <text:p>20.015257980676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2894.5555939743" calcext:value-type="float">
            <text:p>-2894.5555939743</text:p>
          </table:table-cell>
          <table:table-cell office:value-type="float" office:value="0.05" calcext:value-type="float">
            <text:p>0.05</text:p>
          </table:table-cell>
          <table:table-cell office:value-type="float" office:value="23.8578759903298" calcext:value-type="float">
            <text:p>23.85787599032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3432.65594534256" calcext:value-type="float">
            <text:p>-3432.65594534256</text:p>
          </table:table-cell>
          <table:table-cell office:value-type="float" office:value="0.05" calcext:value-type="float">
            <text:p>0.05</text:p>
          </table:table-cell>
          <table:table-cell office:value-type="float" office:value="28.3017801141927" calcext:value-type="float">
            <text:p>28.301780114192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4041.63673843658" calcext:value-type="float">
            <text:p>-4041.63673843658</text:p>
          </table:table-cell>
          <table:table-cell office:value-type="float" office:value="0.05" calcext:value-type="float">
            <text:p>0.05</text:p>
          </table:table-cell>
          <table:table-cell office:value-type="float" office:value="33.3096621662402" calcext:value-type="float">
            <text:p>33.309662166240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4726.81258642225" calcext:value-type="float">
            <text:p>-4726.81258642225</text:p>
          </table:table-cell>
          <table:table-cell office:value-type="float" office:value="0.05" calcext:value-type="float">
            <text:p>0.05</text:p>
          </table:table-cell>
          <table:table-cell office:value-type="float" office:value="38.9595675307408" calcext:value-type="float">
            <text:p>38.959567530740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5486.33114217414" calcext:value-type="float">
            <text:p>-5486.33114217414</text:p>
          </table:table-cell>
          <table:table-cell office:value-type="float" office:value="0.05" calcext:value-type="float">
            <text:p>0.05</text:p>
          </table:table-cell>
          <table:table-cell office:value-type="float" office:value="45.2212891780894" calcext:value-type="float">
            <text:p>45.221289178089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6324.50589755153" calcext:value-type="float">
            <text:p>-6324.50589755153</text:p>
          </table:table-cell>
          <table:table-cell office:value-type="float" office:value="0.05" calcext:value-type="float">
            <text:p>0.05</text:p>
          </table:table-cell>
          <table:table-cell office:value-type="float" office:value="52.1511464755111" calcext:value-type="float">
            <text:p>52.151146475511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7248.22170088637" calcext:value-type="float">
            <text:p>-7248.22170088637</text:p>
          </table:table-cell>
          <table:table-cell office:value-type="float" office:value="0.05" calcext:value-type="float">
            <text:p>0.05</text:p>
          </table:table-cell>
          <table:table-cell office:value-type="float" office:value="59.736187885747" calcext:value-type="float">
            <text:p>59.73618788574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8253.63054505239" calcext:value-type="float">
            <text:p>-8253.63054505239</text:p>
          </table:table-cell>
          <table:table-cell office:value-type="float" office:value="0.05" calcext:value-type="float">
            <text:p>0.05</text:p>
          </table:table-cell>
          <table:table-cell office:value-type="float" office:value="68.0474416331036" calcext:value-type="float">
            <text:p>68.047441633103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9353.81189278614" calcext:value-type="float">
            <text:p>-9353.81189278614</text:p>
          </table:table-cell>
          <table:table-cell office:value-type="float" office:value="0.05" calcext:value-type="float">
            <text:p>0.05</text:p>
          </table:table-cell>
          <table:table-cell office:value-type="float" office:value="77.1067091221534" calcext:value-type="float">
            <text:p>77.106709122153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10540.8876735839" calcext:value-type="float">
            <text:p>-10540.8876735839</text:p>
          </table:table-cell>
          <table:table-cell office:value-type="float" office:value="0.05" calcext:value-type="float">
            <text:p>0.05</text:p>
          </table:table-cell>
          <table:table-cell office:value-type="float" office:value="86.9059226786199" calcext:value-type="float">
            <text:p>86.90592267861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11832.2739752223" calcext:value-type="float">
            <text:p>-11832.2739752223</text:p>
          </table:table-cell>
          <table:table-cell office:value-type="float" office:value="0.05" calcext:value-type="float">
            <text:p>0.05</text:p>
          </table:table-cell>
          <table:table-cell office:value-type="float" office:value="97.5230686420442" calcext:value-type="float">
            <text:p>97.523068642044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13232.233885557" calcext:value-type="float">
            <text:p>-13232.233885557</text:p>
          </table:table-cell>
          <table:table-cell office:value-type="float" office:value="0.05" calcext:value-type="float">
            <text:p>0.05</text:p>
          </table:table-cell>
          <table:table-cell office:value-type="float" office:value="109.156302752812" calcext:value-type="float">
            <text:p>109.15630275281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14761.6587355554" calcext:value-type="float">
            <text:p>-14761.6587355554</text:p>
          </table:table-cell>
          <table:table-cell office:value-type="float" office:value="0.05" calcext:value-type="float">
            <text:p>0.05</text:p>
          </table:table-cell>
          <table:table-cell office:value-type="float" office:value="121.69721291354" calcext:value-type="float">
            <text:p>121.6972129135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16417.4885508309" calcext:value-type="float">
            <text:p>-16417.4885508309</text:p>
          </table:table-cell>
          <table:table-cell office:value-type="float" office:value="0.05" calcext:value-type="float">
            <text:p>0.05</text:p>
          </table:table-cell>
          <table:table-cell office:value-type="float" office:value="135.368483005505" calcext:value-type="float">
            <text:p>135.3684830055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18213.5562211264" calcext:value-type="float">
            <text:p>-18213.5562211264</text:p>
          </table:table-cell>
          <table:table-cell office:value-type="float" office:value="0.05" calcext:value-type="float">
            <text:p>0.05</text:p>
          </table:table-cell>
          <table:table-cell office:value-type="float" office:value="150.264546486362" calcext:value-type="float">
            <text:p>150.26454648636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18801.5527743814" calcext:value-type="float">
            <text:p>-18801.5527743814</text:p>
          </table:table-cell>
          <table:table-cell office:value-type="float" office:value="0.05" calcext:value-type="float">
            <text:p>0.05</text:p>
          </table:table-cell>
          <table:table-cell office:value-type="float" office:value="154.926653443399" calcext:value-type="float">
            <text:p>154.9266534433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18801.5791048309" calcext:value-type="float">
            <text:p>-18801.5791048309</text:p>
          </table:table-cell>
          <table:table-cell office:value-type="float" office:value="0.05" calcext:value-type="float">
            <text:p>0.05</text:p>
          </table:table-cell>
          <table:table-cell office:value-type="float" office:value="154.926866875633" calcext:value-type="float">
            <text:p>154.92686687563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18801.5922700557" calcext:value-type="float">
            <text:p>-18801.5922700557</text:p>
          </table:table-cell>
          <table:table-cell office:value-type="float" office:value="0.05" calcext:value-type="float">
            <text:p>0.05</text:p>
          </table:table-cell>
          <table:table-cell office:value-type="float" office:value="154.926980847495" calcext:value-type="float">
            <text:p>154.9269808474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18801.5960315485" calcext:value-type="float">
            <text:p>-18801.5960315485</text:p>
          </table:table-cell>
          <table:table-cell office:value-type="float" office:value="0.05" calcext:value-type="float">
            <text:p>0.05</text:p>
          </table:table-cell>
          <table:table-cell office:value-type="float" office:value="154.927013924643" calcext:value-type="float">
            <text:p>154.92701392464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18801.6298849836" calcext:value-type="float">
            <text:p>-18801.6298849836</text:p>
          </table:table-cell>
          <table:table-cell office:value-type="float" office:value="0.05" calcext:value-type="float">
            <text:p>0.05</text:p>
          </table:table-cell>
          <table:table-cell office:value-type="float" office:value="154.927276917638" calcext:value-type="float">
            <text:p>154.92727691763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18801.6355272228" calcext:value-type="float">
            <text:p>-18801.6355272228</text:p>
          </table:table-cell>
          <table:table-cell office:value-type="float" office:value="0.05" calcext:value-type="float">
            <text:p>0.05</text:p>
          </table:table-cell>
          <table:table-cell office:value-type="float" office:value="154.927333505163" calcext:value-type="float">
            <text:p>154.927333505163</text:p>
          </table:table-cell>
        </table:table-row>
      </table:table>
      <table:table table:name="KIT_2_s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7.343308599751" calcext:value-type="float">
            <text:p>117.343308599751</text:p>
          </table:table-cell>
          <table:table-cell office:value-type="float" office:value="0.05" calcext:value-type="float">
            <text:p>0.05</text:p>
          </table:table-cell>
          <table:table-cell office:value-type="float" office:value="1.35022339862679" calcext:value-type="float">
            <text:p>1.3502233986267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4421.25633071207" calcext:value-type="float">
            <text:p>-4421.25633071207</text:p>
          </table:table-cell>
          <table:table-cell office:value-type="float" office:value="0.05" calcext:value-type="float">
            <text:p>0.05</text:p>
          </table:table-cell>
          <table:table-cell office:value-type="float" office:value="35.9081138626224" calcext:value-type="float">
            <text:p>35.908113862622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6069.98353878466" calcext:value-type="float">
            <text:p>-6069.98353878466</text:p>
          </table:table-cell>
          <table:table-cell office:value-type="float" office:value="0.05" calcext:value-type="float">
            <text:p>0.05</text:p>
          </table:table-cell>
          <table:table-cell office:value-type="float" office:value="47.8466706686369" calcext:value-type="float">
            <text:p>47.846670668636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7328.07729662317" calcext:value-type="float">
            <text:p>-7328.07729662317</text:p>
          </table:table-cell>
          <table:table-cell office:value-type="float" office:value="0.05" calcext:value-type="float">
            <text:p>0.05</text:p>
          </table:table-cell>
          <table:table-cell office:value-type="float" office:value="57.7156564190949" calcext:value-type="float">
            <text:p>57.715656419094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8248.0923863225" calcext:value-type="float">
            <text:p>-8248.0923863225</text:p>
          </table:table-cell>
          <table:table-cell office:value-type="float" office:value="0.05" calcext:value-type="float">
            <text:p>0.05</text:p>
          </table:table-cell>
          <table:table-cell office:value-type="float" office:value="65.1926278540178" calcext:value-type="float">
            <text:p>65.192627854017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8805.60099663598" calcext:value-type="float">
            <text:p>-8805.60099663598</text:p>
          </table:table-cell>
          <table:table-cell office:value-type="float" office:value="0.05" calcext:value-type="float">
            <text:p>0.05</text:p>
          </table:table-cell>
          <table:table-cell office:value-type="float" office:value="69.3721323549467" calcext:value-type="float">
            <text:p>69.372132354946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9135.50021585083" calcext:value-type="float">
            <text:p>-9135.50021585083</text:p>
          </table:table-cell>
          <table:table-cell office:value-type="float" office:value="0.05" calcext:value-type="float">
            <text:p>0.05</text:p>
          </table:table-cell>
          <table:table-cell office:value-type="float" office:value="72.0312791898492" calcext:value-type="float">
            <text:p>72.031279189849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9368.98761260212" calcext:value-type="float">
            <text:p>-9368.98761260212</text:p>
          </table:table-cell>
          <table:table-cell office:value-type="float" office:value="0.05" calcext:value-type="float">
            <text:p>0.05</text:p>
          </table:table-cell>
          <table:table-cell office:value-type="float" office:value="73.7436289062624" calcext:value-type="float">
            <text:p>73.743628906262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9561.3446319848" calcext:value-type="float">
            <text:p>-9561.3446319848</text:p>
          </table:table-cell>
          <table:table-cell office:value-type="float" office:value="0.05" calcext:value-type="float">
            <text:p>0.05</text:p>
          </table:table-cell>
          <table:table-cell office:value-type="float" office:value="75.2501549391425" calcext:value-type="float">
            <text:p>75.25015493914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9725.45928431015" calcext:value-type="float">
            <text:p>-9725.45928431015</text:p>
          </table:table-cell>
          <table:table-cell office:value-type="float" office:value="0.05" calcext:value-type="float">
            <text:p>0.05</text:p>
          </table:table-cell>
          <table:table-cell office:value-type="float" office:value="76.5225911285589" calcext:value-type="float">
            <text:p>76.522591128558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9873.74071262548" calcext:value-type="float">
            <text:p>-9873.74071262548</text:p>
          </table:table-cell>
          <table:table-cell office:value-type="float" office:value="0.05" calcext:value-type="float">
            <text:p>0.05</text:p>
          </table:table-cell>
          <table:table-cell office:value-type="float" office:value="77.6660887037786" calcext:value-type="float">
            <text:p>77.666088703778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10007.0692405852" calcext:value-type="float">
            <text:p>-10007.0692405852</text:p>
          </table:table-cell>
          <table:table-cell office:value-type="float" office:value="0.05" calcext:value-type="float">
            <text:p>0.05</text:p>
          </table:table-cell>
          <table:table-cell office:value-type="float" office:value="78.7456094216398" calcext:value-type="float">
            <text:p>78.74560942163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10136.556028916" calcext:value-type="float">
            <text:p>-10136.556028916</text:p>
          </table:table-cell>
          <table:table-cell office:value-type="float" office:value="0.05" calcext:value-type="float">
            <text:p>0.05</text:p>
          </table:table-cell>
          <table:table-cell office:value-type="float" office:value="79.7041660190985" calcext:value-type="float">
            <text:p>79.70416601909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10259.9939675965" calcext:value-type="float">
            <text:p>-10259.9939675965</text:p>
          </table:table-cell>
          <table:table-cell office:value-type="float" office:value="0.05" calcext:value-type="float">
            <text:p>0.05</text:p>
          </table:table-cell>
          <table:table-cell office:value-type="float" office:value="80.6881598711681" calcext:value-type="float">
            <text:p>80.688159871168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10378.8556634761" calcext:value-type="float">
            <text:p>-10378.8556634761</text:p>
          </table:table-cell>
          <table:table-cell office:value-type="float" office:value="0.05" calcext:value-type="float">
            <text:p>0.05</text:p>
          </table:table-cell>
          <table:table-cell office:value-type="float" office:value="81.6109176810975" calcext:value-type="float">
            <text:p>81.61091768109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10494.7901481858" calcext:value-type="float">
            <text:p>-10494.7901481858</text:p>
          </table:table-cell>
          <table:table-cell office:value-type="float" office:value="0.05" calcext:value-type="float">
            <text:p>0.05</text:p>
          </table:table-cell>
          <table:table-cell office:value-type="float" office:value="82.5587304247972" calcext:value-type="float">
            <text:p>82.558730424797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10604.9980285093" calcext:value-type="float">
            <text:p>-10604.9980285093</text:p>
          </table:table-cell>
          <table:table-cell office:value-type="float" office:value="0.05" calcext:value-type="float">
            <text:p>0.05</text:p>
          </table:table-cell>
          <table:table-cell office:value-type="float" office:value="83.4232277917021" calcext:value-type="float">
            <text:p>83.423227791702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10717.4652261873" calcext:value-type="float">
            <text:p>-10717.4652261873</text:p>
          </table:table-cell>
          <table:table-cell office:value-type="float" office:value="0.05" calcext:value-type="float">
            <text:p>0.05</text:p>
          </table:table-cell>
          <table:table-cell office:value-type="float" office:value="84.2654421359288" calcext:value-type="float">
            <text:p>84.265442135928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10827.8135262348" calcext:value-type="float">
            <text:p>-10827.8135262348</text:p>
          </table:table-cell>
          <table:table-cell office:value-type="float" office:value="0.05" calcext:value-type="float">
            <text:p>0.05</text:p>
          </table:table-cell>
          <table:table-cell office:value-type="float" office:value="85.139037174879" calcext:value-type="float">
            <text:p>85.13903717487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10938.1240209721" calcext:value-type="float">
            <text:p>-10938.1240209721</text:p>
          </table:table-cell>
          <table:table-cell office:value-type="float" office:value="0.05" calcext:value-type="float">
            <text:p>0.05</text:p>
          </table:table-cell>
          <table:table-cell office:value-type="float" office:value="86.0149887342166" calcext:value-type="float">
            <text:p>86.014988734216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11050.8432540522" calcext:value-type="float">
            <text:p>-11050.8432540522</text:p>
          </table:table-cell>
          <table:table-cell office:value-type="float" office:value="0.05" calcext:value-type="float">
            <text:p>0.05</text:p>
          </table:table-cell>
          <table:table-cell office:value-type="float" office:value="86.8809252272644" calcext:value-type="float">
            <text:p>86.880925227264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11163.2780471785" calcext:value-type="float">
            <text:p>-11163.2780471785</text:p>
          </table:table-cell>
          <table:table-cell office:value-type="float" office:value="0.05" calcext:value-type="float">
            <text:p>0.05</text:p>
          </table:table-cell>
          <table:table-cell office:value-type="float" office:value="87.7795280920951" calcext:value-type="float">
            <text:p>87.779528092095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11274.470665823" calcext:value-type="float">
            <text:p>-11274.470665823</text:p>
          </table:table-cell>
          <table:table-cell office:value-type="float" office:value="0.05" calcext:value-type="float">
            <text:p>0.05</text:p>
          </table:table-cell>
          <table:table-cell office:value-type="float" office:value="88.6460103038997" calcext:value-type="float">
            <text:p>88.646010303899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11389.105367959" calcext:value-type="float">
            <text:p>-11389.105367959</text:p>
          </table:table-cell>
          <table:table-cell office:value-type="float" office:value="0.05" calcext:value-type="float">
            <text:p>0.05</text:p>
          </table:table-cell>
          <table:table-cell office:value-type="float" office:value="89.547842431586" calcext:value-type="float">
            <text:p>89.54784243158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11503.7004645318" calcext:value-type="float">
            <text:p>-11503.7004645318</text:p>
          </table:table-cell>
          <table:table-cell office:value-type="float" office:value="0.05" calcext:value-type="float">
            <text:p>0.05</text:p>
          </table:table-cell>
          <table:table-cell office:value-type="float" office:value="90.4499252558716" calcext:value-type="float">
            <text:p>90.449925255871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11626.3012856268" calcext:value-type="float">
            <text:p>-11626.3012856268</text:p>
          </table:table-cell>
          <table:table-cell office:value-type="float" office:value="0.05" calcext:value-type="float">
            <text:p>0.05</text:p>
          </table:table-cell>
          <table:table-cell office:value-type="float" office:value="91.4042304847029" calcext:value-type="float">
            <text:p>91.404230484702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11751.2190321682" calcext:value-type="float">
            <text:p>-11751.2190321682</text:p>
          </table:table-cell>
          <table:table-cell office:value-type="float" office:value="0.05" calcext:value-type="float">
            <text:p>0.05</text:p>
          </table:table-cell>
          <table:table-cell office:value-type="float" office:value="92.386058773863" calcext:value-type="float">
            <text:p>92.38605877386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11889.3056284689" calcext:value-type="float">
            <text:p>-11889.3056284689</text:p>
          </table:table-cell>
          <table:table-cell office:value-type="float" office:value="0.05" calcext:value-type="float">
            <text:p>0.05</text:p>
          </table:table-cell>
          <table:table-cell office:value-type="float" office:value="93.4748105735967" calcext:value-type="float">
            <text:p>93.474810573596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12072.3553405029" calcext:value-type="float">
            <text:p>-12072.3553405029</text:p>
          </table:table-cell>
          <table:table-cell office:value-type="float" office:value="0.05" calcext:value-type="float">
            <text:p>0.05</text:p>
          </table:table-cell>
          <table:table-cell office:value-type="float" office:value="95.0044392681465" calcext:value-type="float">
            <text:p>95.004439268146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12351.9832183658" calcext:value-type="float">
            <text:p>-12351.9832183658</text:p>
          </table:table-cell>
          <table:table-cell office:value-type="float" office:value="0.05" calcext:value-type="float">
            <text:p>0.05</text:p>
          </table:table-cell>
          <table:table-cell office:value-type="float" office:value="98.0094902969232" calcext:value-type="float">
            <text:p>98.009490296923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12840.5988516437" calcext:value-type="float">
            <text:p>-12840.5988516437</text:p>
          </table:table-cell>
          <table:table-cell office:value-type="float" office:value="0.05" calcext:value-type="float">
            <text:p>0.05</text:p>
          </table:table-cell>
          <table:table-cell office:value-type="float" office:value="103.843452184768" calcext:value-type="float">
            <text:p>103.84345218476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13602.0500086982" calcext:value-type="float">
            <text:p>-13602.0500086982</text:p>
          </table:table-cell>
          <table:table-cell office:value-type="float" office:value="0.05" calcext:value-type="float">
            <text:p>0.05</text:p>
          </table:table-cell>
          <table:table-cell office:value-type="float" office:value="111.955484333618" calcext:value-type="float">
            <text:p>111.95548433361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14590.8370984401" calcext:value-type="float">
            <text:p>-14590.8370984401</text:p>
          </table:table-cell>
          <table:table-cell office:value-type="float" office:value="0.05" calcext:value-type="float">
            <text:p>0.05</text:p>
          </table:table-cell>
          <table:table-cell office:value-type="float" office:value="123.098299051403" calcext:value-type="float">
            <text:p>123.09829905140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15748.1854651013" calcext:value-type="float">
            <text:p>-15748.1854651013</text:p>
          </table:table-cell>
          <table:table-cell office:value-type="float" office:value="0.05" calcext:value-type="float">
            <text:p>0.05</text:p>
          </table:table-cell>
          <table:table-cell office:value-type="float" office:value="137.569383812877" calcext:value-type="float">
            <text:p>137.56938381287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17051.6675584015" calcext:value-type="float">
            <text:p>-17051.6675584015</text:p>
          </table:table-cell>
          <table:table-cell office:value-type="float" office:value="0.05" calcext:value-type="float">
            <text:p>0.05</text:p>
          </table:table-cell>
          <table:table-cell office:value-type="float" office:value="154.954901326848" calcext:value-type="float">
            <text:p>154.95490132684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18468.2541388964" calcext:value-type="float">
            <text:p>-18468.2541388964</text:p>
          </table:table-cell>
          <table:table-cell office:value-type="float" office:value="0.05" calcext:value-type="float">
            <text:p>0.05</text:p>
          </table:table-cell>
          <table:table-cell office:value-type="float" office:value="175.038486268719" calcext:value-type="float">
            <text:p>175.03848626871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20011.1176568511" calcext:value-type="float">
            <text:p>-20011.1176568511</text:p>
          </table:table-cell>
          <table:table-cell office:value-type="float" office:value="0.05" calcext:value-type="float">
            <text:p>0.05</text:p>
          </table:table-cell>
          <table:table-cell office:value-type="float" office:value="193.916128583276" calcext:value-type="float">
            <text:p>193.91612858327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21667.0154521385" calcext:value-type="float">
            <text:p>-21667.0154521385</text:p>
          </table:table-cell>
          <table:table-cell office:value-type="float" office:value="0.05" calcext:value-type="float">
            <text:p>0.05</text:p>
          </table:table-cell>
          <table:table-cell office:value-type="float" office:value="211.386201749679" calcext:value-type="float">
            <text:p>211.38620174967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23443.7570217178" calcext:value-type="float">
            <text:p>-23443.7570217178</text:p>
          </table:table-cell>
          <table:table-cell office:value-type="float" office:value="0.05" calcext:value-type="float">
            <text:p>0.05</text:p>
          </table:table-cell>
          <table:table-cell office:value-type="float" office:value="228.973176834264" calcext:value-type="float">
            <text:p>228.97317683426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25374.2203837918" calcext:value-type="float">
            <text:p>-25374.2203837918</text:p>
          </table:table-cell>
          <table:table-cell office:value-type="float" office:value="0.05" calcext:value-type="float">
            <text:p>0.05</text:p>
          </table:table-cell>
          <table:table-cell office:value-type="float" office:value="244.874478447309" calcext:value-type="float">
            <text:p>244.87447844730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27434.7232118282" calcext:value-type="float">
            <text:p>-27434.7232118282</text:p>
          </table:table-cell>
          <table:table-cell office:value-type="float" office:value="0.05" calcext:value-type="float">
            <text:p>0.05</text:p>
          </table:table-cell>
          <table:table-cell office:value-type="float" office:value="265.042329398128" calcext:value-type="float">
            <text:p>265.04232939812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29675.202720246" calcext:value-type="float">
            <text:p>-29675.202720246</text:p>
          </table:table-cell>
          <table:table-cell office:value-type="float" office:value="0.05" calcext:value-type="float">
            <text:p>0.05</text:p>
          </table:table-cell>
          <table:table-cell office:value-type="float" office:value="280.534132301285" calcext:value-type="float">
            <text:p>280.5341323012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32087.1563147303" calcext:value-type="float">
            <text:p>-32087.1563147303</text:p>
          </table:table-cell>
          <table:table-cell office:value-type="float" office:value="0.05" calcext:value-type="float">
            <text:p>0.05</text:p>
          </table:table-cell>
          <table:table-cell office:value-type="float" office:value="300.665987897294" calcext:value-type="float">
            <text:p>300.665987897294</text:p>
          </table:table-cell>
        </table:table-row>
      </table:table>
      <table:table table:name="KIT_3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.3310485316214" calcext:value-type="float">
            <text:p>85.3310485316214</text:p>
          </table:table-cell>
          <table:table-cell office:value-type="float" office:value="0.05" calcext:value-type="float">
            <text:p>0.05</text:p>
          </table:table-cell>
          <table:table-cell office:value-type="float" office:value="1.26621761344798" calcext:value-type="float">
            <text:p>1.266217613447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8212.04346068229" calcext:value-type="float">
            <text:p>-8212.04346068229</text:p>
          </table:table-cell>
          <table:table-cell office:value-type="float" office:value="0.05" calcext:value-type="float">
            <text:p>0.05</text:p>
          </table:table-cell>
          <table:table-cell office:value-type="float" office:value="66.0889136293853" calcext:value-type="float">
            <text:p>66.088913629385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0982.6228326291" calcext:value-type="float">
            <text:p>-10982.6228326291</text:p>
          </table:table-cell>
          <table:table-cell office:value-type="float" office:value="0.05" calcext:value-type="float">
            <text:p>0.05</text:p>
          </table:table-cell>
          <table:table-cell office:value-type="float" office:value="85.587224840241" calcext:value-type="float">
            <text:p>85.58722484024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12970.0237018239" calcext:value-type="float">
            <text:p>-12970.0237018239</text:p>
          </table:table-cell>
          <table:table-cell office:value-type="float" office:value="0.05" calcext:value-type="float">
            <text:p>0.05</text:p>
          </table:table-cell>
          <table:table-cell office:value-type="float" office:value="98.3423252514317" calcext:value-type="float">
            <text:p>98.342325251431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14627.9837674582" calcext:value-type="float">
            <text:p>-14627.9837674582</text:p>
          </table:table-cell>
          <table:table-cell office:value-type="float" office:value="0.05" calcext:value-type="float">
            <text:p>0.05</text:p>
          </table:table-cell>
          <table:table-cell office:value-type="float" office:value="110.356290680782" calcext:value-type="float">
            <text:p>110.35629068078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16084.8172857609" calcext:value-type="float">
            <text:p>-16084.8172857609</text:p>
          </table:table-cell>
          <table:table-cell office:value-type="float" office:value="0.05" calcext:value-type="float">
            <text:p>0.05</text:p>
          </table:table-cell>
          <table:table-cell office:value-type="float" office:value="121.588886799116" calcext:value-type="float">
            <text:p>121.58888679911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17421.7038947693" calcext:value-type="float">
            <text:p>-17421.7038947693</text:p>
          </table:table-cell>
          <table:table-cell office:value-type="float" office:value="0.05" calcext:value-type="float">
            <text:p>0.05</text:p>
          </table:table-cell>
          <table:table-cell office:value-type="float" office:value="131.28920869446" calcext:value-type="float">
            <text:p>131.2892086944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18654.0133164125" calcext:value-type="float">
            <text:p>-18654.0133164125</text:p>
          </table:table-cell>
          <table:table-cell office:value-type="float" office:value="0.05" calcext:value-type="float">
            <text:p>0.05</text:p>
          </table:table-cell>
          <table:table-cell office:value-type="float" office:value="140.572511104766" calcext:value-type="float">
            <text:p>140.57251110476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19802.902615772" calcext:value-type="float">
            <text:p>-19802.902615772</text:p>
          </table:table-cell>
          <table:table-cell office:value-type="float" office:value="0.05" calcext:value-type="float">
            <text:p>0.05</text:p>
          </table:table-cell>
          <table:table-cell office:value-type="float" office:value="149.086401345705" calcext:value-type="float">
            <text:p>149.0864013457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20854.3584256129" calcext:value-type="float">
            <text:p>-20854.3584256129</text:p>
          </table:table-cell>
          <table:table-cell office:value-type="float" office:value="0.05" calcext:value-type="float">
            <text:p>0.05</text:p>
          </table:table-cell>
          <table:table-cell office:value-type="float" office:value="156.835087023516" calcext:value-type="float">
            <text:p>156.83508702351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21782.0240339525" calcext:value-type="float">
            <text:p>-21782.0240339525</text:p>
          </table:table-cell>
          <table:table-cell office:value-type="float" office:value="0.05" calcext:value-type="float">
            <text:p>0.05</text:p>
          </table:table-cell>
          <table:table-cell office:value-type="float" office:value="163.781405845022" calcext:value-type="float">
            <text:p>163.78140584502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22543.6887175927" calcext:value-type="float">
            <text:p>-22543.6887175927</text:p>
          </table:table-cell>
          <table:table-cell office:value-type="float" office:value="0.05" calcext:value-type="float">
            <text:p>0.05</text:p>
          </table:table-cell>
          <table:table-cell office:value-type="float" office:value="169.39412129335" calcext:value-type="float">
            <text:p>169.394121293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23133.2669766308" calcext:value-type="float">
            <text:p>-23133.2669766308</text:p>
          </table:table-cell>
          <table:table-cell office:value-type="float" office:value="0.05" calcext:value-type="float">
            <text:p>0.05</text:p>
          </table:table-cell>
          <table:table-cell office:value-type="float" office:value="173.937063389211" calcext:value-type="float">
            <text:p>173.93706338921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23587.5837548273" calcext:value-type="float">
            <text:p>-23587.5837548273</text:p>
          </table:table-cell>
          <table:table-cell office:value-type="float" office:value="0.05" calcext:value-type="float">
            <text:p>0.05</text:p>
          </table:table-cell>
          <table:table-cell office:value-type="float" office:value="177.078325746817" calcext:value-type="float">
            <text:p>177.07832574681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23954.7405254985" calcext:value-type="float">
            <text:p>-23954.7405254985</text:p>
          </table:table-cell>
          <table:table-cell office:value-type="float" office:value="0.05" calcext:value-type="float">
            <text:p>0.05</text:p>
          </table:table-cell>
          <table:table-cell office:value-type="float" office:value="179.967634805408" calcext:value-type="float">
            <text:p>179.96763480540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24254.3897823824" calcext:value-type="float">
            <text:p>-24254.3897823824</text:p>
          </table:table-cell>
          <table:table-cell office:value-type="float" office:value="0.05" calcext:value-type="float">
            <text:p>0.05</text:p>
          </table:table-cell>
          <table:table-cell office:value-type="float" office:value="182.218316285367" calcext:value-type="float">
            <text:p>182.21831628536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24519.1891685414" calcext:value-type="float">
            <text:p>-24519.1891685414</text:p>
          </table:table-cell>
          <table:table-cell office:value-type="float" office:value="0.05" calcext:value-type="float">
            <text:p>0.05</text:p>
          </table:table-cell>
          <table:table-cell office:value-type="float" office:value="184.045847250608" calcext:value-type="float">
            <text:p>184.04584725060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24758.4590984397" calcext:value-type="float">
            <text:p>-24758.4590984397</text:p>
          </table:table-cell>
          <table:table-cell office:value-type="float" office:value="0.05" calcext:value-type="float">
            <text:p>0.05</text:p>
          </table:table-cell>
          <table:table-cell office:value-type="float" office:value="185.799944898045" calcext:value-type="float">
            <text:p>185.7999448980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24972.9871884624" calcext:value-type="float">
            <text:p>-24972.9871884624</text:p>
          </table:table-cell>
          <table:table-cell office:value-type="float" office:value="0.05" calcext:value-type="float">
            <text:p>0.05</text:p>
          </table:table-cell>
          <table:table-cell office:value-type="float" office:value="187.399835190375" calcext:value-type="float">
            <text:p>187.3998351903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25174.4687663745" calcext:value-type="float">
            <text:p>-25174.4687663745</text:p>
          </table:table-cell>
          <table:table-cell office:value-type="float" office:value="0.05" calcext:value-type="float">
            <text:p>0.05</text:p>
          </table:table-cell>
          <table:table-cell office:value-type="float" office:value="188.938186105785" calcext:value-type="float">
            <text:p>188.9381861057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25366.4627552287" calcext:value-type="float">
            <text:p>-25366.4627552287</text:p>
          </table:table-cell>
          <table:table-cell office:value-type="float" office:value="0.05" calcext:value-type="float">
            <text:p>0.05</text:p>
          </table:table-cell>
          <table:table-cell office:value-type="float" office:value="190.302515459743" calcext:value-type="float">
            <text:p>190.30251545974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25555.2855971498" calcext:value-type="float">
            <text:p>-25555.2855971498</text:p>
          </table:table-cell>
          <table:table-cell office:value-type="float" office:value="0.05" calcext:value-type="float">
            <text:p>0.05</text:p>
          </table:table-cell>
          <table:table-cell office:value-type="float" office:value="191.735918616554" calcext:value-type="float">
            <text:p>191.73591861655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25724.8126993629" calcext:value-type="float">
            <text:p>-25724.8126993629</text:p>
          </table:table-cell>
          <table:table-cell office:value-type="float" office:value="0.05" calcext:value-type="float">
            <text:p>0.05</text:p>
          </table:table-cell>
          <table:table-cell office:value-type="float" office:value="192.987200209027" calcext:value-type="float">
            <text:p>192.98720020902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25895.8254149762" calcext:value-type="float">
            <text:p>-25895.8254149762</text:p>
          </table:table-cell>
          <table:table-cell office:value-type="float" office:value="0.05" calcext:value-type="float">
            <text:p>0.05</text:p>
          </table:table-cell>
          <table:table-cell office:value-type="float" office:value="194.27095925782" calcext:value-type="float">
            <text:p>194.2709592578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26063.611833275" calcext:value-type="float">
            <text:p>-26063.611833275</text:p>
          </table:table-cell>
          <table:table-cell office:value-type="float" office:value="0.05" calcext:value-type="float">
            <text:p>0.05</text:p>
          </table:table-cell>
          <table:table-cell office:value-type="float" office:value="195.530946874567" calcext:value-type="float">
            <text:p>195.53094687456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26227.7152401629" calcext:value-type="float">
            <text:p>-26227.7152401629</text:p>
          </table:table-cell>
          <table:table-cell office:value-type="float" office:value="0.05" calcext:value-type="float">
            <text:p>0.05</text:p>
          </table:table-cell>
          <table:table-cell office:value-type="float" office:value="196.781832737561" calcext:value-type="float">
            <text:p>196.78183273756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26390.4105888745" calcext:value-type="float">
            <text:p>-26390.4105888745</text:p>
          </table:table-cell>
          <table:table-cell office:value-type="float" office:value="0.05" calcext:value-type="float">
            <text:p>0.05</text:p>
          </table:table-cell>
          <table:table-cell office:value-type="float" office:value="197.987006235051" calcext:value-type="float">
            <text:p>197.98700623505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26546.9463293585" calcext:value-type="float">
            <text:p>-26546.9463293585</text:p>
          </table:table-cell>
          <table:table-cell office:value-type="float" office:value="0.05" calcext:value-type="float">
            <text:p>0.05</text:p>
          </table:table-cell>
          <table:table-cell office:value-type="float" office:value="199.160680615323" calcext:value-type="float">
            <text:p>199.16068061532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26708.27498268" calcext:value-type="float">
            <text:p>-26708.27498268</text:p>
          </table:table-cell>
          <table:table-cell office:value-type="float" office:value="0.05" calcext:value-type="float">
            <text:p>0.05</text:p>
          </table:table-cell>
          <table:table-cell office:value-type="float" office:value="200.366235709994" calcext:value-type="float">
            <text:p>200.36623570999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26872.8006346758" calcext:value-type="float">
            <text:p>-26872.8006346758</text:p>
          </table:table-cell>
          <table:table-cell office:value-type="float" office:value="0.05" calcext:value-type="float">
            <text:p>0.05</text:p>
          </table:table-cell>
          <table:table-cell office:value-type="float" office:value="201.60298949903" calcext:value-type="float">
            <text:p>201.6029894990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27047.5825341709" calcext:value-type="float">
            <text:p>-27047.5825341709</text:p>
          </table:table-cell>
          <table:table-cell office:value-type="float" office:value="0.05" calcext:value-type="float">
            <text:p>0.05</text:p>
          </table:table-cell>
          <table:table-cell office:value-type="float" office:value="202.936313812299" calcext:value-type="float">
            <text:p>202.9363138122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27231.1660898548" calcext:value-type="float">
            <text:p>-27231.1660898548</text:p>
          </table:table-cell>
          <table:table-cell office:value-type="float" office:value="0.05" calcext:value-type="float">
            <text:p>0.05</text:p>
          </table:table-cell>
          <table:table-cell office:value-type="float" office:value="204.485000597219" calcext:value-type="float">
            <text:p>204.48500059721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27420.3611968507" calcext:value-type="float">
            <text:p>-27420.3611968507</text:p>
          </table:table-cell>
          <table:table-cell office:value-type="float" office:value="0.05" calcext:value-type="float">
            <text:p>0.05</text:p>
          </table:table-cell>
          <table:table-cell office:value-type="float" office:value="206.375567907625" calcext:value-type="float">
            <text:p>206.3755679076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27625.4758061405" calcext:value-type="float">
            <text:p>-27625.4758061405</text:p>
          </table:table-cell>
          <table:table-cell office:value-type="float" office:value="0.05" calcext:value-type="float">
            <text:p>0.05</text:p>
          </table:table-cell>
          <table:table-cell office:value-type="float" office:value="208.07523541138" calcext:value-type="float">
            <text:p>208.0752354113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27845.7136840921" calcext:value-type="float">
            <text:p>-27845.7136840921</text:p>
          </table:table-cell>
          <table:table-cell office:value-type="float" office:value="0.05" calcext:value-type="float">
            <text:p>0.05</text:p>
          </table:table-cell>
          <table:table-cell office:value-type="float" office:value="211.089369019779" calcext:value-type="float">
            <text:p>211.08936901977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28081.8693408882" calcext:value-type="float">
            <text:p>-28081.8693408882</text:p>
          </table:table-cell>
          <table:table-cell office:value-type="float" office:value="0.05" calcext:value-type="float">
            <text:p>0.05</text:p>
          </table:table-cell>
          <table:table-cell office:value-type="float" office:value="213.113678594371" calcext:value-type="float">
            <text:p>213.11367859437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28343.7492037295" calcext:value-type="float">
            <text:p>-28343.7492037295</text:p>
          </table:table-cell>
          <table:table-cell office:value-type="float" office:value="0.05" calcext:value-type="float">
            <text:p>0.05</text:p>
          </table:table-cell>
          <table:table-cell office:value-type="float" office:value="216.180842106166" calcext:value-type="float">
            <text:p>216.18084210616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28626.5396783855" calcext:value-type="float">
            <text:p>-28626.5396783855</text:p>
          </table:table-cell>
          <table:table-cell office:value-type="float" office:value="0.05" calcext:value-type="float">
            <text:p>0.05</text:p>
          </table:table-cell>
          <table:table-cell office:value-type="float" office:value="219.664744706858" calcext:value-type="float">
            <text:p>219.66474470685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28926.0493358663" calcext:value-type="float">
            <text:p>-28926.0493358663</text:p>
          </table:table-cell>
          <table:table-cell office:value-type="float" office:value="0.05" calcext:value-type="float">
            <text:p>0.05</text:p>
          </table:table-cell>
          <table:table-cell office:value-type="float" office:value="223.596379012364" calcext:value-type="float">
            <text:p>223.59637901236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29253.2031220464" calcext:value-type="float">
            <text:p>-29253.2031220464</text:p>
          </table:table-cell>
          <table:table-cell office:value-type="float" office:value="0.05" calcext:value-type="float">
            <text:p>0.05</text:p>
          </table:table-cell>
          <table:table-cell office:value-type="float" office:value="227.479088257675" calcext:value-type="float">
            <text:p>227.4790882576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29605.4641193793" calcext:value-type="float">
            <text:p>-29605.4641193793</text:p>
          </table:table-cell>
          <table:table-cell office:value-type="float" office:value="0.05" calcext:value-type="float">
            <text:p>0.05</text:p>
          </table:table-cell>
          <table:table-cell office:value-type="float" office:value="231.640780206018" calcext:value-type="float">
            <text:p>231.64078020601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29977.6309575148" calcext:value-type="float">
            <text:p>-29977.6309575148</text:p>
          </table:table-cell>
          <table:table-cell office:value-type="float" office:value="0.05" calcext:value-type="float">
            <text:p>0.05</text:p>
          </table:table-cell>
          <table:table-cell office:value-type="float" office:value="235.976207283839" calcext:value-type="float">
            <text:p>235.97620728383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30373.6193135357" calcext:value-type="float">
            <text:p>-30373.6193135357</text:p>
          </table:table-cell>
          <table:table-cell office:value-type="float" office:value="0.05" calcext:value-type="float">
            <text:p>0.05</text:p>
          </table:table-cell>
          <table:table-cell office:value-type="float" office:value="241.986179247772" calcext:value-type="float">
            <text:p>241.986179247772</text:p>
          </table:table-cell>
        </table:table-row>
      </table:table>
      <table:table table:name="KIT_4_s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1999155942102" calcext:value-type="float">
            <text:p>11.1999155942102</text:p>
          </table:table-cell>
          <table:table-cell office:value-type="float" office:value="0.05" calcext:value-type="float">
            <text:p>0.05</text:p>
          </table:table-cell>
          <table:table-cell office:value-type="float" office:value="1.29295340739445" calcext:value-type="float">
            <text:p>1.292953407394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12917.9270570755" calcext:value-type="float">
            <text:p>-12917.9270570755</text:p>
          </table:table-cell>
          <table:table-cell office:value-type="float" office:value="0.05" calcext:value-type="float">
            <text:p>0.05</text:p>
          </table:table-cell>
          <table:table-cell office:value-type="float" office:value="108.507122150817" calcext:value-type="float">
            <text:p>108.50712215081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8781.7198026727" calcext:value-type="float">
            <text:p>-18781.7198026727</text:p>
          </table:table-cell>
          <table:table-cell office:value-type="float" office:value="0.05" calcext:value-type="float">
            <text:p>0.05</text:p>
          </table:table-cell>
          <table:table-cell office:value-type="float" office:value="139.709327514774" calcext:value-type="float">
            <text:p>139.70932751477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23394.0351710523" calcext:value-type="float">
            <text:p>-23394.0351710523</text:p>
          </table:table-cell>
          <table:table-cell office:value-type="float" office:value="0.05" calcext:value-type="float">
            <text:p>0.05</text:p>
          </table:table-cell>
          <table:table-cell office:value-type="float" office:value="173.870806147176" calcext:value-type="float">
            <text:p>173.87080614717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27286.8604779518" calcext:value-type="float">
            <text:p>-27286.8604779518</text:p>
          </table:table-cell>
          <table:table-cell office:value-type="float" office:value="0.05" calcext:value-type="float">
            <text:p>0.05</text:p>
          </table:table-cell>
          <table:table-cell office:value-type="float" office:value="202.894728266277" calcext:value-type="float">
            <text:p>202.89472826627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30683.4252374357" calcext:value-type="float">
            <text:p>-30683.4252374357</text:p>
          </table:table-cell>
          <table:table-cell office:value-type="float" office:value="0.05" calcext:value-type="float">
            <text:p>0.05</text:p>
          </table:table-cell>
          <table:table-cell office:value-type="float" office:value="228.333430540267" calcext:value-type="float">
            <text:p>228.33343054026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33747.9895499284" calcext:value-type="float">
            <text:p>-33747.9895499284</text:p>
          </table:table-cell>
          <table:table-cell office:value-type="float" office:value="0.05" calcext:value-type="float">
            <text:p>0.05</text:p>
          </table:table-cell>
          <table:table-cell office:value-type="float" office:value="251.574377237328" calcext:value-type="float">
            <text:p>251.57437723732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36551.2603307851" calcext:value-type="float">
            <text:p>-36551.2603307851</text:p>
          </table:table-cell>
          <table:table-cell office:value-type="float" office:value="0.05" calcext:value-type="float">
            <text:p>0.05</text:p>
          </table:table-cell>
          <table:table-cell office:value-type="float" office:value="272.762919965603" calcext:value-type="float">
            <text:p>272.76291996560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39171.7951242377" calcext:value-type="float">
            <text:p>-39171.7951242377</text:p>
          </table:table-cell>
          <table:table-cell office:value-type="float" office:value="0.05" calcext:value-type="float">
            <text:p>0.05</text:p>
          </table:table-cell>
          <table:table-cell office:value-type="float" office:value="292.611884054368" calcext:value-type="float">
            <text:p>292.61188405436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41620.1013008172" calcext:value-type="float">
            <text:p>-41620.1013008172</text:p>
          </table:table-cell>
          <table:table-cell office:value-type="float" office:value="0.05" calcext:value-type="float">
            <text:p>0.05</text:p>
          </table:table-cell>
          <table:table-cell office:value-type="float" office:value="311.478495201882" calcext:value-type="float">
            <text:p>311.47849520188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43959.2897158168" calcext:value-type="float">
            <text:p>-43959.2897158168</text:p>
          </table:table-cell>
          <table:table-cell office:value-type="float" office:value="0.05" calcext:value-type="float">
            <text:p>0.05</text:p>
          </table:table-cell>
          <table:table-cell office:value-type="float" office:value="329.691453625646" calcext:value-type="float">
            <text:p>329.69145362564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46197.4587328653" calcext:value-type="float">
            <text:p>-46197.4587328653</text:p>
          </table:table-cell>
          <table:table-cell office:value-type="float" office:value="0.05" calcext:value-type="float">
            <text:p>0.05</text:p>
          </table:table-cell>
          <table:table-cell office:value-type="float" office:value="347.221513861094" calcext:value-type="float">
            <text:p>347.22151386109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48358.3498838168" calcext:value-type="float">
            <text:p>-48358.3498838168</text:p>
          </table:table-cell>
          <table:table-cell office:value-type="float" office:value="0.05" calcext:value-type="float">
            <text:p>0.05</text:p>
          </table:table-cell>
          <table:table-cell office:value-type="float" office:value="364.002306113424" calcext:value-type="float">
            <text:p>364.00230611342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50450.6287594572" calcext:value-type="float">
            <text:p>-50450.6287594572</text:p>
          </table:table-cell>
          <table:table-cell office:value-type="float" office:value="0.05" calcext:value-type="float">
            <text:p>0.05</text:p>
          </table:table-cell>
          <table:table-cell office:value-type="float" office:value="381.068584238684" calcext:value-type="float">
            <text:p>381.06858423868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52494.727497052" calcext:value-type="float">
            <text:p>-52494.727497052</text:p>
          </table:table-cell>
          <table:table-cell office:value-type="float" office:value="0.05" calcext:value-type="float">
            <text:p>0.05</text:p>
          </table:table-cell>
          <table:table-cell office:value-type="float" office:value="397.190581187655" calcext:value-type="float">
            <text:p>397.1905811876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54496.3713321542" calcext:value-type="float">
            <text:p>-54496.3713321542</text:p>
          </table:table-cell>
          <table:table-cell office:value-type="float" office:value="0.05" calcext:value-type="float">
            <text:p>0.05</text:p>
          </table:table-cell>
          <table:table-cell office:value-type="float" office:value="412.75853676371" calcext:value-type="float">
            <text:p>412.7585367637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56457.4908873166" calcext:value-type="float">
            <text:p>-56457.4908873166</text:p>
          </table:table-cell>
          <table:table-cell office:value-type="float" office:value="0.05" calcext:value-type="float">
            <text:p>0.05</text:p>
          </table:table-cell>
          <table:table-cell office:value-type="float" office:value="428.27649273839" calcext:value-type="float">
            <text:p>428.2764927383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58390.1158204108" calcext:value-type="float">
            <text:p>-58390.1158204108</text:p>
          </table:table-cell>
          <table:table-cell office:value-type="float" office:value="0.05" calcext:value-type="float">
            <text:p>0.05</text:p>
          </table:table-cell>
          <table:table-cell office:value-type="float" office:value="444.351069797993" calcext:value-type="float">
            <text:p>444.35106979799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60313.4037161142" calcext:value-type="float">
            <text:p>-60313.4037161142</text:p>
          </table:table-cell>
          <table:table-cell office:value-type="float" office:value="0.05" calcext:value-type="float">
            <text:p>0.05</text:p>
          </table:table-cell>
          <table:table-cell office:value-type="float" office:value="461.239807845699" calcext:value-type="float">
            <text:p>461.2398078456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62226.1261517583" calcext:value-type="float">
            <text:p>-62226.1261517583</text:p>
          </table:table-cell>
          <table:table-cell office:value-type="float" office:value="0.05" calcext:value-type="float">
            <text:p>0.05</text:p>
          </table:table-cell>
          <table:table-cell office:value-type="float" office:value="473.870276148336" calcext:value-type="float">
            <text:p>473.87027614833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64113.4258762634" calcext:value-type="float">
            <text:p>-64113.4258762634</text:p>
          </table:table-cell>
          <table:table-cell office:value-type="float" office:value="0.05" calcext:value-type="float">
            <text:p>0.05</text:p>
          </table:table-cell>
          <table:table-cell office:value-type="float" office:value="493.136972232362" calcext:value-type="float">
            <text:p>493.13697223236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66021.2602489661" calcext:value-type="float">
            <text:p>-66021.2602489661</text:p>
          </table:table-cell>
          <table:table-cell office:value-type="float" office:value="0.05" calcext:value-type="float">
            <text:p>0.05</text:p>
          </table:table-cell>
          <table:table-cell office:value-type="float" office:value="509.11025933754" calcext:value-type="float">
            <text:p>509.1102593375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67945.260595647" calcext:value-type="float">
            <text:p>-67945.260595647</text:p>
          </table:table-cell>
          <table:table-cell office:value-type="float" office:value="0.05" calcext:value-type="float">
            <text:p>0.05</text:p>
          </table:table-cell>
          <table:table-cell office:value-type="float" office:value="527.310312715817" calcext:value-type="float">
            <text:p>527.31031271581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69877.3729740811" calcext:value-type="float">
            <text:p>-69877.3729740811</text:p>
          </table:table-cell>
          <table:table-cell office:value-type="float" office:value="0.05" calcext:value-type="float">
            <text:p>0.05</text:p>
          </table:table-cell>
          <table:table-cell office:value-type="float" office:value="542.245871754049" calcext:value-type="float">
            <text:p>542.24587175404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71863.693133363" calcext:value-type="float">
            <text:p>-71863.693133363</text:p>
          </table:table-cell>
          <table:table-cell office:value-type="float" office:value="0.05" calcext:value-type="float">
            <text:p>0.05</text:p>
          </table:table-cell>
          <table:table-cell office:value-type="float" office:value="559.115731804748" calcext:value-type="float">
            <text:p>559.11573180474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73886.2970370306" calcext:value-type="float">
            <text:p>-73886.2970370306</text:p>
          </table:table-cell>
          <table:table-cell office:value-type="float" office:value="0.05" calcext:value-type="float">
            <text:p>0.05</text:p>
          </table:table-cell>
          <table:table-cell office:value-type="float" office:value="571.66451928937" calcext:value-type="float">
            <text:p>571.6645192893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76011.5229262196" calcext:value-type="float">
            <text:p>-76011.5229262196</text:p>
          </table:table-cell>
          <table:table-cell office:value-type="float" office:value="0.05" calcext:value-type="float">
            <text:p>0.05</text:p>
          </table:table-cell>
          <table:table-cell office:value-type="float" office:value="586.324588157639" calcext:value-type="float">
            <text:p>586.32458815763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78295.4579488648" calcext:value-type="float">
            <text:p>-78295.4579488648</text:p>
          </table:table-cell>
          <table:table-cell office:value-type="float" office:value="0.05" calcext:value-type="float">
            <text:p>0.05</text:p>
          </table:table-cell>
          <table:table-cell office:value-type="float" office:value="611.160692754285" calcext:value-type="float">
            <text:p>611.1606927542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80831.2537888853" calcext:value-type="float">
            <text:p>-80831.2537888853</text:p>
          </table:table-cell>
          <table:table-cell office:value-type="float" office:value="0.05" calcext:value-type="float">
            <text:p>0.05</text:p>
          </table:table-cell>
          <table:table-cell office:value-type="float" office:value="627.497717682891" calcext:value-type="float">
            <text:p>627.49771768289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83587.895763801" calcext:value-type="float">
            <text:p>-83587.895763801</text:p>
          </table:table-cell>
          <table:table-cell office:value-type="float" office:value="0.05" calcext:value-type="float">
            <text:p>0.05</text:p>
          </table:table-cell>
          <table:table-cell office:value-type="float" office:value="648.046681386699" calcext:value-type="float">
            <text:p>648.0466813866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85426.0842092948" calcext:value-type="float">
            <text:p>-85426.0842092948</text:p>
          </table:table-cell>
          <table:table-cell office:value-type="float" office:value="0.05" calcext:value-type="float">
            <text:p>0.05</text:p>
          </table:table-cell>
          <table:table-cell office:value-type="float" office:value="634.893747234152" calcext:value-type="float">
            <text:p>634.89374723415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85426.0842092948" calcext:value-type="float">
            <text:p>-85426.0842092948</text:p>
          </table:table-cell>
          <table:table-cell office:value-type="float" office:value="0.05" calcext:value-type="float">
            <text:p>0.05</text:p>
          </table:table-cell>
          <table:table-cell office:value-type="float" office:value="634.893731506786" calcext:value-type="float">
            <text:p>634.89373150678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85426.1183796055" calcext:value-type="float">
            <text:p>-85426.1183796055</text:p>
          </table:table-cell>
          <table:table-cell office:value-type="float" office:value="0.05" calcext:value-type="float">
            <text:p>0.05</text:p>
          </table:table-cell>
          <table:table-cell office:value-type="float" office:value="634.893988608836" calcext:value-type="float">
            <text:p>634.89398860883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85426.1183796055" calcext:value-type="float">
            <text:p>-85426.1183796055</text:p>
          </table:table-cell>
          <table:table-cell office:value-type="float" office:value="0.05" calcext:value-type="float">
            <text:p>0.05</text:p>
          </table:table-cell>
          <table:table-cell office:value-type="float" office:value="634.893988608836" calcext:value-type="float">
            <text:p>634.89398860883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85426.1012944501" calcext:value-type="float">
            <text:p>-85426.1012944501</text:p>
          </table:table-cell>
          <table:table-cell office:value-type="float" office:value="0.05" calcext:value-type="float">
            <text:p>0.05</text:p>
          </table:table-cell>
          <table:table-cell office:value-type="float" office:value="634.893858485075" calcext:value-type="float">
            <text:p>634.8938584850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85426.1354647608" calcext:value-type="float">
            <text:p>-85426.1354647608</text:p>
          </table:table-cell>
          <table:table-cell office:value-type="float" office:value="0.05" calcext:value-type="float">
            <text:p>0.05</text:p>
          </table:table-cell>
          <table:table-cell office:value-type="float" office:value="634.894112441653" calcext:value-type="float">
            <text:p>634.89411244165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28098.147370533" calcext:value-type="float">
            <text:p>-28098.147370533</text:p>
          </table:table-cell>
          <table:table-cell office:value-type="float" office:value="0.05" calcext:value-type="float">
            <text:p>0.05</text:p>
          </table:table-cell>
          <table:table-cell office:value-type="float" office:value="212.317063756628" calcext:value-type="float">
            <text:p>212.31706375662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28378.4874333368" calcext:value-type="float">
            <text:p>-28378.4874333368</text:p>
          </table:table-cell>
          <table:table-cell office:value-type="float" office:value="0.05" calcext:value-type="float">
            <text:p>0.05</text:p>
          </table:table-cell>
          <table:table-cell office:value-type="float" office:value="215.740334028899" calcext:value-type="float">
            <text:p>215.7403340288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28675.4018053313" calcext:value-type="float">
            <text:p>-28675.4018053313</text:p>
          </table:table-cell>
          <table:table-cell office:value-type="float" office:value="0.05" calcext:value-type="float">
            <text:p>0.05</text:p>
          </table:table-cell>
          <table:table-cell office:value-type="float" office:value="219.603714933962" calcext:value-type="float">
            <text:p>219.60371493396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28999.7207664836" calcext:value-type="float">
            <text:p>-28999.7207664836</text:p>
          </table:table-cell>
          <table:table-cell office:value-type="float" office:value="0.05" calcext:value-type="float">
            <text:p>0.05</text:p>
          </table:table-cell>
          <table:table-cell office:value-type="float" office:value="223.418716415153" calcext:value-type="float">
            <text:p>223.41871641515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29348.9293819284" calcext:value-type="float">
            <text:p>-29348.9293819284</text:p>
          </table:table-cell>
          <table:table-cell office:value-type="float" office:value="0.05" calcext:value-type="float">
            <text:p>0.05</text:p>
          </table:table-cell>
          <table:table-cell office:value-type="float" office:value="227.507810513573" calcext:value-type="float">
            <text:p>227.50781051357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29717.8713517854" calcext:value-type="float">
            <text:p>-29717.8713517854</text:p>
          </table:table-cell>
          <table:table-cell office:value-type="float" office:value="0.05" calcext:value-type="float">
            <text:p>0.05</text:p>
          </table:table-cell>
          <table:table-cell office:value-type="float" office:value="231.767550902562" calcext:value-type="float">
            <text:p>231.76755090256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30110.428423347" calcext:value-type="float">
            <text:p>-30110.428423347</text:p>
          </table:table-cell>
          <table:table-cell office:value-type="float" office:value="0.05" calcext:value-type="float">
            <text:p>0.05</text:p>
          </table:table-cell>
          <table:table-cell office:value-type="float" office:value="237.673670773778" calcext:value-type="float">
            <text:p>237.673670773778</text:p>
          </table:table-cell>
        </table:table-row>
      </table:table>
      <table:named-expressions/>
      <table:database-ranges>
        <table:database-range table:name="__Anonymous_Sheet_DB__0" table:target-range-address="'Sweep Template'.G5:'Sweep Template'.J215" table:contains-header="false" table:orientation="column"/>
        <table:database-range table:name="__Anonymous_Sheet_DB__1" table:target-range-address="KIT_1_s.A1:KIT_1_s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2" table:target-range-address="KIT_2_s.A1:KIT_2_s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3" table:target-range-address="KIT_3.A1:KIT_3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4" table:target-range-address="KIT_4_s.A1:KIT_4_s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0">00/00/0000</text:date>, <text:time style:data-style-name="N2" text:time-value="14:06:34.4659104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6:43:28.794515965</meta:creation-date>
    <dc:date>2018-02-20T14:15:13.934190133</dc:date>
    <meta:editing-duration>PT1H25M52S</meta:editing-duration>
    <meta:editing-cycles>14</meta:editing-cycles>
    <meta:generator>LibreOffice/5.3.6.1$Linux_X86_64 LibreOffice_project/30$Build-1</meta:generator>
    <meta:document-statistic meta:table-count="5" meta:cell-count="2036" meta:object-count="0"/>
  </office:meta>
</office:document-meta>
</file>